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95cm" svg:height="8.99cm" svg:x="12.977cm" svg:y="162.191cm">
            <draw:object draw:notify-on-update-of-ranges="Лист1.B1:Лист1.B1 Лист1.B2:Лист1.B607 Лист1.C1:Лист1.C1 Лист1.C2:Лист1.C60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office:value-type="float" office:value="13.1854742" calcext:value-type="float">
            <text:p>13,1854742</text:p>
          </table:table-cell>
          <table:table-cell office:value-type="float" office:value="7.2034593" calcext:value-type="float">
            <text:p>7,2034593</text:p>
          </table:table-cell>
        </table:table-row>
        <table:table-row table:style-name="ro1">
          <table:table-cell/>
          <table:table-cell office:value-type="float" office:value="8.965608" calcext:value-type="float">
            <text:p>8,965608</text:p>
          </table:table-cell>
          <table:table-cell office:value-type="float" office:value="19.2733025" calcext:value-type="float">
            <text:p>19,2733025</text:p>
          </table:table-cell>
        </table:table-row>
        <table:table-row table:style-name="ro1">
          <table:table-cell/>
          <table:table-cell office:value-type="float" office:value="13.3276183" calcext:value-type="float">
            <text:p>13,3276183</text:p>
          </table:table-cell>
          <table:table-cell office:value-type="float" office:value="23.075241" calcext:value-type="float">
            <text:p>23,075241</text:p>
          </table:table-cell>
        </table:table-row>
        <table:table-row table:style-name="ro1">
          <table:table-cell/>
          <table:table-cell office:value-type="float" office:value="11.8892294" calcext:value-type="float">
            <text:p>11,8892294</text:p>
          </table:table-cell>
          <table:table-cell office:value-type="float" office:value="8.3860497" calcext:value-type="float">
            <text:p>8,3860497</text:p>
          </table:table-cell>
        </table:table-row>
        <table:table-row table:style-name="ro1">
          <table:table-cell/>
          <table:table-cell office:value-type="float" office:value="8.0110083" calcext:value-type="float">
            <text:p>8,0110083</text:p>
          </table:table-cell>
          <table:table-cell office:value-type="float" office:value="19.0496736" calcext:value-type="float">
            <text:p>19,0496736</text:p>
          </table:table-cell>
        </table:table-row>
        <table:table-row table:style-name="ro1">
          <table:table-cell/>
          <table:table-cell office:value-type="float" office:value="12.1302947" calcext:value-type="float">
            <text:p>12,1302947</text:p>
          </table:table-cell>
          <table:table-cell office:value-type="float" office:value="23.4222296" calcext:value-type="float">
            <text:p>23,4222296</text:p>
          </table:table-cell>
        </table:table-row>
        <table:table-row table:style-name="ro1">
          <table:table-cell/>
          <table:table-cell office:value-type="float" office:value="13.7083554" calcext:value-type="float">
            <text:p>13,7083554</text:p>
          </table:table-cell>
          <table:table-cell office:value-type="float" office:value="7.447175" calcext:value-type="float">
            <text:p>7,447175</text:p>
          </table:table-cell>
        </table:table-row>
        <table:table-row table:style-name="ro1">
          <table:table-cell/>
          <table:table-cell office:value-type="float" office:value="8.510616" calcext:value-type="float">
            <text:p>8,510616</text:p>
          </table:table-cell>
          <table:table-cell office:value-type="float" office:value="18.3610407" calcext:value-type="float">
            <text:p>18,3610407</text:p>
          </table:table-cell>
        </table:table-row>
        <table:table-row table:style-name="ro1">
          <table:table-cell/>
          <table:table-cell office:value-type="float" office:value="11.6859572" calcext:value-type="float">
            <text:p>11,6859572</text:p>
          </table:table-cell>
          <table:table-cell office:value-type="float" office:value="6.1592472" calcext:value-type="float">
            <text:p>6,1592472</text:p>
          </table:table-cell>
        </table:table-row>
        <table:table-row table:style-name="ro1">
          <table:table-cell/>
          <table:table-cell office:value-type="float" office:value="9.2126821" calcext:value-type="float">
            <text:p>9,2126821</text:p>
          </table:table-cell>
          <table:table-cell office:value-type="float" office:value="17.9701849" calcext:value-type="float">
            <text:p>17,9701849</text:p>
          </table:table-cell>
        </table:table-row>
        <table:table-row table:style-name="ro1">
          <table:table-cell/>
          <table:table-cell office:value-type="float" office:value="12.2629002" calcext:value-type="float">
            <text:p>12,2629002</text:p>
          </table:table-cell>
          <table:table-cell office:value-type="float" office:value="8.0928787" calcext:value-type="float">
            <text:p>8,0928787</text:p>
          </table:table-cell>
        </table:table-row>
        <table:table-row table:style-name="ro1">
          <table:table-cell/>
          <table:table-cell office:value-type="float" office:value="12.2170442" calcext:value-type="float">
            <text:p>12,2170442</text:p>
          </table:table-cell>
          <table:table-cell office:value-type="float" office:value="7.2915548" calcext:value-type="float">
            <text:p>7,2915548</text:p>
          </table:table-cell>
        </table:table-row>
        <table:table-row table:style-name="ro1">
          <table:table-cell/>
          <table:table-cell office:value-type="float" office:value="12.6507883" calcext:value-type="float">
            <text:p>12,6507883</text:p>
          </table:table-cell>
          <table:table-cell office:value-type="float" office:value="24.5210806" calcext:value-type="float">
            <text:p>24,5210806</text:p>
          </table:table-cell>
        </table:table-row>
        <table:table-row table:style-name="ro1">
          <table:table-cell/>
          <table:table-cell office:value-type="float" office:value="7.9999086" calcext:value-type="float">
            <text:p>7,9999086</text:p>
          </table:table-cell>
          <table:table-cell office:value-type="float" office:value="18.6230792" calcext:value-type="float">
            <text:p>18,623079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2.2726059" calcext:value-type="float">
            <text:p>12,2726059</text:p>
          </table:table-cell>
          <table:table-cell office:value-type="float" office:value="6.8220403" calcext:value-type="float">
            <text:p>6,8220403</text:p>
          </table:table-cell>
        </table:table-row>
        <table:table-row table:style-name="ro1">
          <table:table-cell/>
          <table:table-cell office:value-type="float" office:value="12.3855703" calcext:value-type="float">
            <text:p>12,3855703</text:p>
          </table:table-cell>
          <table:table-cell office:value-type="float" office:value="6.4305807" calcext:value-type="float">
            <text:p>6,4305807</text:p>
          </table:table-cell>
        </table:table-row>
        <table:table-row table:style-name="ro1">
          <table:table-cell/>
          <table:table-cell office:value-type="float" office:value="12.8584368" calcext:value-type="float">
            <text:p>12,8584368</text:p>
          </table:table-cell>
          <table:table-cell office:value-type="float" office:value="7.6576202" calcext:value-type="float">
            <text:p>7,6576202</text:p>
          </table:table-cell>
        </table:table-row>
        <table:table-row table:style-name="ro1">
          <table:table-cell/>
          <table:table-cell office:value-type="float" office:value="13.2265871" calcext:value-type="float">
            <text:p>13,2265871</text:p>
          </table:table-cell>
          <table:table-cell office:value-type="float" office:value="7.0472942" calcext:value-type="float">
            <text:p>7,0472942</text:p>
          </table:table-cell>
        </table:table-row>
        <table:table-row table:style-name="ro1">
          <table:table-cell/>
          <table:table-cell office:value-type="float" office:value="12.6960252" calcext:value-type="float">
            <text:p>12,6960252</text:p>
          </table:table-cell>
          <table:table-cell office:value-type="float" office:value="7.7734477" calcext:value-type="float">
            <text:p>7,7734477</text:p>
          </table:table-cell>
        </table:table-row>
        <table:table-row table:style-name="ro1">
          <table:table-cell/>
          <table:table-cell office:value-type="float" office:value="12.1523852" calcext:value-type="float">
            <text:p>12,1523852</text:p>
          </table:table-cell>
          <table:table-cell office:value-type="float" office:value="23.7220233" calcext:value-type="float">
            <text:p>23,7220233</text:p>
          </table:table-cell>
        </table:table-row>
        <table:table-row table:style-name="ro1">
          <table:table-cell/>
          <table:table-cell office:value-type="float" office:value="13.1225547" calcext:value-type="float">
            <text:p>13,1225547</text:p>
          </table:table-cell>
          <table:table-cell office:value-type="float" office:value="7.3769938" calcext:value-type="float">
            <text:p>7,3769938</text:p>
          </table:table-cell>
        </table:table-row>
        <table:table-row table:style-name="ro1">
          <table:table-cell/>
          <table:table-cell office:value-type="float" office:value="11.2644766" calcext:value-type="float">
            <text:p>11,2644766</text:p>
          </table:table-cell>
          <table:table-cell office:value-type="float" office:value="7.0278775" calcext:value-type="float">
            <text:p>7,0278775</text:p>
          </table:table-cell>
        </table:table-row>
        <table:table-row table:style-name="ro1">
          <table:table-cell/>
          <table:table-cell office:value-type="float" office:value="6.6485928" calcext:value-type="float">
            <text:p>6,6485928</text:p>
          </table:table-cell>
          <table:table-cell office:value-type="float" office:value="18.9075378" calcext:value-type="float">
            <text:p>18,9075378</text:p>
          </table:table-cell>
        </table:table-row>
        <table:table-row table:style-name="ro1">
          <table:table-cell/>
          <table:table-cell office:value-type="float" office:value="11.9614034" calcext:value-type="float">
            <text:p>11,9614034</text:p>
          </table:table-cell>
          <table:table-cell office:value-type="float" office:value="7.2211577" calcext:value-type="float">
            <text:p>7,2211577</text:p>
          </table:table-cell>
        </table:table-row>
        <table:table-row table:style-name="ro1">
          <table:table-cell/>
          <table:table-cell office:value-type="float" office:value="11.4098748" calcext:value-type="float">
            <text:p>11,4098748</text:p>
          </table:table-cell>
          <table:table-cell office:value-type="float" office:value="7.8460037" calcext:value-type="float">
            <text:p>7,8460037</text:p>
          </table:table-cell>
        </table:table-row>
        <table:table-row table:style-name="ro1">
          <table:table-cell/>
          <table:table-cell office:value-type="float" office:value="11.4053178" calcext:value-type="float">
            <text:p>11,4053178</text:p>
          </table:table-cell>
          <table:table-cell office:value-type="float" office:value="9.1658308" calcext:value-type="float">
            <text:p>9,1658308</text:p>
          </table:table-cell>
        </table:table-row>
        <table:table-row table:style-name="ro1">
          <table:table-cell/>
          <table:table-cell office:value-type="float" office:value="13.7649705" calcext:value-type="float">
            <text:p>13,7649705</text:p>
          </table:table-cell>
          <table:table-cell office:value-type="float" office:value="6.5512408" calcext:value-type="float">
            <text:p>6,5512408</text:p>
          </table:table-cell>
        </table:table-row>
        <table:table-row table:style-name="ro1">
          <table:table-cell/>
          <table:table-cell office:value-type="float" office:value="11.5105845" calcext:value-type="float">
            <text:p>11,5105845</text:p>
          </table:table-cell>
          <table:table-cell office:value-type="float" office:value="24.5939325" calcext:value-type="float">
            <text:p>24,5939325</text:p>
          </table:table-cell>
        </table:table-row>
        <table:table-row table:style-name="ro1">
          <table:table-cell/>
          <table:table-cell office:value-type="float" office:value="12.6762545" calcext:value-type="float">
            <text:p>12,6762545</text:p>
          </table:table-cell>
          <table:table-cell office:value-type="float" office:value="7.2449149" calcext:value-type="float">
            <text:p>7,2449149</text:p>
          </table:table-cell>
        </table:table-row>
        <table:table-row table:style-name="ro1">
          <table:table-cell/>
          <table:table-cell office:value-type="float" office:value="12.2481394" calcext:value-type="float">
            <text:p>12,2481394</text:p>
          </table:table-cell>
          <table:table-cell office:value-type="float" office:value="7.6198439" calcext:value-type="float">
            <text:p>7,6198439</text:p>
          </table:table-cell>
        </table:table-row>
        <table:table-row table:style-name="ro1">
          <table:table-cell/>
          <table:table-cell office:value-type="float" office:value="6.7497803" calcext:value-type="float">
            <text:p>6,7497803</text:p>
          </table:table-cell>
          <table:table-cell office:value-type="float" office:value="19.0656256" calcext:value-type="float">
            <text:p>19,0656256</text:p>
          </table:table-cell>
        </table:table-row>
        <table:table-row table:style-name="ro1">
          <table:table-cell/>
          <table:table-cell office:value-type="float" office:value="11.053607" calcext:value-type="float">
            <text:p>11,053607</text:p>
          </table:table-cell>
          <table:table-cell office:value-type="float" office:value="7.1549907" calcext:value-type="float">
            <text:p>7,1549907</text:p>
          </table:table-cell>
        </table:table-row>
        <table:table-row table:style-name="ro1">
          <table:table-cell/>
          <table:table-cell office:value-type="float" office:value="12.7504787" calcext:value-type="float">
            <text:p>12,7504787</text:p>
          </table:table-cell>
          <table:table-cell office:value-type="float" office:value="23.771169" calcext:value-type="float">
            <text:p>23,771169</text:p>
          </table:table-cell>
        </table:table-row>
        <table:table-row table:style-name="ro1">
          <table:table-cell/>
          <table:table-cell office:value-type="float" office:value="9.3152138" calcext:value-type="float">
            <text:p>9,3152138</text:p>
          </table:table-cell>
          <table:table-cell office:value-type="float" office:value="19.1093198" calcext:value-type="float">
            <text:p>19,1093198</text:p>
          </table:table-cell>
        </table:table-row>
        <table:table-row table:style-name="ro1">
          <table:table-cell/>
          <table:table-cell office:value-type="float" office:value="11.6379366" calcext:value-type="float">
            <text:p>11,6379366</text:p>
          </table:table-cell>
          <table:table-cell office:value-type="float" office:value="7.379016" calcext:value-type="float">
            <text:p>7,379016</text:p>
          </table:table-cell>
        </table:table-row>
        <table:table-row table:style-name="ro1">
          <table:table-cell/>
          <table:table-cell office:value-type="float" office:value="12.6311033" calcext:value-type="float">
            <text:p>12,6311033</text:p>
          </table:table-cell>
          <table:table-cell office:value-type="float" office:value="8.5366601" calcext:value-type="float">
            <text:p>8,5366601</text:p>
          </table:table-cell>
        </table:table-row>
        <table:table-row table:style-name="ro1">
          <table:table-cell/>
          <table:table-cell office:value-type="float" office:value="12.7535657" calcext:value-type="float">
            <text:p>12,7535657</text:p>
          </table:table-cell>
          <table:table-cell office:value-type="float" office:value="7.5298658" calcext:value-type="float">
            <text:p>7,5298658</text:p>
          </table:table-cell>
        </table:table-row>
        <table:table-row table:style-name="ro1">
          <table:table-cell/>
          <table:table-cell office:value-type="float" office:value="8.4004767" calcext:value-type="float">
            <text:p>8,4004767</text:p>
          </table:table-cell>
          <table:table-cell office:value-type="float" office:value="18.1627268" calcext:value-type="float">
            <text:p>18,1627268</text:p>
          </table:table-cell>
        </table:table-row>
        <table:table-row table:style-name="ro1">
          <table:table-cell/>
          <table:table-cell office:value-type="float" office:value="11.8598468" calcext:value-type="float">
            <text:p>11,8598468</text:p>
          </table:table-cell>
          <table:table-cell office:value-type="float" office:value="6.8598965" calcext:value-type="float">
            <text:p>6,8598965</text:p>
          </table:table-cell>
        </table:table-row>
        <table:table-row table:style-name="ro1">
          <table:table-cell/>
          <table:table-cell office:value-type="float" office:value="11.8149121" calcext:value-type="float">
            <text:p>11,8149121</text:p>
          </table:table-cell>
          <table:table-cell office:value-type="float" office:value="7.2137739" calcext:value-type="float">
            <text:p>7,2137739</text:p>
          </table:table-cell>
        </table:table-row>
        <table:table-row table:style-name="ro1">
          <table:table-cell/>
          <table:table-cell office:value-type="float" office:value="8.9811843" calcext:value-type="float">
            <text:p>8,9811843</text:p>
          </table:table-cell>
          <table:table-cell office:value-type="float" office:value="18.329417" calcext:value-type="float">
            <text:p>18,329417</text:p>
          </table:table-cell>
        </table:table-row>
        <table:table-row table:style-name="ro1">
          <table:table-cell/>
          <table:table-cell office:value-type="float" office:value="11.6216727" calcext:value-type="float">
            <text:p>11,6216727</text:p>
          </table:table-cell>
          <table:table-cell office:value-type="float" office:value="7.1663516" calcext:value-type="float">
            <text:p>7,1663516</text:p>
          </table:table-cell>
        </table:table-row>
        <table:table-row table:style-name="ro1">
          <table:table-cell/>
          <table:table-cell office:value-type="float" office:value="12.5985381" calcext:value-type="float">
            <text:p>12,5985381</text:p>
          </table:table-cell>
          <table:table-cell office:value-type="float" office:value="7.21041" calcext:value-type="float">
            <text:p>7,21041</text:p>
          </table:table-cell>
        </table:table-row>
        <table:table-row table:style-name="ro1">
          <table:table-cell/>
          <table:table-cell office:value-type="float" office:value="11.6286612" calcext:value-type="float">
            <text:p>11,6286612</text:p>
          </table:table-cell>
          <table:table-cell office:value-type="float" office:value="7.7214271" calcext:value-type="float">
            <text:p>7,7214271</text:p>
          </table:table-cell>
        </table:table-row>
        <table:table-row table:style-name="ro1">
          <table:table-cell/>
          <table:table-cell office:value-type="float" office:value="12.1774252" calcext:value-type="float">
            <text:p>12,1774252</text:p>
          </table:table-cell>
          <table:table-cell office:value-type="float" office:value="23.2909966" calcext:value-type="float">
            <text:p>23,2909966</text:p>
          </table:table-cell>
        </table:table-row>
        <table:table-row table:style-name="ro1">
          <table:table-cell/>
          <table:table-cell office:value-type="float" office:value="9.8695957" calcext:value-type="float">
            <text:p>9,8695957</text:p>
          </table:table-cell>
          <table:table-cell office:value-type="float" office:value="18.0061567" calcext:value-type="float">
            <text:p>18,0061567</text:p>
          </table:table-cell>
        </table:table-row>
        <table:table-row table:style-name="ro1">
          <table:table-cell/>
          <table:table-cell office:value-type="float" office:value="12.5139717" calcext:value-type="float">
            <text:p>12,5139717</text:p>
          </table:table-cell>
          <table:table-cell office:value-type="float" office:value="8.3253893" calcext:value-type="float">
            <text:p>8,3253893</text:p>
          </table:table-cell>
        </table:table-row>
        <table:table-row table:style-name="ro1">
          <table:table-cell/>
          <table:table-cell office:value-type="float" office:value="9.5030969" calcext:value-type="float">
            <text:p>9,5030969</text:p>
          </table:table-cell>
          <table:table-cell office:value-type="float" office:value="18.0164168" calcext:value-type="float">
            <text:p>18,0164168</text:p>
          </table:table-cell>
        </table:table-row>
        <table:table-row table:style-name="ro1">
          <table:table-cell/>
          <table:table-cell office:value-type="float" office:value="13.5066628" calcext:value-type="float">
            <text:p>13,5066628</text:p>
          </table:table-cell>
          <table:table-cell office:value-type="float" office:value="24.0182323" calcext:value-type="float">
            <text:p>24,0182323</text:p>
          </table:table-cell>
        </table:table-row>
        <table:table-row table:style-name="ro1">
          <table:table-cell/>
          <table:table-cell office:value-type="float" office:value="11.369603" calcext:value-type="float">
            <text:p>11,369603</text:p>
          </table:table-cell>
          <table:table-cell office:value-type="float" office:value="7.4489795" calcext:value-type="float">
            <text:p>7,4489795</text:p>
          </table:table-cell>
        </table:table-row>
        <table:table-row table:style-name="ro1">
          <table:table-cell/>
          <table:table-cell office:value-type="float" office:value="12.3224839" calcext:value-type="float">
            <text:p>12,3224839</text:p>
          </table:table-cell>
          <table:table-cell office:value-type="float" office:value="7.4142245" calcext:value-type="float">
            <text:p>7,4142245</text:p>
          </table:table-cell>
        </table:table-row>
        <table:table-row table:style-name="ro1">
          <table:table-cell/>
          <table:table-cell office:value-type="float" office:value="13.0664342" calcext:value-type="float">
            <text:p>13,0664342</text:p>
          </table:table-cell>
          <table:table-cell office:value-type="float" office:value="7.1295053" calcext:value-type="float">
            <text:p>7,1295053</text:p>
          </table:table-cell>
        </table:table-row>
        <table:table-row table:style-name="ro1">
          <table:table-cell/>
          <table:table-cell office:value-type="float" office:value="11.1499616" calcext:value-type="float">
            <text:p>11,1499616</text:p>
          </table:table-cell>
          <table:table-cell office:value-type="float" office:value="7.335714" calcext:value-type="float">
            <text:p>7,335714</text:p>
          </table:table-cell>
        </table:table-row>
        <table:table-row table:style-name="ro1">
          <table:table-cell/>
          <table:table-cell office:value-type="float" office:value="13.8240931" calcext:value-type="float">
            <text:p>13,8240931</text:p>
          </table:table-cell>
          <table:table-cell office:value-type="float" office:value="7.7443968" calcext:value-type="float">
            <text:p>7,7443968</text:p>
          </table:table-cell>
        </table:table-row>
        <table:table-row table:style-name="ro1">
          <table:table-cell/>
          <table:table-cell office:value-type="float" office:value="12.8045295" calcext:value-type="float">
            <text:p>12,8045295</text:p>
          </table:table-cell>
          <table:table-cell office:value-type="float" office:value="8.2629446" calcext:value-type="float">
            <text:p>8,2629446</text:p>
          </table:table-cell>
        </table:table-row>
        <table:table-row table:style-name="ro1">
          <table:table-cell/>
          <table:table-cell office:value-type="float" office:value="13.6772528" calcext:value-type="float">
            <text:p>13,6772528</text:p>
          </table:table-cell>
          <table:table-cell office:value-type="float" office:value="7.1728697" calcext:value-type="float">
            <text:p>7,1728697</text:p>
          </table:table-cell>
        </table:table-row>
        <table:table-row table:style-name="ro1">
          <table:table-cell/>
          <table:table-cell office:value-type="float" office:value="12.8856315" calcext:value-type="float">
            <text:p>12,8856315</text:p>
          </table:table-cell>
          <table:table-cell office:value-type="float" office:value="6.6919811" calcext:value-type="float">
            <text:p>6,6919811</text:p>
          </table:table-cell>
        </table:table-row>
        <table:table-row table:style-name="ro1">
          <table:table-cell/>
          <table:table-cell office:value-type="float" office:value="7.6592625" calcext:value-type="float">
            <text:p>7,6592625</text:p>
          </table:table-cell>
          <table:table-cell office:value-type="float" office:value="18.1826357" calcext:value-type="float">
            <text:p>18,1826357</text:p>
          </table:table-cell>
        </table:table-row>
        <table:table-row table:style-name="ro1">
          <table:table-cell/>
          <table:table-cell office:value-type="float" office:value="8.6287133" calcext:value-type="float">
            <text:p>8,6287133</text:p>
          </table:table-cell>
          <table:table-cell office:value-type="float" office:value="19.6718206" calcext:value-type="float">
            <text:p>19,6718206</text:p>
          </table:table-cell>
        </table:table-row>
        <table:table-row table:style-name="ro1">
          <table:table-cell/>
          <table:table-cell office:value-type="float" office:value="9.6810252" calcext:value-type="float">
            <text:p>9,6810252</text:p>
          </table:table-cell>
          <table:table-cell office:value-type="float" office:value="18.8076962" calcext:value-type="float">
            <text:p>18,8076962</text:p>
          </table:table-cell>
        </table:table-row>
        <table:table-row table:style-name="ro1">
          <table:table-cell/>
          <table:table-cell office:value-type="float" office:value="11.6891807" calcext:value-type="float">
            <text:p>11,6891807</text:p>
          </table:table-cell>
          <table:table-cell office:value-type="float" office:value="7.8545467" calcext:value-type="float">
            <text:p>7,8545467</text:p>
          </table:table-cell>
        </table:table-row>
        <table:table-row table:style-name="ro1">
          <table:table-cell/>
          <table:table-cell office:value-type="float" office:value="10.8768614" calcext:value-type="float">
            <text:p>10,8768614</text:p>
          </table:table-cell>
          <table:table-cell office:value-type="float" office:value="7.7940971" calcext:value-type="float">
            <text:p>7,7940971</text:p>
          </table:table-cell>
        </table:table-row>
        <table:table-row table:style-name="ro1">
          <table:table-cell/>
          <table:table-cell office:value-type="float" office:value="8.8189662" calcext:value-type="float">
            <text:p>8,8189662</text:p>
          </table:table-cell>
          <table:table-cell office:value-type="float" office:value="18.2506005" calcext:value-type="float">
            <text:p>18,2506005</text:p>
          </table:table-cell>
        </table:table-row>
        <table:table-row table:style-name="ro1">
          <table:table-cell/>
          <table:table-cell office:value-type="float" office:value="7.2412073" calcext:value-type="float">
            <text:p>7,2412073</text:p>
          </table:table-cell>
          <table:table-cell office:value-type="float" office:value="18.8662063" calcext:value-type="float">
            <text:p>18,8662063</text:p>
          </table:table-cell>
        </table:table-row>
        <table:table-row table:style-name="ro1">
          <table:table-cell/>
          <table:table-cell office:value-type="float" office:value="12.3879638" calcext:value-type="float">
            <text:p>12,3879638</text:p>
          </table:table-cell>
          <table:table-cell office:value-type="float" office:value="24.3315008" calcext:value-type="float">
            <text:p>24,3315008</text:p>
          </table:table-cell>
        </table:table-row>
        <table:table-row table:style-name="ro1">
          <table:table-cell/>
          <table:table-cell office:value-type="float" office:value="12.6987847" calcext:value-type="float">
            <text:p>12,6987847</text:p>
          </table:table-cell>
          <table:table-cell office:value-type="float" office:value="22.8211096" calcext:value-type="float">
            <text:p>22,8211096</text:p>
          </table:table-cell>
        </table:table-row>
        <table:table-row table:style-name="ro1">
          <table:table-cell/>
          <table:table-cell office:value-type="float" office:value="12.7651656" calcext:value-type="float">
            <text:p>12,7651656</text:p>
          </table:table-cell>
          <table:table-cell office:value-type="float" office:value="6.487026" calcext:value-type="float">
            <text:p>6,487026</text:p>
          </table:table-cell>
        </table:table-row>
        <table:table-row table:style-name="ro1">
          <table:table-cell/>
          <table:table-cell office:value-type="float" office:value="12.3064114" calcext:value-type="float">
            <text:p>12,3064114</text:p>
          </table:table-cell>
          <table:table-cell office:value-type="float" office:value="23.4534914" calcext:value-type="float">
            <text:p>23,4534914</text:p>
          </table:table-cell>
        </table:table-row>
        <table:table-row table:style-name="ro1">
          <table:table-cell/>
          <table:table-cell office:value-type="float" office:value="12.3329972" calcext:value-type="float">
            <text:p>12,3329972</text:p>
          </table:table-cell>
          <table:table-cell office:value-type="float" office:value="7.7782969" calcext:value-type="float">
            <text:p>7,7782969</text:p>
          </table:table-cell>
        </table:table-row>
        <table:table-row table:style-name="ro1">
          <table:table-cell/>
          <table:table-cell office:value-type="float" office:value="8.6642552" calcext:value-type="float">
            <text:p>8,6642552</text:p>
          </table:table-cell>
          <table:table-cell office:value-type="float" office:value="19.4610417" calcext:value-type="float">
            <text:p>19,4610417</text:p>
          </table:table-cell>
        </table:table-row>
        <table:table-row table:style-name="ro1">
          <table:table-cell/>
          <table:table-cell office:value-type="float" office:value="11.8122022" calcext:value-type="float">
            <text:p>11,8122022</text:p>
          </table:table-cell>
          <table:table-cell office:value-type="float" office:value="6.3941328" calcext:value-type="float">
            <text:p>6,3941328</text:p>
          </table:table-cell>
        </table:table-row>
        <table:table-row table:style-name="ro1">
          <table:table-cell/>
          <table:table-cell office:value-type="float" office:value="12.4550638" calcext:value-type="float">
            <text:p>12,4550638</text:p>
          </table:table-cell>
          <table:table-cell office:value-type="float" office:value="8.0630771" calcext:value-type="float">
            <text:p>8,0630771</text:p>
          </table:table-cell>
        </table:table-row>
        <table:table-row table:style-name="ro1">
          <table:table-cell/>
          <table:table-cell office:value-type="float" office:value="13.0600439" calcext:value-type="float">
            <text:p>13,0600439</text:p>
          </table:table-cell>
          <table:table-cell office:value-type="float" office:value="5.8332234" calcext:value-type="float">
            <text:p>5,8332234</text:p>
          </table:table-cell>
        </table:table-row>
        <table:table-row table:style-name="ro1">
          <table:table-cell/>
          <table:table-cell office:value-type="float" office:value="12.29662" calcext:value-type="float">
            <text:p>12,29662</text:p>
          </table:table-cell>
          <table:table-cell office:value-type="float" office:value="7.2061708" calcext:value-type="float">
            <text:p>7,2061708</text:p>
          </table:table-cell>
        </table:table-row>
        <table:table-row table:style-name="ro1">
          <table:table-cell/>
          <table:table-cell office:value-type="float" office:value="8.4874654" calcext:value-type="float">
            <text:p>8,4874654</text:p>
          </table:table-cell>
          <table:table-cell office:value-type="float" office:value="18.9031256" calcext:value-type="float">
            <text:p>18,9031256</text:p>
          </table:table-cell>
        </table:table-row>
        <table:table-row table:style-name="ro1">
          <table:table-cell/>
          <table:table-cell office:value-type="float" office:value="9.1327125" calcext:value-type="float">
            <text:p>9,1327125</text:p>
          </table:table-cell>
          <table:table-cell office:value-type="float" office:value="19.8924214" calcext:value-type="float">
            <text:p>19,8924214</text:p>
          </table:table-cell>
        </table:table-row>
        <table:table-row table:style-name="ro1">
          <table:table-cell/>
          <table:table-cell office:value-type="float" office:value="9.4508115" calcext:value-type="float">
            <text:p>9,4508115</text:p>
          </table:table-cell>
          <table:table-cell office:value-type="float" office:value="19.1927456" calcext:value-type="float">
            <text:p>19,1927456</text:p>
          </table:table-cell>
        </table:table-row>
        <table:table-row table:style-name="ro1">
          <table:table-cell/>
          <table:table-cell office:value-type="float" office:value="11.1768596" calcext:value-type="float">
            <text:p>11,1768596</text:p>
          </table:table-cell>
          <table:table-cell office:value-type="float" office:value="8.2172216" calcext:value-type="float">
            <text:p>8,2172216</text:p>
          </table:table-cell>
        </table:table-row>
        <table:table-row table:style-name="ro1">
          <table:table-cell/>
          <table:table-cell office:value-type="float" office:value="11.6913641" calcext:value-type="float">
            <text:p>11,6913641</text:p>
          </table:table-cell>
          <table:table-cell office:value-type="float" office:value="24.2994601" calcext:value-type="float">
            <text:p>24,2994601</text:p>
          </table:table-cell>
        </table:table-row>
        <table:table-row table:style-name="ro1">
          <table:table-cell/>
          <table:table-cell office:value-type="float" office:value="13.5309589" calcext:value-type="float">
            <text:p>13,5309589</text:p>
          </table:table-cell>
          <table:table-cell office:value-type="float" office:value="6.9438744" calcext:value-type="float">
            <text:p>6,9438744</text:p>
          </table:table-cell>
        </table:table-row>
        <table:table-row table:style-name="ro1">
          <table:table-cell/>
          <table:table-cell office:value-type="float" office:value="8.845236" calcext:value-type="float">
            <text:p>8,845236</text:p>
          </table:table-cell>
          <table:table-cell office:value-type="float" office:value="19.1650964" calcext:value-type="float">
            <text:p>19,1650964</text:p>
          </table:table-cell>
        </table:table-row>
        <table:table-row table:style-name="ro1">
          <table:table-cell/>
          <table:table-cell office:value-type="float" office:value="12.7757717" calcext:value-type="float">
            <text:p>12,7757717</text:p>
          </table:table-cell>
          <table:table-cell office:value-type="float" office:value="7.3993879" calcext:value-type="float">
            <text:p>7,3993879</text:p>
          </table:table-cell>
        </table:table-row>
        <table:table-row table:style-name="ro1">
          <table:table-cell/>
          <table:table-cell office:value-type="float" office:value="13.5519567" calcext:value-type="float">
            <text:p>13,5519567</text:p>
          </table:table-cell>
          <table:table-cell office:value-type="float" office:value="23.7994384" calcext:value-type="float">
            <text:p>23,7994384</text:p>
          </table:table-cell>
        </table:table-row>
        <table:table-row table:style-name="ro1">
          <table:table-cell/>
          <table:table-cell office:value-type="float" office:value="10.8923665" calcext:value-type="float">
            <text:p>10,8923665</text:p>
          </table:table-cell>
          <table:table-cell office:value-type="float" office:value="22.2516417" calcext:value-type="float">
            <text:p>22,2516417</text:p>
          </table:table-cell>
        </table:table-row>
        <table:table-row table:style-name="ro1">
          <table:table-cell/>
          <table:table-cell office:value-type="float" office:value="11.9105272" calcext:value-type="float">
            <text:p>11,9105272</text:p>
          </table:table-cell>
          <table:table-cell office:value-type="float" office:value="8.9691108" calcext:value-type="float">
            <text:p>8,9691108</text:p>
          </table:table-cell>
        </table:table-row>
        <table:table-row table:style-name="ro1">
          <table:table-cell/>
          <table:table-cell office:value-type="float" office:value="12.171538" calcext:value-type="float">
            <text:p>12,171538</text:p>
          </table:table-cell>
          <table:table-cell office:value-type="float" office:value="7.0061275" calcext:value-type="float">
            <text:p>7,0061275</text:p>
          </table:table-cell>
        </table:table-row>
        <table:table-row table:style-name="ro1">
          <table:table-cell/>
          <table:table-cell office:value-type="float" office:value="13.376026" calcext:value-type="float">
            <text:p>13,376026</text:p>
          </table:table-cell>
          <table:table-cell office:value-type="float" office:value="7.7382388" calcext:value-type="float">
            <text:p>7,7382388</text:p>
          </table:table-cell>
        </table:table-row>
        <table:table-row table:style-name="ro1">
          <table:table-cell/>
          <table:table-cell office:value-type="float" office:value="11.8897133" calcext:value-type="float">
            <text:p>11,8897133</text:p>
          </table:table-cell>
          <table:table-cell office:value-type="float" office:value="22.7451998" calcext:value-type="float">
            <text:p>22,7451998</text:p>
          </table:table-cell>
        </table:table-row>
        <table:table-row table:style-name="ro1">
          <table:table-cell/>
          <table:table-cell office:value-type="float" office:value="9.6723644" calcext:value-type="float">
            <text:p>9,6723644</text:p>
          </table:table-cell>
          <table:table-cell office:value-type="float" office:value="18.0117523" calcext:value-type="float">
            <text:p>18,0117523</text:p>
          </table:table-cell>
        </table:table-row>
        <table:table-row table:style-name="ro1">
          <table:table-cell/>
          <table:table-cell office:value-type="float" office:value="12.0932869" calcext:value-type="float">
            <text:p>12,0932869</text:p>
          </table:table-cell>
          <table:table-cell office:value-type="float" office:value="7.5846857" calcext:value-type="float">
            <text:p>7,5846857</text:p>
          </table:table-cell>
        </table:table-row>
        <table:table-row table:style-name="ro1">
          <table:table-cell/>
          <table:table-cell office:value-type="float" office:value="13.0909674" calcext:value-type="float">
            <text:p>13,0909674</text:p>
          </table:table-cell>
          <table:table-cell office:value-type="float" office:value="24.0365588" calcext:value-type="float">
            <text:p>24,0365588</text:p>
          </table:table-cell>
        </table:table-row>
        <table:table-row table:style-name="ro1">
          <table:table-cell/>
          <table:table-cell office:value-type="float" office:value="12.848975" calcext:value-type="float">
            <text:p>12,848975</text:p>
          </table:table-cell>
          <table:table-cell office:value-type="float" office:value="7.9690598" calcext:value-type="float">
            <text:p>7,9690598</text:p>
          </table:table-cell>
        </table:table-row>
        <table:table-row table:style-name="ro1">
          <table:table-cell/>
          <table:table-cell office:value-type="float" office:value="8.2149187" calcext:value-type="float">
            <text:p>8,2149187</text:p>
          </table:table-cell>
          <table:table-cell office:value-type="float" office:value="17.9871299" calcext:value-type="float">
            <text:p>17,9871299</text:p>
          </table:table-cell>
        </table:table-row>
        <table:table-row table:style-name="ro1">
          <table:table-cell/>
          <table:table-cell office:value-type="float" office:value="7.5729493" calcext:value-type="float">
            <text:p>7,5729493</text:p>
          </table:table-cell>
          <table:table-cell office:value-type="float" office:value="18.7651393" calcext:value-type="float">
            <text:p>18,7651393</text:p>
          </table:table-cell>
        </table:table-row>
        <table:table-row table:style-name="ro1">
          <table:table-cell/>
          <table:table-cell office:value-type="float" office:value="12.009721" calcext:value-type="float">
            <text:p>12,009721</text:p>
          </table:table-cell>
          <table:table-cell office:value-type="float" office:value="7.0770409" calcext:value-type="float">
            <text:p>7,0770409</text:p>
          </table:table-cell>
        </table:table-row>
        <table:table-row table:style-name="ro1">
          <table:table-cell/>
          <table:table-cell office:value-type="float" office:value="13.3207822" calcext:value-type="float">
            <text:p>13,3207822</text:p>
          </table:table-cell>
          <table:table-cell office:value-type="float" office:value="7.117498" calcext:value-type="float">
            <text:p>7,117498</text:p>
          </table:table-cell>
        </table:table-row>
        <table:table-row table:style-name="ro1">
          <table:table-cell/>
          <table:table-cell office:value-type="float" office:value="11.2380781" calcext:value-type="float">
            <text:p>11,2380781</text:p>
          </table:table-cell>
          <table:table-cell office:value-type="float" office:value="6.9270158" calcext:value-type="float">
            <text:p>6,9270158</text:p>
          </table:table-cell>
        </table:table-row>
        <table:table-row table:style-name="ro1">
          <table:table-cell/>
          <table:table-cell office:value-type="float" office:value="7.9875159" calcext:value-type="float">
            <text:p>7,9875159</text:p>
          </table:table-cell>
          <table:table-cell office:value-type="float" office:value="20.3036071" calcext:value-type="float">
            <text:p>20,3036071</text:p>
          </table:table-cell>
        </table:table-row>
        <table:table-row table:style-name="ro1">
          <table:table-cell/>
          <table:table-cell office:value-type="float" office:value="12.995611" calcext:value-type="float">
            <text:p>12,995611</text:p>
          </table:table-cell>
          <table:table-cell office:value-type="float" office:value="7.2860089" calcext:value-type="float">
            <text:p>7,2860089</text:p>
          </table:table-cell>
        </table:table-row>
        <table:table-row table:style-name="ro1">
          <table:table-cell/>
          <table:table-cell office:value-type="float" office:value="12.1978717" calcext:value-type="float">
            <text:p>12,1978717</text:p>
          </table:table-cell>
          <table:table-cell office:value-type="float" office:value="7.2655614" calcext:value-type="float">
            <text:p>7,2655614</text:p>
          </table:table-cell>
        </table:table-row>
        <table:table-row table:style-name="ro1">
          <table:table-cell/>
          <table:table-cell office:value-type="float" office:value="11.0068971" calcext:value-type="float">
            <text:p>11,0068971</text:p>
          </table:table-cell>
          <table:table-cell office:value-type="float" office:value="7.2074491" calcext:value-type="float">
            <text:p>7,2074491</text:p>
          </table:table-cell>
        </table:table-row>
        <table:table-row table:style-name="ro1">
          <table:table-cell/>
          <table:table-cell office:value-type="float" office:value="8.2473592" calcext:value-type="float">
            <text:p>8,2473592</text:p>
          </table:table-cell>
          <table:table-cell office:value-type="float" office:value="19.3914868" calcext:value-type="float">
            <text:p>19,3914868</text:p>
          </table:table-cell>
        </table:table-row>
        <table:table-row table:style-name="ro1">
          <table:table-cell/>
          <table:table-cell office:value-type="float" office:value="12.4949856" calcext:value-type="float">
            <text:p>12,4949856</text:p>
          </table:table-cell>
          <table:table-cell office:value-type="float" office:value="7.9069821" calcext:value-type="float">
            <text:p>7,9069821</text:p>
          </table:table-cell>
        </table:table-row>
        <table:table-row table:style-name="ro1">
          <table:table-cell/>
          <table:table-cell office:value-type="float" office:value="11.7236071" calcext:value-type="float">
            <text:p>11,7236071</text:p>
          </table:table-cell>
          <table:table-cell office:value-type="float" office:value="8.2054695" calcext:value-type="float">
            <text:p>8,2054695</text:p>
          </table:table-cell>
        </table:table-row>
        <table:table-row table:style-name="ro1">
          <table:table-cell/>
          <table:table-cell office:value-type="float" office:value="11.5788328" calcext:value-type="float">
            <text:p>11,5788328</text:p>
          </table:table-cell>
          <table:table-cell office:value-type="float" office:value="23.1792747" calcext:value-type="float">
            <text:p>23,1792747</text:p>
          </table:table-cell>
        </table:table-row>
        <table:table-row table:style-name="ro1">
          <table:table-cell/>
          <table:table-cell office:value-type="float" office:value="12.1376425" calcext:value-type="float">
            <text:p>12,1376425</text:p>
          </table:table-cell>
          <table:table-cell office:value-type="float" office:value="22.593377" calcext:value-type="float">
            <text:p>22,593377</text:p>
          </table:table-cell>
        </table:table-row>
        <table:table-row table:style-name="ro1">
          <table:table-cell/>
          <table:table-cell office:value-type="float" office:value="11.7109104" calcext:value-type="float">
            <text:p>11,7109104</text:p>
          </table:table-cell>
          <table:table-cell office:value-type="float" office:value="6.1528271" calcext:value-type="float">
            <text:p>6,1528271</text:p>
          </table:table-cell>
        </table:table-row>
        <table:table-row table:style-name="ro1">
          <table:table-cell/>
          <table:table-cell office:value-type="float" office:value="11.60854" calcext:value-type="float">
            <text:p>11,60854</text:p>
          </table:table-cell>
          <table:table-cell office:value-type="float" office:value="8.1773122" calcext:value-type="float">
            <text:p>8,1773122</text:p>
          </table:table-cell>
        </table:table-row>
        <table:table-row table:style-name="ro1">
          <table:table-cell/>
          <table:table-cell office:value-type="float" office:value="8.6556288" calcext:value-type="float">
            <text:p>8,6556288</text:p>
          </table:table-cell>
          <table:table-cell office:value-type="float" office:value="19.8592153" calcext:value-type="float">
            <text:p>19,8592153</text:p>
          </table:table-cell>
        </table:table-row>
        <table:table-row table:style-name="ro1">
          <table:table-cell/>
          <table:table-cell office:value-type="float" office:value="12.0125393" calcext:value-type="float">
            <text:p>12,0125393</text:p>
          </table:table-cell>
          <table:table-cell office:value-type="float" office:value="7.7889261" calcext:value-type="float">
            <text:p>7,7889261</text:p>
          </table:table-cell>
        </table:table-row>
        <table:table-row table:style-name="ro1">
          <table:table-cell/>
          <table:table-cell office:value-type="float" office:value="7.9280768" calcext:value-type="float">
            <text:p>7,9280768</text:p>
          </table:table-cell>
          <table:table-cell office:value-type="float" office:value="18.7606681" calcext:value-type="float">
            <text:p>18,7606681</text:p>
          </table:table-cell>
        </table:table-row>
        <table:table-row table:style-name="ro1">
          <table:table-cell/>
          <table:table-cell office:value-type="float" office:value="7.6178219" calcext:value-type="float">
            <text:p>7,6178219</text:p>
          </table:table-cell>
          <table:table-cell office:value-type="float" office:value="18.8625019" calcext:value-type="float">
            <text:p>18,8625019</text:p>
          </table:table-cell>
        </table:table-row>
        <table:table-row table:style-name="ro1">
          <table:table-cell/>
          <table:table-cell office:value-type="float" office:value="11.178986" calcext:value-type="float">
            <text:p>11,178986</text:p>
          </table:table-cell>
          <table:table-cell office:value-type="float" office:value="23.8055544" calcext:value-type="float">
            <text:p>23,8055544</text:p>
          </table:table-cell>
        </table:table-row>
        <table:table-row table:style-name="ro1">
          <table:table-cell/>
          <table:table-cell office:value-type="float" office:value="11.9727598" calcext:value-type="float">
            <text:p>11,9727598</text:p>
          </table:table-cell>
          <table:table-cell office:value-type="float" office:value="24.0317994" calcext:value-type="float">
            <text:p>24,0317994</text:p>
          </table:table-cell>
        </table:table-row>
        <table:table-row table:style-name="ro1">
          <table:table-cell/>
          <table:table-cell office:value-type="float" office:value="7.9837025" calcext:value-type="float">
            <text:p>7,9837025</text:p>
          </table:table-cell>
          <table:table-cell office:value-type="float" office:value="19.0565955" calcext:value-type="float">
            <text:p>19,0565955</text:p>
          </table:table-cell>
        </table:table-row>
        <table:table-row table:style-name="ro1">
          <table:table-cell/>
          <table:table-cell office:value-type="float" office:value="12.2035078" calcext:value-type="float">
            <text:p>12,2035078</text:p>
          </table:table-cell>
          <table:table-cell office:value-type="float" office:value="7.074347" calcext:value-type="float">
            <text:p>7,074347</text:p>
          </table:table-cell>
        </table:table-row>
        <table:table-row table:style-name="ro1">
          <table:table-cell/>
          <table:table-cell office:value-type="float" office:value="13.4624752" calcext:value-type="float">
            <text:p>13,4624752</text:p>
          </table:table-cell>
          <table:table-cell office:value-type="float" office:value="6.5848561" calcext:value-type="float">
            <text:p>6,5848561</text:p>
          </table:table-cell>
        </table:table-row>
        <table:table-row table:style-name="ro1">
          <table:table-cell/>
          <table:table-cell office:value-type="float" office:value="11.2590605" calcext:value-type="float">
            <text:p>11,2590605</text:p>
          </table:table-cell>
          <table:table-cell office:value-type="float" office:value="23.3461774" calcext:value-type="float">
            <text:p>23,3461774</text:p>
          </table:table-cell>
        </table:table-row>
        <table:table-row table:style-name="ro1">
          <table:table-cell/>
          <table:table-cell office:value-type="float" office:value="12.8166305" calcext:value-type="float">
            <text:p>12,8166305</text:p>
          </table:table-cell>
          <table:table-cell office:value-type="float" office:value="8.0702489" calcext:value-type="float">
            <text:p>8,0702489</text:p>
          </table:table-cell>
        </table:table-row>
        <table:table-row table:style-name="ro1">
          <table:table-cell/>
          <table:table-cell office:value-type="float" office:value="12.2439173" calcext:value-type="float">
            <text:p>12,2439173</text:p>
          </table:table-cell>
          <table:table-cell office:value-type="float" office:value="7.2292277" calcext:value-type="float">
            <text:p>7,2292277</text:p>
          </table:table-cell>
        </table:table-row>
        <table:table-row table:style-name="ro1">
          <table:table-cell/>
          <table:table-cell office:value-type="float" office:value="11.3700136" calcext:value-type="float">
            <text:p>11,3700136</text:p>
          </table:table-cell>
          <table:table-cell office:value-type="float" office:value="7.4489915" calcext:value-type="float">
            <text:p>7,4489915</text:p>
          </table:table-cell>
        </table:table-row>
        <table:table-row table:style-name="ro1">
          <table:table-cell/>
          <table:table-cell office:value-type="float" office:value="13.2291696" calcext:value-type="float">
            <text:p>13,2291696</text:p>
          </table:table-cell>
          <table:table-cell office:value-type="float" office:value="8.8296903" calcext:value-type="float">
            <text:p>8,8296903</text:p>
          </table:table-cell>
        </table:table-row>
        <table:table-row table:style-name="ro1">
          <table:table-cell/>
          <table:table-cell office:value-type="float" office:value="11.5335605" calcext:value-type="float">
            <text:p>11,5335605</text:p>
          </table:table-cell>
          <table:table-cell office:value-type="float" office:value="6.9471539" calcext:value-type="float">
            <text:p>6,9471539</text:p>
          </table:table-cell>
        </table:table-row>
        <table:table-row table:style-name="ro1">
          <table:table-cell/>
          <table:table-cell office:value-type="float" office:value="13.0505871" calcext:value-type="float">
            <text:p>13,0505871</text:p>
          </table:table-cell>
          <table:table-cell office:value-type="float" office:value="7.399503" calcext:value-type="float">
            <text:p>7,399503</text:p>
          </table:table-cell>
        </table:table-row>
        <table:table-row table:style-name="ro1">
          <table:table-cell/>
          <table:table-cell office:value-type="float" office:value="11.7341463" calcext:value-type="float">
            <text:p>11,7341463</text:p>
          </table:table-cell>
          <table:table-cell office:value-type="float" office:value="7.466473" calcext:value-type="float">
            <text:p>7,466473</text:p>
          </table:table-cell>
        </table:table-row>
        <table:table-row table:style-name="ro1">
          <table:table-cell/>
          <table:table-cell office:value-type="float" office:value="7.3378463" calcext:value-type="float">
            <text:p>7,3378463</text:p>
          </table:table-cell>
          <table:table-cell office:value-type="float" office:value="19.0885063" calcext:value-type="float">
            <text:p>19,0885063</text:p>
          </table:table-cell>
        </table:table-row>
        <table:table-row table:style-name="ro1">
          <table:table-cell/>
          <table:table-cell office:value-type="float" office:value="12.5795577" calcext:value-type="float">
            <text:p>12,5795577</text:p>
          </table:table-cell>
          <table:table-cell office:value-type="float" office:value="8.0356736" calcext:value-type="float">
            <text:p>8,0356736</text:p>
          </table:table-cell>
        </table:table-row>
        <table:table-row table:style-name="ro1">
          <table:table-cell/>
          <table:table-cell office:value-type="float" office:value="11.3790084" calcext:value-type="float">
            <text:p>11,3790084</text:p>
          </table:table-cell>
          <table:table-cell office:value-type="float" office:value="8.3407412" calcext:value-type="float">
            <text:p>8,3407412</text:p>
          </table:table-cell>
        </table:table-row>
        <table:table-row table:style-name="ro1">
          <table:table-cell/>
          <table:table-cell office:value-type="float" office:value="13.2016132" calcext:value-type="float">
            <text:p>13,2016132</text:p>
          </table:table-cell>
          <table:table-cell office:value-type="float" office:value="6.4291889" calcext:value-type="float">
            <text:p>6,4291889</text:p>
          </table:table-cell>
        </table:table-row>
        <table:table-row table:style-name="ro1">
          <table:table-cell/>
          <table:table-cell office:value-type="float" office:value="9.339317" calcext:value-type="float">
            <text:p>9,339317</text:p>
          </table:table-cell>
          <table:table-cell office:value-type="float" office:value="17.6880842" calcext:value-type="float">
            <text:p>17,6880842</text:p>
          </table:table-cell>
        </table:table-row>
        <table:table-row table:style-name="ro1">
          <table:table-cell/>
          <table:table-cell office:value-type="float" office:value="12.5418616" calcext:value-type="float">
            <text:p>12,5418616</text:p>
          </table:table-cell>
          <table:table-cell office:value-type="float" office:value="6.8679952" calcext:value-type="float">
            <text:p>6,8679952</text:p>
          </table:table-cell>
        </table:table-row>
        <table:table-row table:style-name="ro1">
          <table:table-cell/>
          <table:table-cell office:value-type="float" office:value="12.328728" calcext:value-type="float">
            <text:p>12,328728</text:p>
          </table:table-cell>
          <table:table-cell office:value-type="float" office:value="8.3301844" calcext:value-type="float">
            <text:p>8,3301844</text:p>
          </table:table-cell>
        </table:table-row>
        <table:table-row table:style-name="ro1">
          <table:table-cell/>
          <table:table-cell office:value-type="float" office:value="12.0089404" calcext:value-type="float">
            <text:p>12,0089404</text:p>
          </table:table-cell>
          <table:table-cell office:value-type="float" office:value="7.7179281" calcext:value-type="float">
            <text:p>7,7179281</text:p>
          </table:table-cell>
        </table:table-row>
        <table:table-row table:style-name="ro1">
          <table:table-cell/>
          <table:table-cell office:value-type="float" office:value="11.4937984" calcext:value-type="float">
            <text:p>11,4937984</text:p>
          </table:table-cell>
          <table:table-cell office:value-type="float" office:value="7.6063805" calcext:value-type="float">
            <text:p>7,6063805</text:p>
          </table:table-cell>
        </table:table-row>
        <table:table-row table:style-name="ro1">
          <table:table-cell/>
          <table:table-cell office:value-type="float" office:value="12.2185306" calcext:value-type="float">
            <text:p>12,2185306</text:p>
          </table:table-cell>
          <table:table-cell office:value-type="float" office:value="7.158118" calcext:value-type="float">
            <text:p>7,158118</text:p>
          </table:table-cell>
        </table:table-row>
        <table:table-row table:style-name="ro1">
          <table:table-cell/>
          <table:table-cell office:value-type="float" office:value="11.6803363" calcext:value-type="float">
            <text:p>11,6803363</text:p>
          </table:table-cell>
          <table:table-cell office:value-type="float" office:value="23.4403787" calcext:value-type="float">
            <text:p>23,4403787</text:p>
          </table:table-cell>
        </table:table-row>
        <table:table-row table:style-name="ro1">
          <table:table-cell/>
          <table:table-cell office:value-type="float" office:value="9.6370084" calcext:value-type="float">
            <text:p>9,6370084</text:p>
          </table:table-cell>
          <table:table-cell office:value-type="float" office:value="17.5566852" calcext:value-type="float">
            <text:p>17,5566852</text:p>
          </table:table-cell>
        </table:table-row>
        <table:table-row table:style-name="ro1">
          <table:table-cell/>
          <table:table-cell office:value-type="float" office:value="12.8016793" calcext:value-type="float">
            <text:p>12,8016793</text:p>
          </table:table-cell>
          <table:table-cell office:value-type="float" office:value="7.1609812" calcext:value-type="float">
            <text:p>7,1609812</text:p>
          </table:table-cell>
        </table:table-row>
        <table:table-row table:style-name="ro1">
          <table:table-cell/>
          <table:table-cell office:value-type="float" office:value="12.2802598" calcext:value-type="float">
            <text:p>12,2802598</text:p>
          </table:table-cell>
          <table:table-cell office:value-type="float" office:value="6.0815775" calcext:value-type="float">
            <text:p>6,0815775</text:p>
          </table:table-cell>
        </table:table-row>
        <table:table-row table:style-name="ro1">
          <table:table-cell/>
          <table:table-cell office:value-type="float" office:value="11.8686598" calcext:value-type="float">
            <text:p>11,8686598</text:p>
          </table:table-cell>
          <table:table-cell office:value-type="float" office:value="6.2303815" calcext:value-type="float">
            <text:p>6,2303815</text:p>
          </table:table-cell>
        </table:table-row>
        <table:table-row table:style-name="ro1">
          <table:table-cell/>
          <table:table-cell office:value-type="float" office:value="12.999484" calcext:value-type="float">
            <text:p>12,999484</text:p>
          </table:table-cell>
          <table:table-cell office:value-type="float" office:value="23.8822769" calcext:value-type="float">
            <text:p>23,8822769</text:p>
          </table:table-cell>
        </table:table-row>
        <table:table-row table:style-name="ro1">
          <table:table-cell/>
          <table:table-cell office:value-type="float" office:value="12.67042" calcext:value-type="float">
            <text:p>12,67042</text:p>
          </table:table-cell>
          <table:table-cell office:value-type="float" office:value="8.1302213" calcext:value-type="float">
            <text:p>8,1302213</text:p>
          </table:table-cell>
        </table:table-row>
        <table:table-row table:style-name="ro1">
          <table:table-cell/>
          <table:table-cell office:value-type="float" office:value="11.4254818" calcext:value-type="float">
            <text:p>11,4254818</text:p>
          </table:table-cell>
          <table:table-cell office:value-type="float" office:value="6.42536" calcext:value-type="float">
            <text:p>6,42536</text:p>
          </table:table-cell>
        </table:table-row>
        <table:table-row table:style-name="ro1">
          <table:table-cell/>
          <table:table-cell office:value-type="float" office:value="12.6632206" calcext:value-type="float">
            <text:p>12,6632206</text:p>
          </table:table-cell>
          <table:table-cell office:value-type="float" office:value="7.4747111" calcext:value-type="float">
            <text:p>7,4747111</text:p>
          </table:table-cell>
        </table:table-row>
        <table:table-row table:style-name="ro1">
          <table:table-cell/>
          <table:table-cell office:value-type="float" office:value="11.5808897" calcext:value-type="float">
            <text:p>11,5808897</text:p>
          </table:table-cell>
          <table:table-cell office:value-type="float" office:value="8.2708048" calcext:value-type="float">
            <text:p>8,2708048</text:p>
          </table:table-cell>
        </table:table-row>
        <table:table-row table:style-name="ro1">
          <table:table-cell/>
          <table:table-cell office:value-type="float" office:value="12.095212" calcext:value-type="float">
            <text:p>12,095212</text:p>
          </table:table-cell>
          <table:table-cell office:value-type="float" office:value="7.1198927" calcext:value-type="float">
            <text:p>7,1198927</text:p>
          </table:table-cell>
        </table:table-row>
        <table:table-row table:style-name="ro1">
          <table:table-cell/>
          <table:table-cell office:value-type="float" office:value="11.644467" calcext:value-type="float">
            <text:p>11,644467</text:p>
          </table:table-cell>
          <table:table-cell office:value-type="float" office:value="8.1932502" calcext:value-type="float">
            <text:p>8,1932502</text:p>
          </table:table-cell>
        </table:table-row>
        <table:table-row table:style-name="ro1">
          <table:table-cell/>
          <table:table-cell office:value-type="float" office:value="12.1187383" calcext:value-type="float">
            <text:p>12,1187383</text:p>
          </table:table-cell>
          <table:table-cell office:value-type="float" office:value="7.2361109" calcext:value-type="float">
            <text:p>7,2361109</text:p>
          </table:table-cell>
        </table:table-row>
        <table:table-row table:style-name="ro1">
          <table:table-cell/>
          <table:table-cell office:value-type="float" office:value="12.1755016" calcext:value-type="float">
            <text:p>12,1755016</text:p>
          </table:table-cell>
          <table:table-cell office:value-type="float" office:value="8.3032966" calcext:value-type="float">
            <text:p>8,3032966</text:p>
          </table:table-cell>
        </table:table-row>
        <table:table-row table:style-name="ro1">
          <table:table-cell/>
          <table:table-cell office:value-type="float" office:value="11.2059582" calcext:value-type="float">
            <text:p>11,2059582</text:p>
          </table:table-cell>
          <table:table-cell office:value-type="float" office:value="7.9154546" calcext:value-type="float">
            <text:p>7,9154546</text:p>
          </table:table-cell>
        </table:table-row>
        <table:table-row table:style-name="ro1">
          <table:table-cell/>
          <table:table-cell office:value-type="float" office:value="12.1162188" calcext:value-type="float">
            <text:p>12,1162188</text:p>
          </table:table-cell>
          <table:table-cell office:value-type="float" office:value="7.6825257" calcext:value-type="float">
            <text:p>7,6825257</text:p>
          </table:table-cell>
        </table:table-row>
        <table:table-row table:style-name="ro1">
          <table:table-cell/>
          <table:table-cell office:value-type="float" office:value="11.5307775" calcext:value-type="float">
            <text:p>11,5307775</text:p>
          </table:table-cell>
          <table:table-cell office:value-type="float" office:value="6.8998877" calcext:value-type="float">
            <text:p>6,8998877</text:p>
          </table:table-cell>
        </table:table-row>
        <table:table-row table:style-name="ro1">
          <table:table-cell/>
          <table:table-cell office:value-type="float" office:value="10.8579828" calcext:value-type="float">
            <text:p>10,8579828</text:p>
          </table:table-cell>
          <table:table-cell office:value-type="float" office:value="8.0467268" calcext:value-type="float">
            <text:p>8,0467268</text:p>
          </table:table-cell>
        </table:table-row>
        <table:table-row table:style-name="ro1">
          <table:table-cell/>
          <table:table-cell office:value-type="float" office:value="7.7424095" calcext:value-type="float">
            <text:p>7,7424095</text:p>
          </table:table-cell>
          <table:table-cell office:value-type="float" office:value="18.9957172" calcext:value-type="float">
            <text:p>18,9957172</text:p>
          </table:table-cell>
        </table:table-row>
        <table:table-row table:style-name="ro1">
          <table:table-cell/>
          <table:table-cell office:value-type="float" office:value="10.8204604" calcext:value-type="float">
            <text:p>10,8204604</text:p>
          </table:table-cell>
          <table:table-cell office:value-type="float" office:value="7.7067865" calcext:value-type="float">
            <text:p>7,7067865</text:p>
          </table:table-cell>
        </table:table-row>
        <table:table-row table:style-name="ro1">
          <table:table-cell/>
          <table:table-cell office:value-type="float" office:value="12.1032438" calcext:value-type="float">
            <text:p>12,1032438</text:p>
          </table:table-cell>
          <table:table-cell office:value-type="float" office:value="22.8772381" calcext:value-type="float">
            <text:p>22,8772381</text:p>
          </table:table-cell>
        </table:table-row>
        <table:table-row table:style-name="ro1">
          <table:table-cell/>
          <table:table-cell office:value-type="float" office:value="8.6355737" calcext:value-type="float">
            <text:p>8,6355737</text:p>
          </table:table-cell>
          <table:table-cell office:value-type="float" office:value="19.1912397" calcext:value-type="float">
            <text:p>19,1912397</text:p>
          </table:table-cell>
        </table:table-row>
        <table:table-row table:style-name="ro1">
          <table:table-cell/>
          <table:table-cell office:value-type="float" office:value="12.0100205" calcext:value-type="float">
            <text:p>12,0100205</text:p>
          </table:table-cell>
          <table:table-cell office:value-type="float" office:value="8.1299913" calcext:value-type="float">
            <text:p>8,1299913</text:p>
          </table:table-cell>
        </table:table-row>
        <table:table-row table:style-name="ro1">
          <table:table-cell/>
          <table:table-cell office:value-type="float" office:value="12.555844" calcext:value-type="float">
            <text:p>12,555844</text:p>
          </table:table-cell>
          <table:table-cell office:value-type="float" office:value="22.6911322" calcext:value-type="float">
            <text:p>22,6911322</text:p>
          </table:table-cell>
        </table:table-row>
        <table:table-row table:style-name="ro1">
          <table:table-cell/>
          <table:table-cell office:value-type="float" office:value="10.8450851" calcext:value-type="float">
            <text:p>10,8450851</text:p>
          </table:table-cell>
          <table:table-cell office:value-type="float" office:value="22.8160467" calcext:value-type="float">
            <text:p>22,8160467</text:p>
          </table:table-cell>
        </table:table-row>
        <table:table-row table:style-name="ro1">
          <table:table-cell/>
          <table:table-cell office:value-type="float" office:value="11.0859083" calcext:value-type="float">
            <text:p>11,0859083</text:p>
          </table:table-cell>
          <table:table-cell office:value-type="float" office:value="7.0017054" calcext:value-type="float">
            <text:p>7,0017054</text:p>
          </table:table-cell>
        </table:table-row>
        <table:table-row table:style-name="ro1">
          <table:table-cell/>
          <table:table-cell office:value-type="float" office:value="11.6358669" calcext:value-type="float">
            <text:p>11,6358669</text:p>
          </table:table-cell>
          <table:table-cell office:value-type="float" office:value="7.8632935" calcext:value-type="float">
            <text:p>7,8632935</text:p>
          </table:table-cell>
        </table:table-row>
        <table:table-row table:style-name="ro1">
          <table:table-cell/>
          <table:table-cell office:value-type="float" office:value="10.0682393" calcext:value-type="float">
            <text:p>10,0682393</text:p>
          </table:table-cell>
          <table:table-cell office:value-type="float" office:value="7.2296734" calcext:value-type="float">
            <text:p>7,2296734</text:p>
          </table:table-cell>
        </table:table-row>
        <table:table-row table:style-name="ro1">
          <table:table-cell/>
          <table:table-cell office:value-type="float" office:value="12.4582635" calcext:value-type="float">
            <text:p>12,4582635</text:p>
          </table:table-cell>
          <table:table-cell office:value-type="float" office:value="6.6858218" calcext:value-type="float">
            <text:p>6,6858218</text:p>
          </table:table-cell>
        </table:table-row>
        <table:table-row table:style-name="ro1">
          <table:table-cell/>
          <table:table-cell office:value-type="float" office:value="8.8986028" calcext:value-type="float">
            <text:p>8,8986028</text:p>
          </table:table-cell>
          <table:table-cell office:value-type="float" office:value="17.6896429" calcext:value-type="float">
            <text:p>17,6896429</text:p>
          </table:table-cell>
        </table:table-row>
        <table:table-row table:style-name="ro1">
          <table:table-cell/>
          <table:table-cell office:value-type="float" office:value="12.6572372" calcext:value-type="float">
            <text:p>12,6572372</text:p>
          </table:table-cell>
          <table:table-cell office:value-type="float" office:value="6.1340803" calcext:value-type="float">
            <text:p>6,1340803</text:p>
          </table:table-cell>
        </table:table-row>
        <table:table-row table:style-name="ro1">
          <table:table-cell/>
          <table:table-cell office:value-type="float" office:value="11.9838086" calcext:value-type="float">
            <text:p>11,9838086</text:p>
          </table:table-cell>
          <table:table-cell office:value-type="float" office:value="6.3134704" calcext:value-type="float">
            <text:p>6,3134704</text:p>
          </table:table-cell>
        </table:table-row>
        <table:table-row table:style-name="ro1">
          <table:table-cell/>
          <table:table-cell office:value-type="float" office:value="12.2502696" calcext:value-type="float">
            <text:p>12,2502696</text:p>
          </table:table-cell>
          <table:table-cell office:value-type="float" office:value="6.9193763" calcext:value-type="float">
            <text:p>6,9193763</text:p>
          </table:table-cell>
        </table:table-row>
        <table:table-row table:style-name="ro1">
          <table:table-cell/>
          <table:table-cell office:value-type="float" office:value="12.5326717" calcext:value-type="float">
            <text:p>12,5326717</text:p>
          </table:table-cell>
          <table:table-cell office:value-type="float" office:value="8.3289531" calcext:value-type="float">
            <text:p>8,3289531</text:p>
          </table:table-cell>
        </table:table-row>
        <table:table-row table:style-name="ro1">
          <table:table-cell/>
          <table:table-cell office:value-type="float" office:value="12.1819744" calcext:value-type="float">
            <text:p>12,1819744</text:p>
          </table:table-cell>
          <table:table-cell office:value-type="float" office:value="6.8154997" calcext:value-type="float">
            <text:p>6,8154997</text:p>
          </table:table-cell>
        </table:table-row>
        <table:table-row table:style-name="ro1">
          <table:table-cell/>
          <table:table-cell office:value-type="float" office:value="11.4880172" calcext:value-type="float">
            <text:p>11,4880172</text:p>
          </table:table-cell>
          <table:table-cell office:value-type="float" office:value="6.8466149" calcext:value-type="float">
            <text:p>6,8466149</text:p>
          </table:table-cell>
        </table:table-row>
        <table:table-row table:style-name="ro1">
          <table:table-cell/>
          <table:table-cell office:value-type="float" office:value="11.8622299" calcext:value-type="float">
            <text:p>11,8622299</text:p>
          </table:table-cell>
          <table:table-cell office:value-type="float" office:value="8.3317087" calcext:value-type="float">
            <text:p>8,3317087</text:p>
          </table:table-cell>
        </table:table-row>
        <table:table-row table:style-name="ro1">
          <table:table-cell/>
          <table:table-cell office:value-type="float" office:value="11.9193436" calcext:value-type="float">
            <text:p>11,9193436</text:p>
          </table:table-cell>
          <table:table-cell office:value-type="float" office:value="7.9384964" calcext:value-type="float">
            <text:p>7,9384964</text:p>
          </table:table-cell>
        </table:table-row>
        <table:table-row table:style-name="ro1">
          <table:table-cell/>
          <table:table-cell office:value-type="float" office:value="11.1608912" calcext:value-type="float">
            <text:p>11,1608912</text:p>
          </table:table-cell>
          <table:table-cell office:value-type="float" office:value="7.9092725" calcext:value-type="float">
            <text:p>7,9092725</text:p>
          </table:table-cell>
        </table:table-row>
        <table:table-row table:style-name="ro1">
          <table:table-cell/>
          <table:table-cell office:value-type="float" office:value="8.8654776" calcext:value-type="float">
            <text:p>8,8654776</text:p>
          </table:table-cell>
          <table:table-cell office:value-type="float" office:value="18.3606831" calcext:value-type="float">
            <text:p>18,3606831</text:p>
          </table:table-cell>
        </table:table-row>
        <table:table-row table:style-name="ro1">
          <table:table-cell/>
          <table:table-cell office:value-type="float" office:value="12.4758" calcext:value-type="float">
            <text:p>12,4758</text:p>
          </table:table-cell>
          <table:table-cell office:value-type="float" office:value="7.6101254" calcext:value-type="float">
            <text:p>7,6101254</text:p>
          </table:table-cell>
        </table:table-row>
        <table:table-row table:style-name="ro1">
          <table:table-cell/>
          <table:table-cell office:value-type="float" office:value="9.0818631" calcext:value-type="float">
            <text:p>9,0818631</text:p>
          </table:table-cell>
          <table:table-cell office:value-type="float" office:value="19.6287664" calcext:value-type="float">
            <text:p>19,6287664</text:p>
          </table:table-cell>
        </table:table-row>
        <table:table-row table:style-name="ro1">
          <table:table-cell/>
          <table:table-cell office:value-type="float" office:value="12.0243821" calcext:value-type="float">
            <text:p>12,0243821</text:p>
          </table:table-cell>
          <table:table-cell office:value-type="float" office:value="6.5921981" calcext:value-type="float">
            <text:p>6,5921981</text:p>
          </table:table-cell>
        </table:table-row>
        <table:table-row table:style-name="ro1">
          <table:table-cell/>
          <table:table-cell office:value-type="float" office:value="12.3041038" calcext:value-type="float">
            <text:p>12,3041038</text:p>
          </table:table-cell>
          <table:table-cell office:value-type="float" office:value="7.7775257" calcext:value-type="float">
            <text:p>7,7775257</text:p>
          </table:table-cell>
        </table:table-row>
        <table:table-row table:style-name="ro1">
          <table:table-cell/>
          <table:table-cell office:value-type="float" office:value="11.7189536" calcext:value-type="float">
            <text:p>11,7189536</text:p>
          </table:table-cell>
          <table:table-cell office:value-type="float" office:value="7.1459623" calcext:value-type="float">
            <text:p>7,1459623</text:p>
          </table:table-cell>
        </table:table-row>
        <table:table-row table:style-name="ro1">
          <table:table-cell/>
          <table:table-cell office:value-type="float" office:value="8.3065811" calcext:value-type="float">
            <text:p>8,3065811</text:p>
          </table:table-cell>
          <table:table-cell office:value-type="float" office:value="19.0879835" calcext:value-type="float">
            <text:p>19,0879835</text:p>
          </table:table-cell>
        </table:table-row>
        <table:table-row table:style-name="ro1">
          <table:table-cell/>
          <table:table-cell office:value-type="float" office:value="11.7902585" calcext:value-type="float">
            <text:p>11,7902585</text:p>
          </table:table-cell>
          <table:table-cell office:value-type="float" office:value="7.5527144" calcext:value-type="float">
            <text:p>7,5527144</text:p>
          </table:table-cell>
        </table:table-row>
        <table:table-row table:style-name="ro1">
          <table:table-cell/>
          <table:table-cell office:value-type="float" office:value="12.2745204" calcext:value-type="float">
            <text:p>12,2745204</text:p>
          </table:table-cell>
          <table:table-cell office:value-type="float" office:value="7.2622949" calcext:value-type="float">
            <text:p>7,2622949</text:p>
          </table:table-cell>
        </table:table-row>
        <table:table-row table:style-name="ro1">
          <table:table-cell/>
          <table:table-cell office:value-type="float" office:value="12.2073683" calcext:value-type="float">
            <text:p>12,2073683</text:p>
          </table:table-cell>
          <table:table-cell office:value-type="float" office:value="5.9182092" calcext:value-type="float">
            <text:p>5,9182092</text:p>
          </table:table-cell>
        </table:table-row>
        <table:table-row table:style-name="ro1">
          <table:table-cell/>
          <table:table-cell office:value-type="float" office:value="12.3828237" calcext:value-type="float">
            <text:p>12,3828237</text:p>
          </table:table-cell>
          <table:table-cell office:value-type="float" office:value="7.2340967" calcext:value-type="float">
            <text:p>7,2340967</text:p>
          </table:table-cell>
        </table:table-row>
        <table:table-row table:style-name="ro1">
          <table:table-cell/>
          <table:table-cell office:value-type="float" office:value="13.0116491" calcext:value-type="float">
            <text:p>13,0116491</text:p>
          </table:table-cell>
          <table:table-cell office:value-type="float" office:value="8.3479852" calcext:value-type="float">
            <text:p>8,3479852</text:p>
          </table:table-cell>
        </table:table-row>
        <table:table-row table:style-name="ro1">
          <table:table-cell/>
          <table:table-cell office:value-type="float" office:value="11.2331692" calcext:value-type="float">
            <text:p>11,2331692</text:p>
          </table:table-cell>
          <table:table-cell office:value-type="float" office:value="7.3635309" calcext:value-type="float">
            <text:p>7,3635309</text:p>
          </table:table-cell>
        </table:table-row>
        <table:table-row table:style-name="ro1">
          <table:table-cell/>
          <table:table-cell office:value-type="float" office:value="11.6062564" calcext:value-type="float">
            <text:p>11,6062564</text:p>
          </table:table-cell>
          <table:table-cell office:value-type="float" office:value="5.7848322" calcext:value-type="float">
            <text:p>5,7848322</text:p>
          </table:table-cell>
        </table:table-row>
        <table:table-row table:style-name="ro1">
          <table:table-cell/>
          <table:table-cell office:value-type="float" office:value="11.5992862" calcext:value-type="float">
            <text:p>11,5992862</text:p>
          </table:table-cell>
          <table:table-cell office:value-type="float" office:value="22.398298" calcext:value-type="float">
            <text:p>22,398298</text:p>
          </table:table-cell>
        </table:table-row>
        <table:table-row table:style-name="ro1">
          <table:table-cell/>
          <table:table-cell office:value-type="float" office:value="11.2359059" calcext:value-type="float">
            <text:p>11,2359059</text:p>
          </table:table-cell>
          <table:table-cell office:value-type="float" office:value="7.5461257" calcext:value-type="float">
            <text:p>7,5461257</text:p>
          </table:table-cell>
        </table:table-row>
        <table:table-row table:style-name="ro1">
          <table:table-cell/>
          <table:table-cell office:value-type="float" office:value="11.2417286" calcext:value-type="float">
            <text:p>11,2417286</text:p>
          </table:table-cell>
          <table:table-cell office:value-type="float" office:value="23.981009" calcext:value-type="float">
            <text:p>23,981009</text:p>
          </table:table-cell>
        </table:table-row>
        <table:table-row table:style-name="ro1">
          <table:table-cell/>
          <table:table-cell office:value-type="float" office:value="12.5253084" calcext:value-type="float">
            <text:p>12,5253084</text:p>
          </table:table-cell>
          <table:table-cell office:value-type="float" office:value="23.1639716" calcext:value-type="float">
            <text:p>23,1639716</text:p>
          </table:table-cell>
        </table:table-row>
        <table:table-row table:style-name="ro1">
          <table:table-cell/>
          <table:table-cell office:value-type="float" office:value="9.466131" calcext:value-type="float">
            <text:p>9,466131</text:p>
          </table:table-cell>
          <table:table-cell office:value-type="float" office:value="19.3930391" calcext:value-type="float">
            <text:p>19,3930391</text:p>
          </table:table-cell>
        </table:table-row>
        <table:table-row table:style-name="ro1">
          <table:table-cell/>
          <table:table-cell office:value-type="float" office:value="13.2081933" calcext:value-type="float">
            <text:p>13,2081933</text:p>
          </table:table-cell>
          <table:table-cell office:value-type="float" office:value="7.0518456" calcext:value-type="float">
            <text:p>7,0518456</text:p>
          </table:table-cell>
        </table:table-row>
        <table:table-row table:style-name="ro1">
          <table:table-cell/>
          <table:table-cell office:value-type="float" office:value="8.8831608" calcext:value-type="float">
            <text:p>8,8831608</text:p>
          </table:table-cell>
          <table:table-cell office:value-type="float" office:value="17.8612103" calcext:value-type="float">
            <text:p>17,8612103</text:p>
          </table:table-cell>
        </table:table-row>
        <table:table-row table:style-name="ro1">
          <table:table-cell/>
          <table:table-cell office:value-type="float" office:value="11.5704105" calcext:value-type="float">
            <text:p>11,5704105</text:p>
          </table:table-cell>
          <table:table-cell office:value-type="float" office:value="7.8792111" calcext:value-type="float">
            <text:p>7,8792111</text:p>
          </table:table-cell>
        </table:table-row>
        <table:table-row table:style-name="ro1">
          <table:table-cell/>
          <table:table-cell office:value-type="float" office:value="12.0859441" calcext:value-type="float">
            <text:p>12,0859441</text:p>
          </table:table-cell>
          <table:table-cell office:value-type="float" office:value="6.7320596" calcext:value-type="float">
            <text:p>6,7320596</text:p>
          </table:table-cell>
        </table:table-row>
        <table:table-row table:style-name="ro1">
          <table:table-cell/>
          <table:table-cell office:value-type="float" office:value="8.6155098" calcext:value-type="float">
            <text:p>8,6155098</text:p>
          </table:table-cell>
          <table:table-cell office:value-type="float" office:value="19.9048442" calcext:value-type="float">
            <text:p>19,9048442</text:p>
          </table:table-cell>
        </table:table-row>
        <table:table-row table:style-name="ro1">
          <table:table-cell/>
          <table:table-cell office:value-type="float" office:value="11.3690229" calcext:value-type="float">
            <text:p>11,3690229</text:p>
          </table:table-cell>
          <table:table-cell office:value-type="float" office:value="8.1108439" calcext:value-type="float">
            <text:p>8,1108439</text:p>
          </table:table-cell>
        </table:table-row>
        <table:table-row table:style-name="ro1">
          <table:table-cell/>
          <table:table-cell office:value-type="float" office:value="7.5422542" calcext:value-type="float">
            <text:p>7,5422542</text:p>
          </table:table-cell>
          <table:table-cell office:value-type="float" office:value="18.4774326" calcext:value-type="float">
            <text:p>18,4774326</text:p>
          </table:table-cell>
        </table:table-row>
        <table:table-row table:style-name="ro1">
          <table:table-cell/>
          <table:table-cell office:value-type="float" office:value="12.2607507" calcext:value-type="float">
            <text:p>12,2607507</text:p>
          </table:table-cell>
          <table:table-cell office:value-type="float" office:value="8.6923957" calcext:value-type="float">
            <text:p>8,6923957</text:p>
          </table:table-cell>
        </table:table-row>
        <table:table-row table:style-name="ro1">
          <table:table-cell/>
          <table:table-cell office:value-type="float" office:value="12.1775109" calcext:value-type="float">
            <text:p>12,1775109</text:p>
          </table:table-cell>
          <table:table-cell office:value-type="float" office:value="8.0557274" calcext:value-type="float">
            <text:p>8,0557274</text:p>
          </table:table-cell>
        </table:table-row>
        <table:table-row table:style-name="ro1">
          <table:table-cell/>
          <table:table-cell office:value-type="float" office:value="11.503242" calcext:value-type="float">
            <text:p>11,503242</text:p>
          </table:table-cell>
          <table:table-cell office:value-type="float" office:value="7.6380454" calcext:value-type="float">
            <text:p>7,6380454</text:p>
          </table:table-cell>
        </table:table-row>
        <table:table-row table:style-name="ro1">
          <table:table-cell/>
          <table:table-cell office:value-type="float" office:value="12.4704471" calcext:value-type="float">
            <text:p>12,4704471</text:p>
          </table:table-cell>
          <table:table-cell office:value-type="float" office:value="6.9089199" calcext:value-type="float">
            <text:p>6,9089199</text:p>
          </table:table-cell>
        </table:table-row>
        <table:table-row table:style-name="ro1">
          <table:table-cell/>
          <table:table-cell office:value-type="float" office:value="12.762041" calcext:value-type="float">
            <text:p>12,762041</text:p>
          </table:table-cell>
          <table:table-cell office:value-type="float" office:value="6.9828816" calcext:value-type="float">
            <text:p>6,9828816</text:p>
          </table:table-cell>
        </table:table-row>
        <table:table-row table:style-name="ro1">
          <table:table-cell/>
          <table:table-cell office:value-type="float" office:value="13.6002446" calcext:value-type="float">
            <text:p>13,6002446</text:p>
          </table:table-cell>
          <table:table-cell office:value-type="float" office:value="5.9770115" calcext:value-type="float">
            <text:p>5,9770115</text:p>
          </table:table-cell>
        </table:table-row>
        <table:table-row table:style-name="ro1">
          <table:table-cell/>
          <table:table-cell office:value-type="float" office:value="12.7954349" calcext:value-type="float">
            <text:p>12,7954349</text:p>
          </table:table-cell>
          <table:table-cell office:value-type="float" office:value="7.9347451" calcext:value-type="float">
            <text:p>7,9347451</text:p>
          </table:table-cell>
        </table:table-row>
        <table:table-row table:style-name="ro1">
          <table:table-cell/>
          <table:table-cell office:value-type="float" office:value="8.3953467" calcext:value-type="float">
            <text:p>8,3953467</text:p>
          </table:table-cell>
          <table:table-cell office:value-type="float" office:value="18.5213974" calcext:value-type="float">
            <text:p>18,5213974</text:p>
          </table:table-cell>
        </table:table-row>
        <table:table-row table:style-name="ro1">
          <table:table-cell/>
          <table:table-cell office:value-type="float" office:value="11.8352642" calcext:value-type="float">
            <text:p>11,8352642</text:p>
          </table:table-cell>
          <table:table-cell office:value-type="float" office:value="7.2543543" calcext:value-type="float">
            <text:p>7,2543543</text:p>
          </table:table-cell>
        </table:table-row>
        <table:table-row table:style-name="ro1">
          <table:table-cell/>
          <table:table-cell office:value-type="float" office:value="11.029918" calcext:value-type="float">
            <text:p>11,029918</text:p>
          </table:table-cell>
          <table:table-cell office:value-type="float" office:value="24.0330827" calcext:value-type="float">
            <text:p>24,0330827</text:p>
          </table:table-cell>
        </table:table-row>
        <table:table-row table:style-name="ro1">
          <table:table-cell/>
          <table:table-cell office:value-type="float" office:value="8.4331776" calcext:value-type="float">
            <text:p>8,4331776</text:p>
          </table:table-cell>
          <table:table-cell office:value-type="float" office:value="19.2505961" calcext:value-type="float">
            <text:p>19,2505961</text:p>
          </table:table-cell>
        </table:table-row>
        <table:table-row table:style-name="ro1">
          <table:table-cell/>
          <table:table-cell office:value-type="float" office:value="12.1370134" calcext:value-type="float">
            <text:p>12,1370134</text:p>
          </table:table-cell>
          <table:table-cell office:value-type="float" office:value="7.5973656" calcext:value-type="float">
            <text:p>7,5973656</text:p>
          </table:table-cell>
        </table:table-row>
        <table:table-row table:style-name="ro1">
          <table:table-cell/>
          <table:table-cell office:value-type="float" office:value="11.9612523" calcext:value-type="float">
            <text:p>11,9612523</text:p>
          </table:table-cell>
          <table:table-cell office:value-type="float" office:value="23.2582414" calcext:value-type="float">
            <text:p>23,2582414</text:p>
          </table:table-cell>
        </table:table-row>
        <table:table-row table:style-name="ro1">
          <table:table-cell/>
          <table:table-cell office:value-type="float" office:value="8.2237549" calcext:value-type="float">
            <text:p>8,2237549</text:p>
          </table:table-cell>
          <table:table-cell office:value-type="float" office:value="18.923885" calcext:value-type="float">
            <text:p>18,923885</text:p>
          </table:table-cell>
        </table:table-row>
        <table:table-row table:style-name="ro1">
          <table:table-cell/>
          <table:table-cell office:value-type="float" office:value="13.0693618" calcext:value-type="float">
            <text:p>13,0693618</text:p>
          </table:table-cell>
          <table:table-cell office:value-type="float" office:value="7.1060976" calcext:value-type="float">
            <text:p>7,1060976</text:p>
          </table:table-cell>
        </table:table-row>
        <table:table-row table:style-name="ro1">
          <table:table-cell/>
          <table:table-cell office:value-type="float" office:value="8.3820844" calcext:value-type="float">
            <text:p>8,3820844</text:p>
          </table:table-cell>
          <table:table-cell office:value-type="float" office:value="18.5435637" calcext:value-type="float">
            <text:p>18,5435637</text:p>
          </table:table-cell>
        </table:table-row>
        <table:table-row table:style-name="ro1">
          <table:table-cell/>
          <table:table-cell office:value-type="float" office:value="8.149264" calcext:value-type="float">
            <text:p>8,149264</text:p>
          </table:table-cell>
          <table:table-cell office:value-type="float" office:value="19.4711513" calcext:value-type="float">
            <text:p>19,4711513</text:p>
          </table:table-cell>
        </table:table-row>
        <table:table-row table:style-name="ro1">
          <table:table-cell/>
          <table:table-cell office:value-type="float" office:value="11.6608726" calcext:value-type="float">
            <text:p>11,6608726</text:p>
          </table:table-cell>
          <table:table-cell office:value-type="float" office:value="7.134587" calcext:value-type="float">
            <text:p>7,134587</text:p>
          </table:table-cell>
        </table:table-row>
        <table:table-row table:style-name="ro1">
          <table:table-cell/>
          <table:table-cell office:value-type="float" office:value="12.3465502" calcext:value-type="float">
            <text:p>12,3465502</text:p>
          </table:table-cell>
          <table:table-cell office:value-type="float" office:value="7.2014497" calcext:value-type="float">
            <text:p>7,2014497</text:p>
          </table:table-cell>
        </table:table-row>
        <table:table-row table:style-name="ro1">
          <table:table-cell/>
          <table:table-cell office:value-type="float" office:value="9.3571471" calcext:value-type="float">
            <text:p>9,3571471</text:p>
          </table:table-cell>
          <table:table-cell office:value-type="float" office:value="18.6949771" calcext:value-type="float">
            <text:p>18,6949771</text:p>
          </table:table-cell>
        </table:table-row>
        <table:table-row table:style-name="ro1">
          <table:table-cell/>
          <table:table-cell office:value-type="float" office:value="12.9952389" calcext:value-type="float">
            <text:p>12,9952389</text:p>
          </table:table-cell>
          <table:table-cell office:value-type="float" office:value="6.7820182" calcext:value-type="float">
            <text:p>6,7820182</text:p>
          </table:table-cell>
        </table:table-row>
        <table:table-row table:style-name="ro1">
          <table:table-cell/>
          <table:table-cell office:value-type="float" office:value="11.9006089" calcext:value-type="float">
            <text:p>11,9006089</text:p>
          </table:table-cell>
          <table:table-cell office:value-type="float" office:value="6.0603043" calcext:value-type="float">
            <text:p>6,060304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1.4117673" calcext:value-type="float">
            <text:p>11,4117673</text:p>
          </table:table-cell>
          <table:table-cell office:value-type="float" office:value="7.7582538" calcext:value-type="float">
            <text:p>7,7582538</text:p>
          </table:table-cell>
        </table:table-row>
        <table:table-row table:style-name="ro1">
          <table:table-cell/>
          <table:table-cell office:value-type="float" office:value="10.4277372" calcext:value-type="float">
            <text:p>10,4277372</text:p>
          </table:table-cell>
          <table:table-cell office:value-type="float" office:value="7.7231448" calcext:value-type="float">
            <text:p>7,7231448</text:p>
          </table:table-cell>
        </table:table-row>
        <table:table-row table:style-name="ro1">
          <table:table-cell/>
          <table:table-cell office:value-type="float" office:value="9.6267208" calcext:value-type="float">
            <text:p>9,6267208</text:p>
          </table:table-cell>
          <table:table-cell office:value-type="float" office:value="19.3609039" calcext:value-type="float">
            <text:p>19,3609039</text:p>
          </table:table-cell>
        </table:table-row>
        <table:table-row table:style-name="ro1">
          <table:table-cell/>
          <table:table-cell office:value-type="float" office:value="11.7947049" calcext:value-type="float">
            <text:p>11,7947049</text:p>
          </table:table-cell>
          <table:table-cell office:value-type="float" office:value="8.1413488" calcext:value-type="float">
            <text:p>8,1413488</text:p>
          </table:table-cell>
        </table:table-row>
        <table:table-row table:style-name="ro1">
          <table:table-cell/>
          <table:table-cell office:value-type="float" office:value="11.903348" calcext:value-type="float">
            <text:p>11,903348</text:p>
          </table:table-cell>
          <table:table-cell office:value-type="float" office:value="8.0990288" calcext:value-type="float">
            <text:p>8,0990288</text:p>
          </table:table-cell>
        </table:table-row>
        <table:table-row table:style-name="ro1">
          <table:table-cell/>
          <table:table-cell office:value-type="float" office:value="12.3867413" calcext:value-type="float">
            <text:p>12,3867413</text:p>
          </table:table-cell>
          <table:table-cell office:value-type="float" office:value="6.1234519" calcext:value-type="float">
            <text:p>6,1234519</text:p>
          </table:table-cell>
        </table:table-row>
        <table:table-row table:style-name="ro1">
          <table:table-cell/>
          <table:table-cell office:value-type="float" office:value="11.0044159" calcext:value-type="float">
            <text:p>11,0044159</text:p>
          </table:table-cell>
          <table:table-cell office:value-type="float" office:value="7.0968284" calcext:value-type="float">
            <text:p>7,0968284</text:p>
          </table:table-cell>
        </table:table-row>
        <table:table-row table:style-name="ro1">
          <table:table-cell/>
          <table:table-cell office:value-type="float" office:value="11.3650869" calcext:value-type="float">
            <text:p>11,3650869</text:p>
          </table:table-cell>
          <table:table-cell office:value-type="float" office:value="6.3720743" calcext:value-type="float">
            <text:p>6,3720743</text:p>
          </table:table-cell>
        </table:table-row>
        <table:table-row table:style-name="ro1">
          <table:table-cell/>
          <table:table-cell office:value-type="float" office:value="12.8887804" calcext:value-type="float">
            <text:p>12,8887804</text:p>
          </table:table-cell>
          <table:table-cell office:value-type="float" office:value="8.4294103" calcext:value-type="float">
            <text:p>8,4294103</text:p>
          </table:table-cell>
        </table:table-row>
        <table:table-row table:style-name="ro1">
          <table:table-cell/>
          <table:table-cell office:value-type="float" office:value="13.1392707" calcext:value-type="float">
            <text:p>13,1392707</text:p>
          </table:table-cell>
          <table:table-cell office:value-type="float" office:value="6.4571824" calcext:value-type="float">
            <text:p>6,4571824</text:p>
          </table:table-cell>
        </table:table-row>
        <table:table-row table:style-name="ro1">
          <table:table-cell/>
          <table:table-cell office:value-type="float" office:value="11.2641563" calcext:value-type="float">
            <text:p>11,2641563</text:p>
          </table:table-cell>
          <table:table-cell office:value-type="float" office:value="6.7371457" calcext:value-type="float">
            <text:p>6,7371457</text:p>
          </table:table-cell>
        </table:table-row>
        <table:table-row table:style-name="ro1">
          <table:table-cell/>
          <table:table-cell office:value-type="float" office:value="11.696472" calcext:value-type="float">
            <text:p>11,696472</text:p>
          </table:table-cell>
          <table:table-cell office:value-type="float" office:value="7.7598242" calcext:value-type="float">
            <text:p>7,7598242</text:p>
          </table:table-cell>
        </table:table-row>
        <table:table-row table:style-name="ro1">
          <table:table-cell/>
          <table:table-cell office:value-type="float" office:value="12.9040333" calcext:value-type="float">
            <text:p>12,9040333</text:p>
          </table:table-cell>
          <table:table-cell office:value-type="float" office:value="5.3879167" calcext:value-type="float">
            <text:p>5,3879167</text:p>
          </table:table-cell>
        </table:table-row>
        <table:table-row table:style-name="ro1">
          <table:table-cell/>
          <table:table-cell office:value-type="float" office:value="12.3846652" calcext:value-type="float">
            <text:p>12,3846652</text:p>
          </table:table-cell>
          <table:table-cell office:value-type="float" office:value="7.6528564" calcext:value-type="float">
            <text:p>7,6528564</text:p>
          </table:table-cell>
        </table:table-row>
        <table:table-row table:style-name="ro1">
          <table:table-cell/>
          <table:table-cell office:value-type="float" office:value="13.0036938" calcext:value-type="float">
            <text:p>13,0036938</text:p>
          </table:table-cell>
          <table:table-cell office:value-type="float" office:value="6.3760561" calcext:value-type="float">
            <text:p>6,3760561</text:p>
          </table:table-cell>
        </table:table-row>
        <table:table-row table:style-name="ro1">
          <table:table-cell/>
          <table:table-cell office:value-type="float" office:value="8.9358743" calcext:value-type="float">
            <text:p>8,9358743</text:p>
          </table:table-cell>
          <table:table-cell office:value-type="float" office:value="19.9306304" calcext:value-type="float">
            <text:p>19,9306304</text:p>
          </table:table-cell>
        </table:table-row>
        <table:table-row table:style-name="ro1">
          <table:table-cell/>
          <table:table-cell office:value-type="float" office:value="11.7653162" calcext:value-type="float">
            <text:p>11,7653162</text:p>
          </table:table-cell>
          <table:table-cell office:value-type="float" office:value="7.0755897" calcext:value-type="float">
            <text:p>7,0755897</text:p>
          </table:table-cell>
        </table:table-row>
        <table:table-row table:style-name="ro1">
          <table:table-cell/>
          <table:table-cell office:value-type="float" office:value="7.6456757" calcext:value-type="float">
            <text:p>7,6456757</text:p>
          </table:table-cell>
          <table:table-cell office:value-type="float" office:value="18.1547811" calcext:value-type="float">
            <text:p>18,1547811</text:p>
          </table:table-cell>
        </table:table-row>
        <table:table-row table:style-name="ro1">
          <table:table-cell/>
          <table:table-cell office:value-type="float" office:value="8.574285" calcext:value-type="float">
            <text:p>8,574285</text:p>
          </table:table-cell>
          <table:table-cell office:value-type="float" office:value="19.1518965" calcext:value-type="float">
            <text:p>19,1518965</text:p>
          </table:table-cell>
        </table:table-row>
        <table:table-row table:style-name="ro1">
          <table:table-cell/>
          <table:table-cell office:value-type="float" office:value="12.6783615" calcext:value-type="float">
            <text:p>12,6783615</text:p>
          </table:table-cell>
          <table:table-cell office:value-type="float" office:value="7.462643" calcext:value-type="float">
            <text:p>7,462643</text:p>
          </table:table-cell>
        </table:table-row>
        <table:table-row table:style-name="ro1">
          <table:table-cell/>
          <table:table-cell office:value-type="float" office:value="11.7147448" calcext:value-type="float">
            <text:p>11,7147448</text:p>
          </table:table-cell>
          <table:table-cell office:value-type="float" office:value="8.1435657" calcext:value-type="float">
            <text:p>8,1435657</text:p>
          </table:table-cell>
        </table:table-row>
        <table:table-row table:style-name="ro1">
          <table:table-cell/>
          <table:table-cell office:value-type="float" office:value="13.1181663" calcext:value-type="float">
            <text:p>13,1181663</text:p>
          </table:table-cell>
          <table:table-cell office:value-type="float" office:value="24.0266987" calcext:value-type="float">
            <text:p>24,0266987</text:p>
          </table:table-cell>
        </table:table-row>
        <table:table-row table:style-name="ro1">
          <table:table-cell/>
          <table:table-cell office:value-type="float" office:value="11.4474587" calcext:value-type="float">
            <text:p>11,4474587</text:p>
          </table:table-cell>
          <table:table-cell office:value-type="float" office:value="8.5670441" calcext:value-type="float">
            <text:p>8,5670441</text:p>
          </table:table-cell>
        </table:table-row>
        <table:table-row table:style-name="ro1">
          <table:table-cell/>
          <table:table-cell office:value-type="float" office:value="12.5582491" calcext:value-type="float">
            <text:p>12,5582491</text:p>
          </table:table-cell>
          <table:table-cell office:value-type="float" office:value="6.9407028" calcext:value-type="float">
            <text:p>6,9407028</text:p>
          </table:table-cell>
        </table:table-row>
        <table:table-row table:style-name="ro1">
          <table:table-cell/>
          <table:table-cell office:value-type="float" office:value="11.585058" calcext:value-type="float">
            <text:p>11,585058</text:p>
          </table:table-cell>
          <table:table-cell office:value-type="float" office:value="7.6400619" calcext:value-type="float">
            <text:p>7,6400619</text:p>
          </table:table-cell>
        </table:table-row>
        <table:table-row table:style-name="ro1">
          <table:table-cell/>
          <table:table-cell office:value-type="float" office:value="12.5538666" calcext:value-type="float">
            <text:p>12,5538666</text:p>
          </table:table-cell>
          <table:table-cell office:value-type="float" office:value="7.6725753" calcext:value-type="float">
            <text:p>7,6725753</text:p>
          </table:table-cell>
        </table:table-row>
        <table:table-row table:style-name="ro1">
          <table:table-cell/>
          <table:table-cell office:value-type="float" office:value="12.3905639" calcext:value-type="float">
            <text:p>12,3905639</text:p>
          </table:table-cell>
          <table:table-cell office:value-type="float" office:value="8.4144011" calcext:value-type="float">
            <text:p>8,4144011</text:p>
          </table:table-cell>
        </table:table-row>
        <table:table-row table:style-name="ro1">
          <table:table-cell/>
          <table:table-cell office:value-type="float" office:value="12.2482241" calcext:value-type="float">
            <text:p>12,2482241</text:p>
          </table:table-cell>
          <table:table-cell office:value-type="float" office:value="23.5824007" calcext:value-type="float">
            <text:p>23,5824007</text:p>
          </table:table-cell>
        </table:table-row>
        <table:table-row table:style-name="ro1">
          <table:table-cell/>
          <table:table-cell office:value-type="float" office:value="11.8042274" calcext:value-type="float">
            <text:p>11,8042274</text:p>
          </table:table-cell>
          <table:table-cell office:value-type="float" office:value="7.3248782" calcext:value-type="float">
            <text:p>7,3248782</text:p>
          </table:table-cell>
        </table:table-row>
        <table:table-row table:style-name="ro1">
          <table:table-cell/>
          <table:table-cell office:value-type="float" office:value="11.8563935" calcext:value-type="float">
            <text:p>11,8563935</text:p>
          </table:table-cell>
          <table:table-cell office:value-type="float" office:value="7.1413428" calcext:value-type="float">
            <text:p>7,1413428</text:p>
          </table:table-cell>
        </table:table-row>
        <table:table-row table:style-name="ro1">
          <table:table-cell/>
          <table:table-cell office:value-type="float" office:value="10.8988952" calcext:value-type="float">
            <text:p>10,8988952</text:p>
          </table:table-cell>
          <table:table-cell office:value-type="float" office:value="7.7425397" calcext:value-type="float">
            <text:p>7,7425397</text:p>
          </table:table-cell>
        </table:table-row>
        <table:table-row table:style-name="ro1">
          <table:table-cell/>
          <table:table-cell office:value-type="float" office:value="11.3156749" calcext:value-type="float">
            <text:p>11,3156749</text:p>
          </table:table-cell>
          <table:table-cell office:value-type="float" office:value="7.67205" calcext:value-type="float">
            <text:p>7,67205</text:p>
          </table:table-cell>
        </table:table-row>
        <table:table-row table:style-name="ro1">
          <table:table-cell/>
          <table:table-cell office:value-type="float" office:value="9.609172" calcext:value-type="float">
            <text:p>9,609172</text:p>
          </table:table-cell>
          <table:table-cell office:value-type="float" office:value="18.5285137" calcext:value-type="float">
            <text:p>18,5285137</text:p>
          </table:table-cell>
        </table:table-row>
        <table:table-row table:style-name="ro1">
          <table:table-cell/>
          <table:table-cell office:value-type="float" office:value="12.7062717" calcext:value-type="float">
            <text:p>12,7062717</text:p>
          </table:table-cell>
          <table:table-cell office:value-type="float" office:value="7.0241929" calcext:value-type="float">
            <text:p>7,0241929</text:p>
          </table:table-cell>
        </table:table-row>
        <table:table-row table:style-name="ro1">
          <table:table-cell/>
          <table:table-cell office:value-type="float" office:value="11.7790509" calcext:value-type="float">
            <text:p>11,7790509</text:p>
          </table:table-cell>
          <table:table-cell office:value-type="float" office:value="7.4344938" calcext:value-type="float">
            <text:p>7,4344938</text:p>
          </table:table-cell>
        </table:table-row>
        <table:table-row table:style-name="ro1">
          <table:table-cell/>
          <table:table-cell office:value-type="float" office:value="13.079709" calcext:value-type="float">
            <text:p>13,079709</text:p>
          </table:table-cell>
          <table:table-cell office:value-type="float" office:value="8.4126727" calcext:value-type="float">
            <text:p>8,4126727</text:p>
          </table:table-cell>
        </table:table-row>
        <table:table-row table:style-name="ro1">
          <table:table-cell/>
          <table:table-cell office:value-type="float" office:value="12.0882877" calcext:value-type="float">
            <text:p>12,0882877</text:p>
          </table:table-cell>
          <table:table-cell office:value-type="float" office:value="7.404192" calcext:value-type="float">
            <text:p>7,404192</text:p>
          </table:table-cell>
        </table:table-row>
        <table:table-row table:style-name="ro1">
          <table:table-cell/>
          <table:table-cell office:value-type="float" office:value="13.4348841" calcext:value-type="float">
            <text:p>13,4348841</text:p>
          </table:table-cell>
          <table:table-cell office:value-type="float" office:value="7.9790648" calcext:value-type="float">
            <text:p>7,9790648</text:p>
          </table:table-cell>
        </table:table-row>
        <table:table-row table:style-name="ro1">
          <table:table-cell/>
          <table:table-cell office:value-type="float" office:value="11.06446" calcext:value-type="float">
            <text:p>11,06446</text:p>
          </table:table-cell>
          <table:table-cell office:value-type="float" office:value="22.5810825" calcext:value-type="float">
            <text:p>22,5810825</text:p>
          </table:table-cell>
        </table:table-row>
        <table:table-row table:style-name="ro1">
          <table:table-cell/>
          <table:table-cell office:value-type="float" office:value="13.0740895" calcext:value-type="float">
            <text:p>13,0740895</text:p>
          </table:table-cell>
          <table:table-cell office:value-type="float" office:value="24.0694532" calcext:value-type="float">
            <text:p>24,0694532</text:p>
          </table:table-cell>
        </table:table-row>
        <table:table-row table:style-name="ro1">
          <table:table-cell/>
          <table:table-cell office:value-type="float" office:value="12.9400612" calcext:value-type="float">
            <text:p>12,9400612</text:p>
          </table:table-cell>
          <table:table-cell office:value-type="float" office:value="7.3047049" calcext:value-type="float">
            <text:p>7,3047049</text:p>
          </table:table-cell>
        </table:table-row>
        <table:table-row table:style-name="ro1">
          <table:table-cell/>
          <table:table-cell office:value-type="float" office:value="7.211303" calcext:value-type="float">
            <text:p>7,211303</text:p>
          </table:table-cell>
          <table:table-cell office:value-type="float" office:value="18.8694098" calcext:value-type="float">
            <text:p>18,8694098</text:p>
          </table:table-cell>
        </table:table-row>
        <table:table-row table:style-name="ro1">
          <table:table-cell/>
          <table:table-cell office:value-type="float" office:value="12.1729548" calcext:value-type="float">
            <text:p>12,1729548</text:p>
          </table:table-cell>
          <table:table-cell office:value-type="float" office:value="6.6328051" calcext:value-type="float">
            <text:p>6,6328051</text:p>
          </table:table-cell>
        </table:table-row>
        <table:table-row table:style-name="ro1">
          <table:table-cell/>
          <table:table-cell office:value-type="float" office:value="11.2699449" calcext:value-type="float">
            <text:p>11,2699449</text:p>
          </table:table-cell>
          <table:table-cell office:value-type="float" office:value="7.6323029" calcext:value-type="float">
            <text:p>7,6323029</text:p>
          </table:table-cell>
        </table:table-row>
        <table:table-row table:style-name="ro1">
          <table:table-cell/>
          <table:table-cell office:value-type="float" office:value="11.7865428" calcext:value-type="float">
            <text:p>11,7865428</text:p>
          </table:table-cell>
          <table:table-cell office:value-type="float" office:value="8.2490601" calcext:value-type="float">
            <text:p>8,2490601</text:p>
          </table:table-cell>
        </table:table-row>
        <table:table-row table:style-name="ro1">
          <table:table-cell/>
          <table:table-cell office:value-type="float" office:value="13.282647" calcext:value-type="float">
            <text:p>13,282647</text:p>
          </table:table-cell>
          <table:table-cell office:value-type="float" office:value="8.0359625" calcext:value-type="float">
            <text:p>8,0359625</text:p>
          </table:table-cell>
        </table:table-row>
        <table:table-row table:style-name="ro1">
          <table:table-cell/>
          <table:table-cell office:value-type="float" office:value="12.4091553" calcext:value-type="float">
            <text:p>12,4091553</text:p>
          </table:table-cell>
          <table:table-cell office:value-type="float" office:value="7.194729" calcext:value-type="float">
            <text:p>7,194729</text:p>
          </table:table-cell>
        </table:table-row>
        <table:table-row table:style-name="ro1">
          <table:table-cell/>
          <table:table-cell office:value-type="float" office:value="11.6455707" calcext:value-type="float">
            <text:p>11,6455707</text:p>
          </table:table-cell>
          <table:table-cell office:value-type="float" office:value="7.3710312" calcext:value-type="float">
            <text:p>7,3710312</text:p>
          </table:table-cell>
        </table:table-row>
        <table:table-row table:style-name="ro1">
          <table:table-cell/>
          <table:table-cell office:value-type="float" office:value="9.0311045" calcext:value-type="float">
            <text:p>9,0311045</text:p>
          </table:table-cell>
          <table:table-cell office:value-type="float" office:value="19.4432798" calcext:value-type="float">
            <text:p>19,4432798</text:p>
          </table:table-cell>
        </table:table-row>
        <table:table-row table:style-name="ro1">
          <table:table-cell/>
          <table:table-cell office:value-type="float" office:value="11.0413346" calcext:value-type="float">
            <text:p>11,0413346</text:p>
          </table:table-cell>
          <table:table-cell office:value-type="float" office:value="23.048834" calcext:value-type="float">
            <text:p>23,048834</text:p>
          </table:table-cell>
        </table:table-row>
        <table:table-row table:style-name="ro1">
          <table:table-cell/>
          <table:table-cell office:value-type="float" office:value="12.3484314" calcext:value-type="float">
            <text:p>12,3484314</text:p>
          </table:table-cell>
          <table:table-cell office:value-type="float" office:value="6.9955144" calcext:value-type="float">
            <text:p>6,9955144</text:p>
          </table:table-cell>
        </table:table-row>
        <table:table-row table:style-name="ro1">
          <table:table-cell/>
          <table:table-cell office:value-type="float" office:value="12.0603345" calcext:value-type="float">
            <text:p>12,0603345</text:p>
          </table:table-cell>
          <table:table-cell office:value-type="float" office:value="7.1252392" calcext:value-type="float">
            <text:p>7,1252392</text:p>
          </table:table-cell>
        </table:table-row>
        <table:table-row table:style-name="ro1">
          <table:table-cell/>
          <table:table-cell office:value-type="float" office:value="12.3048258" calcext:value-type="float">
            <text:p>12,3048258</text:p>
          </table:table-cell>
          <table:table-cell office:value-type="float" office:value="6.317128" calcext:value-type="float">
            <text:p>6,317128</text:p>
          </table:table-cell>
        </table:table-row>
        <table:table-row table:style-name="ro1">
          <table:table-cell/>
          <table:table-cell office:value-type="float" office:value="11.8638765" calcext:value-type="float">
            <text:p>11,8638765</text:p>
          </table:table-cell>
          <table:table-cell office:value-type="float" office:value="22.8227137" calcext:value-type="float">
            <text:p>22,8227137</text:p>
          </table:table-cell>
        </table:table-row>
        <table:table-row table:style-name="ro1">
          <table:table-cell/>
          <table:table-cell office:value-type="float" office:value="13.7466312" calcext:value-type="float">
            <text:p>13,7466312</text:p>
          </table:table-cell>
          <table:table-cell office:value-type="float" office:value="7.055677" calcext:value-type="float">
            <text:p>7,055677</text:p>
          </table:table-cell>
        </table:table-row>
        <table:table-row table:style-name="ro1">
          <table:table-cell/>
          <table:table-cell office:value-type="float" office:value="6.7774238" calcext:value-type="float">
            <text:p>6,7774238</text:p>
          </table:table-cell>
          <table:table-cell office:value-type="float" office:value="19.0163144" calcext:value-type="float">
            <text:p>19,0163144</text:p>
          </table:table-cell>
        </table:table-row>
        <table:table-row table:style-name="ro1">
          <table:table-cell/>
          <table:table-cell office:value-type="float" office:value="12.1986083" calcext:value-type="float">
            <text:p>12,1986083</text:p>
          </table:table-cell>
          <table:table-cell office:value-type="float" office:value="7.0110885" calcext:value-type="float">
            <text:p>7,0110885</text:p>
          </table:table-cell>
        </table:table-row>
        <table:table-row table:style-name="ro1">
          <table:table-cell/>
          <table:table-cell office:value-type="float" office:value="13.2981964" calcext:value-type="float">
            <text:p>13,2981964</text:p>
          </table:table-cell>
          <table:table-cell office:value-type="float" office:value="7.62657" calcext:value-type="float">
            <text:p>7,62657</text:p>
          </table:table-cell>
        </table:table-row>
        <table:table-row table:style-name="ro1">
          <table:table-cell/>
          <table:table-cell office:value-type="float" office:value="11.8274101" calcext:value-type="float">
            <text:p>11,8274101</text:p>
          </table:table-cell>
          <table:table-cell office:value-type="float" office:value="7.3685682" calcext:value-type="float">
            <text:p>7,3685682</text:p>
          </table:table-cell>
        </table:table-row>
        <table:table-row table:style-name="ro1">
          <table:table-cell/>
          <table:table-cell office:value-type="float" office:value="11.8851423" calcext:value-type="float">
            <text:p>11,8851423</text:p>
          </table:table-cell>
          <table:table-cell office:value-type="float" office:value="7.0613025" calcext:value-type="float">
            <text:p>7,0613025</text:p>
          </table:table-cell>
        </table:table-row>
        <table:table-row table:style-name="ro1">
          <table:table-cell/>
          <table:table-cell office:value-type="float" office:value="12.4041823" calcext:value-type="float">
            <text:p>12,4041823</text:p>
          </table:table-cell>
          <table:table-cell office:value-type="float" office:value="7.0564912" calcext:value-type="float">
            <text:p>7,0564912</text:p>
          </table:table-cell>
        </table:table-row>
        <table:table-row table:style-name="ro1">
          <table:table-cell/>
          <table:table-cell office:value-type="float" office:value="10.2322384" calcext:value-type="float">
            <text:p>10,2322384</text:p>
          </table:table-cell>
          <table:table-cell office:value-type="float" office:value="18.6078269" calcext:value-type="float">
            <text:p>18,6078269</text:p>
          </table:table-cell>
        </table:table-row>
        <table:table-row table:style-name="ro1">
          <table:table-cell/>
          <table:table-cell office:value-type="float" office:value="8.6538471" calcext:value-type="float">
            <text:p>8,6538471</text:p>
          </table:table-cell>
          <table:table-cell office:value-type="float" office:value="19.0794452" calcext:value-type="float">
            <text:p>19,0794452</text:p>
          </table:table-cell>
        </table:table-row>
        <table:table-row table:style-name="ro1">
          <table:table-cell/>
          <table:table-cell office:value-type="float" office:value="11.3770037" calcext:value-type="float">
            <text:p>11,3770037</text:p>
          </table:table-cell>
          <table:table-cell office:value-type="float" office:value="7.2577905" calcext:value-type="float">
            <text:p>7,2577905</text:p>
          </table:table-cell>
        </table:table-row>
        <table:table-row table:style-name="ro1">
          <table:table-cell/>
          <table:table-cell office:value-type="float" office:value="12.1900922" calcext:value-type="float">
            <text:p>12,1900922</text:p>
          </table:table-cell>
          <table:table-cell office:value-type="float" office:value="7.2891875" calcext:value-type="float">
            <text:p>7,2891875</text:p>
          </table:table-cell>
        </table:table-row>
        <table:table-row table:style-name="ro1">
          <table:table-cell/>
          <table:table-cell office:value-type="float" office:value="11.8389056" calcext:value-type="float">
            <text:p>11,8389056</text:p>
          </table:table-cell>
          <table:table-cell office:value-type="float" office:value="6.8367347" calcext:value-type="float">
            <text:p>6,8367347</text:p>
          </table:table-cell>
        </table:table-row>
        <table:table-row table:style-name="ro1">
          <table:table-cell/>
          <table:table-cell office:value-type="float" office:value="13.1202361" calcext:value-type="float">
            <text:p>13,1202361</text:p>
          </table:table-cell>
          <table:table-cell office:value-type="float" office:value="7.5148483" calcext:value-type="float">
            <text:p>7,5148483</text:p>
          </table:table-cell>
        </table:table-row>
        <table:table-row table:style-name="ro1">
          <table:table-cell/>
          <table:table-cell office:value-type="float" office:value="12.7047874" calcext:value-type="float">
            <text:p>12,7047874</text:p>
          </table:table-cell>
          <table:table-cell office:value-type="float" office:value="7.7034197" calcext:value-type="float">
            <text:p>7,7034197</text:p>
          </table:table-cell>
        </table:table-row>
        <table:table-row table:style-name="ro1">
          <table:table-cell/>
          <table:table-cell office:value-type="float" office:value="8.8883248" calcext:value-type="float">
            <text:p>8,8883248</text:p>
          </table:table-cell>
          <table:table-cell office:value-type="float" office:value="18.747494" calcext:value-type="float">
            <text:p>18,747494</text:p>
          </table:table-cell>
        </table:table-row>
        <table:table-row table:style-name="ro1">
          <table:table-cell/>
          <table:table-cell office:value-type="float" office:value="12.0293272" calcext:value-type="float">
            <text:p>12,0293272</text:p>
          </table:table-cell>
          <table:table-cell office:value-type="float" office:value="6.9013916" calcext:value-type="float">
            <text:p>6,9013916</text:p>
          </table:table-cell>
        </table:table-row>
        <table:table-row table:style-name="ro1">
          <table:table-cell/>
          <table:table-cell office:value-type="float" office:value="12.5855302" calcext:value-type="float">
            <text:p>12,5855302</text:p>
          </table:table-cell>
          <table:table-cell office:value-type="float" office:value="7.3808362" calcext:value-type="float">
            <text:p>7,3808362</text:p>
          </table:table-cell>
        </table:table-row>
        <table:table-row table:style-name="ro1">
          <table:table-cell/>
          <table:table-cell office:value-type="float" office:value="14.280222" calcext:value-type="float">
            <text:p>14,280222</text:p>
          </table:table-cell>
          <table:table-cell office:value-type="float" office:value="6.0701634" calcext:value-type="float">
            <text:p>6,0701634</text:p>
          </table:table-cell>
        </table:table-row>
        <table:table-row table:style-name="ro1">
          <table:table-cell/>
          <table:table-cell office:value-type="float" office:value="12.9522341" calcext:value-type="float">
            <text:p>12,9522341</text:p>
          </table:table-cell>
          <table:table-cell office:value-type="float" office:value="7.6049823" calcext:value-type="float">
            <text:p>7,6049823</text:p>
          </table:table-cell>
        </table:table-row>
        <table:table-row table:style-name="ro1">
          <table:table-cell/>
          <table:table-cell office:value-type="float" office:value="13.4915812" calcext:value-type="float">
            <text:p>13,4915812</text:p>
          </table:table-cell>
          <table:table-cell office:value-type="float" office:value="7.484367" calcext:value-type="float">
            <text:p>7,484367</text:p>
          </table:table-cell>
        </table:table-row>
        <table:table-row table:style-name="ro1">
          <table:table-cell/>
          <table:table-cell office:value-type="float" office:value="14.136019" calcext:value-type="float">
            <text:p>14,136019</text:p>
          </table:table-cell>
          <table:table-cell office:value-type="float" office:value="6.8636485" calcext:value-type="float">
            <text:p>6,8636485</text:p>
          </table:table-cell>
        </table:table-row>
        <table:table-row table:style-name="ro1">
          <table:table-cell/>
          <table:table-cell office:value-type="float" office:value="11.511062" calcext:value-type="float">
            <text:p>11,511062</text:p>
          </table:table-cell>
          <table:table-cell office:value-type="float" office:value="7.7675459" calcext:value-type="float">
            <text:p>7,7675459</text:p>
          </table:table-cell>
        </table:table-row>
        <table:table-row table:style-name="ro1">
          <table:table-cell/>
          <table:table-cell office:value-type="float" office:value="12.1108425" calcext:value-type="float">
            <text:p>12,1108425</text:p>
          </table:table-cell>
          <table:table-cell office:value-type="float" office:value="8.573823" calcext:value-type="float">
            <text:p>8,573823</text:p>
          </table:table-cell>
        </table:table-row>
        <table:table-row table:style-name="ro1">
          <table:table-cell/>
          <table:table-cell office:value-type="float" office:value="12.2092845" calcext:value-type="float">
            <text:p>12,2092845</text:p>
          </table:table-cell>
          <table:table-cell office:value-type="float" office:value="24.0599722" calcext:value-type="float">
            <text:p>24,0599722</text:p>
          </table:table-cell>
        </table:table-row>
        <table:table-row table:style-name="ro1">
          <table:table-cell/>
          <table:table-cell office:value-type="float" office:value="8.2723522" calcext:value-type="float">
            <text:p>8,2723522</text:p>
          </table:table-cell>
          <table:table-cell office:value-type="float" office:value="17.5292133" calcext:value-type="float">
            <text:p>17,5292133</text:p>
          </table:table-cell>
        </table:table-row>
        <table:table-row table:style-name="ro1">
          <table:table-cell/>
          <table:table-cell office:value-type="float" office:value="12.9522263" calcext:value-type="float">
            <text:p>12,9522263</text:p>
          </table:table-cell>
          <table:table-cell office:value-type="float" office:value="7.4108258" calcext:value-type="float">
            <text:p>7,4108258</text:p>
          </table:table-cell>
        </table:table-row>
        <table:table-row table:style-name="ro1">
          <table:table-cell/>
          <table:table-cell office:value-type="float" office:value="11.6455128" calcext:value-type="float">
            <text:p>11,6455128</text:p>
          </table:table-cell>
          <table:table-cell office:value-type="float" office:value="7.2294316" calcext:value-type="float">
            <text:p>7,2294316</text:p>
          </table:table-cell>
        </table:table-row>
        <table:table-row table:style-name="ro1">
          <table:table-cell/>
          <table:table-cell office:value-type="float" office:value="12.6806614" calcext:value-type="float">
            <text:p>12,6806614</text:p>
          </table:table-cell>
          <table:table-cell office:value-type="float" office:value="23.6080359" calcext:value-type="float">
            <text:p>23,6080359</text:p>
          </table:table-cell>
        </table:table-row>
        <table:table-row table:style-name="ro1">
          <table:table-cell/>
          <table:table-cell office:value-type="float" office:value="12.4412192" calcext:value-type="float">
            <text:p>12,4412192</text:p>
          </table:table-cell>
          <table:table-cell office:value-type="float" office:value="23.0377963" calcext:value-type="float">
            <text:p>23,0377963</text:p>
          </table:table-cell>
        </table:table-row>
        <table:table-row table:style-name="ro1">
          <table:table-cell/>
          <table:table-cell office:value-type="float" office:value="8.4928858" calcext:value-type="float">
            <text:p>8,4928858</text:p>
          </table:table-cell>
          <table:table-cell office:value-type="float" office:value="19.0550508" calcext:value-type="float">
            <text:p>19,0550508</text:p>
          </table:table-cell>
        </table:table-row>
        <table:table-row table:style-name="ro1">
          <table:table-cell/>
          <table:table-cell office:value-type="float" office:value="11.1905775" calcext:value-type="float">
            <text:p>11,1905775</text:p>
          </table:table-cell>
          <table:table-cell office:value-type="float" office:value="7.2917256" calcext:value-type="float">
            <text:p>7,2917256</text:p>
          </table:table-cell>
        </table:table-row>
        <table:table-row table:style-name="ro1">
          <table:table-cell/>
          <table:table-cell office:value-type="float" office:value="14.1326188" calcext:value-type="float">
            <text:p>14,1326188</text:p>
          </table:table-cell>
          <table:table-cell office:value-type="float" office:value="5.8257499" calcext:value-type="float">
            <text:p>5,8257499</text:p>
          </table:table-cell>
        </table:table-row>
        <table:table-row table:style-name="ro1">
          <table:table-cell/>
          <table:table-cell office:value-type="float" office:value="12.9929099" calcext:value-type="float">
            <text:p>12,9929099</text:p>
          </table:table-cell>
          <table:table-cell office:value-type="float" office:value="7.4403268" calcext:value-type="float">
            <text:p>7,4403268</text:p>
          </table:table-cell>
        </table:table-row>
        <table:table-row table:style-name="ro1">
          <table:table-cell/>
          <table:table-cell office:value-type="float" office:value="8.9963882" calcext:value-type="float">
            <text:p>8,9963882</text:p>
          </table:table-cell>
          <table:table-cell office:value-type="float" office:value="19.1439473" calcext:value-type="float">
            <text:p>19,1439473</text:p>
          </table:table-cell>
        </table:table-row>
        <table:table-row table:style-name="ro1">
          <table:table-cell/>
          <table:table-cell office:value-type="float" office:value="13.1927245" calcext:value-type="float">
            <text:p>13,1927245</text:p>
          </table:table-cell>
          <table:table-cell office:value-type="float" office:value="7.8897584" calcext:value-type="float">
            <text:p>7,8897584</text:p>
          </table:table-cell>
        </table:table-row>
        <table:table-row table:style-name="ro1">
          <table:table-cell/>
          <table:table-cell office:value-type="float" office:value="7.8512258" calcext:value-type="float">
            <text:p>7,8512258</text:p>
          </table:table-cell>
          <table:table-cell office:value-type="float" office:value="20.1378955" calcext:value-type="float">
            <text:p>20,1378955</text:p>
          </table:table-cell>
        </table:table-row>
        <table:table-row table:style-name="ro1">
          <table:table-cell/>
          <table:table-cell office:value-type="float" office:value="13.7893591" calcext:value-type="float">
            <text:p>13,7893591</text:p>
          </table:table-cell>
          <table:table-cell office:value-type="float" office:value="6.8568924" calcext:value-type="float">
            <text:p>6,8568924</text:p>
          </table:table-cell>
        </table:table-row>
        <table:table-row table:style-name="ro1">
          <table:table-cell/>
          <table:table-cell office:value-type="float" office:value="8.8476762" calcext:value-type="float">
            <text:p>8,8476762</text:p>
          </table:table-cell>
          <table:table-cell office:value-type="float" office:value="19.2243203" calcext:value-type="float">
            <text:p>19,2243203</text:p>
          </table:table-cell>
        </table:table-row>
        <table:table-row table:style-name="ro1">
          <table:table-cell/>
          <table:table-cell office:value-type="float" office:value="8.1078363" calcext:value-type="float">
            <text:p>8,1078363</text:p>
          </table:table-cell>
          <table:table-cell office:value-type="float" office:value="17.9820088" calcext:value-type="float">
            <text:p>17,9820088</text:p>
          </table:table-cell>
        </table:table-row>
        <table:table-row table:style-name="ro1">
          <table:table-cell/>
          <table:table-cell office:value-type="float" office:value="12.6403009" calcext:value-type="float">
            <text:p>12,6403009</text:p>
          </table:table-cell>
          <table:table-cell office:value-type="float" office:value="6.4137211" calcext:value-type="float">
            <text:p>6,4137211</text:p>
          </table:table-cell>
        </table:table-row>
        <table:table-row table:style-name="ro1">
          <table:table-cell/>
          <table:table-cell office:value-type="float" office:value="12.8852995" calcext:value-type="float">
            <text:p>12,8852995</text:p>
          </table:table-cell>
          <table:table-cell office:value-type="float" office:value="7.1307713" calcext:value-type="float">
            <text:p>7,1307713</text:p>
          </table:table-cell>
        </table:table-row>
        <table:table-row table:style-name="ro1">
          <table:table-cell/>
          <table:table-cell office:value-type="float" office:value="7.2842444" calcext:value-type="float">
            <text:p>7,2842444</text:p>
          </table:table-cell>
          <table:table-cell office:value-type="float" office:value="19.3310763" calcext:value-type="float">
            <text:p>19,3310763</text:p>
          </table:table-cell>
        </table:table-row>
        <table:table-row table:style-name="ro1">
          <table:table-cell/>
          <table:table-cell office:value-type="float" office:value="6.9585104" calcext:value-type="float">
            <text:p>6,9585104</text:p>
          </table:table-cell>
          <table:table-cell office:value-type="float" office:value="18.2185578" calcext:value-type="float">
            <text:p>18,2185578</text:p>
          </table:table-cell>
        </table:table-row>
        <table:table-row table:style-name="ro1">
          <table:table-cell/>
          <table:table-cell office:value-type="float" office:value="11.8999907" calcext:value-type="float">
            <text:p>11,8999907</text:p>
          </table:table-cell>
          <table:table-cell office:value-type="float" office:value="7.8423939" calcext:value-type="float">
            <text:p>7,8423939</text:p>
          </table:table-cell>
        </table:table-row>
        <table:table-row table:style-name="ro1">
          <table:table-cell/>
          <table:table-cell office:value-type="float" office:value="12.9068236" calcext:value-type="float">
            <text:p>12,9068236</text:p>
          </table:table-cell>
          <table:table-cell office:value-type="float" office:value="8.5380202" calcext:value-type="float">
            <text:p>8,5380202</text:p>
          </table:table-cell>
        </table:table-row>
        <table:table-row table:style-name="ro1">
          <table:table-cell/>
          <table:table-cell office:value-type="float" office:value="12.0076487" calcext:value-type="float">
            <text:p>12,0076487</text:p>
          </table:table-cell>
          <table:table-cell office:value-type="float" office:value="7.1539983" calcext:value-type="float">
            <text:p>7,1539983</text:p>
          </table:table-cell>
        </table:table-row>
        <table:table-row table:style-name="ro1">
          <table:table-cell/>
          <table:table-cell office:value-type="float" office:value="9.1307039" calcext:value-type="float">
            <text:p>9,1307039</text:p>
          </table:table-cell>
          <table:table-cell office:value-type="float" office:value="18.8024585" calcext:value-type="float">
            <text:p>18,8024585</text:p>
          </table:table-cell>
        </table:table-row>
        <table:table-row table:style-name="ro1">
          <table:table-cell/>
          <table:table-cell office:value-type="float" office:value="12.6855284" calcext:value-type="float">
            <text:p>12,6855284</text:p>
          </table:table-cell>
          <table:table-cell office:value-type="float" office:value="7.4649325" calcext:value-type="float">
            <text:p>7,4649325</text:p>
          </table:table-cell>
        </table:table-row>
        <table:table-row table:style-name="ro1">
          <table:table-cell/>
          <table:table-cell office:value-type="float" office:value="12.3211724" calcext:value-type="float">
            <text:p>12,3211724</text:p>
          </table:table-cell>
          <table:table-cell office:value-type="float" office:value="7.4870805" calcext:value-type="float">
            <text:p>7,4870805</text:p>
          </table:table-cell>
        </table:table-row>
        <table:table-row table:style-name="ro1">
          <table:table-cell/>
          <table:table-cell office:value-type="float" office:value="12.0158527" calcext:value-type="float">
            <text:p>12,0158527</text:p>
          </table:table-cell>
          <table:table-cell office:value-type="float" office:value="7.2243243" calcext:value-type="float">
            <text:p>7,2243243</text:p>
          </table:table-cell>
        </table:table-row>
        <table:table-row table:style-name="ro1">
          <table:table-cell/>
          <table:table-cell office:value-type="float" office:value="7.6453543" calcext:value-type="float">
            <text:p>7,6453543</text:p>
          </table:table-cell>
          <table:table-cell office:value-type="float" office:value="18.7884336" calcext:value-type="float">
            <text:p>18,7884336</text:p>
          </table:table-cell>
        </table:table-row>
        <table:table-row table:style-name="ro1">
          <table:table-cell/>
          <table:table-cell office:value-type="float" office:value="11.8060843" calcext:value-type="float">
            <text:p>11,8060843</text:p>
          </table:table-cell>
          <table:table-cell office:value-type="float" office:value="8.2882847" calcext:value-type="float">
            <text:p>8,2882847</text:p>
          </table:table-cell>
        </table:table-row>
        <table:table-row table:style-name="ro1">
          <table:table-cell/>
          <table:table-cell office:value-type="float" office:value="8.3629374" calcext:value-type="float">
            <text:p>8,3629374</text:p>
          </table:table-cell>
          <table:table-cell office:value-type="float" office:value="18.7424957" calcext:value-type="float">
            <text:p>18,7424957</text:p>
          </table:table-cell>
        </table:table-row>
        <table:table-row table:style-name="ro1">
          <table:table-cell/>
          <table:table-cell office:value-type="float" office:value="12.8912155" calcext:value-type="float">
            <text:p>12,8912155</text:p>
          </table:table-cell>
          <table:table-cell office:value-type="float" office:value="5.9936196" calcext:value-type="float">
            <text:p>5,9936196</text:p>
          </table:table-cell>
        </table:table-row>
        <table:table-row table:style-name="ro1">
          <table:table-cell/>
          <table:table-cell office:value-type="float" office:value="9.2393789" calcext:value-type="float">
            <text:p>9,2393789</text:p>
          </table:table-cell>
          <table:table-cell office:value-type="float" office:value="18.6894691" calcext:value-type="float">
            <text:p>18,6894691</text:p>
          </table:table-cell>
        </table:table-row>
        <table:table-row table:style-name="ro1">
          <table:table-cell/>
          <table:table-cell office:value-type="float" office:value="12.1379451" calcext:value-type="float">
            <text:p>12,1379451</text:p>
          </table:table-cell>
          <table:table-cell office:value-type="float" office:value="7.8573388" calcext:value-type="float">
            <text:p>7,8573388</text:p>
          </table:table-cell>
        </table:table-row>
        <table:table-row table:style-name="ro1">
          <table:table-cell/>
          <table:table-cell office:value-type="float" office:value="12.9177511" calcext:value-type="float">
            <text:p>12,9177511</text:p>
          </table:table-cell>
          <table:table-cell office:value-type="float" office:value="22.9998315" calcext:value-type="float">
            <text:p>22,9998315</text:p>
          </table:table-cell>
        </table:table-row>
        <table:table-row table:style-name="ro1">
          <table:table-cell/>
          <table:table-cell office:value-type="float" office:value="11.06284" calcext:value-type="float">
            <text:p>11,06284</text:p>
          </table:table-cell>
          <table:table-cell office:value-type="float" office:value="9.120923" calcext:value-type="float">
            <text:p>9,120923</text:p>
          </table:table-cell>
        </table:table-row>
        <table:table-row table:style-name="ro1">
          <table:table-cell/>
          <table:table-cell office:value-type="float" office:value="12.2908731" calcext:value-type="float">
            <text:p>12,2908731</text:p>
          </table:table-cell>
          <table:table-cell office:value-type="float" office:value="6.6700575" calcext:value-type="float">
            <text:p>6,6700575</text:p>
          </table:table-cell>
        </table:table-row>
        <table:table-row table:style-name="ro1">
          <table:table-cell/>
          <table:table-cell office:value-type="float" office:value="13.2786559" calcext:value-type="float">
            <text:p>13,2786559</text:p>
          </table:table-cell>
          <table:table-cell office:value-type="float" office:value="7.8454654" calcext:value-type="float">
            <text:p>7,8454654</text:p>
          </table:table-cell>
        </table:table-row>
        <table:table-row table:style-name="ro1">
          <table:table-cell/>
          <table:table-cell office:value-type="float" office:value="9.0428271" calcext:value-type="float">
            <text:p>9,0428271</text:p>
          </table:table-cell>
          <table:table-cell office:value-type="float" office:value="18.590478" calcext:value-type="float">
            <text:p>18,590478</text:p>
          </table:table-cell>
        </table:table-row>
        <table:table-row table:style-name="ro1">
          <table:table-cell/>
          <table:table-cell office:value-type="float" office:value="12.1388699" calcext:value-type="float">
            <text:p>12,1388699</text:p>
          </table:table-cell>
          <table:table-cell office:value-type="float" office:value="6.9926285" calcext:value-type="float">
            <text:p>6,9926285</text:p>
          </table:table-cell>
        </table:table-row>
        <table:table-row table:style-name="ro1">
          <table:table-cell/>
          <table:table-cell office:value-type="float" office:value="7.7434962" calcext:value-type="float">
            <text:p>7,7434962</text:p>
          </table:table-cell>
          <table:table-cell office:value-type="float" office:value="19.4483726" calcext:value-type="float">
            <text:p>19,4483726</text:p>
          </table:table-cell>
        </table:table-row>
        <table:table-row table:style-name="ro1">
          <table:table-cell/>
          <table:table-cell office:value-type="float" office:value="12.7357557" calcext:value-type="float">
            <text:p>12,7357557</text:p>
          </table:table-cell>
          <table:table-cell office:value-type="float" office:value="7.7041857" calcext:value-type="float">
            <text:p>7,7041857</text:p>
          </table:table-cell>
        </table:table-row>
        <table:table-row table:style-name="ro1">
          <table:table-cell/>
          <table:table-cell office:value-type="float" office:value="9.2692576" calcext:value-type="float">
            <text:p>9,2692576</text:p>
          </table:table-cell>
          <table:table-cell office:value-type="float" office:value="19.4608361" calcext:value-type="float">
            <text:p>19,4608361</text:p>
          </table:table-cell>
        </table:table-row>
        <table:table-row table:style-name="ro1">
          <table:table-cell/>
          <table:table-cell office:value-type="float" office:value="12.0118345" calcext:value-type="float">
            <text:p>12,0118345</text:p>
          </table:table-cell>
          <table:table-cell office:value-type="float" office:value="7.3838312" calcext:value-type="float">
            <text:p>7,3838312</text:p>
          </table:table-cell>
        </table:table-row>
        <table:table-row table:style-name="ro1">
          <table:table-cell/>
          <table:table-cell office:value-type="float" office:value="12.8554096" calcext:value-type="float">
            <text:p>12,8554096</text:p>
          </table:table-cell>
          <table:table-cell office:value-type="float" office:value="7.1846209" calcext:value-type="float">
            <text:p>7,1846209</text:p>
          </table:table-cell>
        </table:table-row>
        <table:table-row table:style-name="ro1">
          <table:table-cell/>
          <table:table-cell office:value-type="float" office:value="12.300974" calcext:value-type="float">
            <text:p>12,300974</text:p>
          </table:table-cell>
          <table:table-cell office:value-type="float" office:value="7.3052586" calcext:value-type="float">
            <text:p>7,3052586</text:p>
          </table:table-cell>
        </table:table-row>
        <table:table-row table:style-name="ro1">
          <table:table-cell/>
          <table:table-cell office:value-type="float" office:value="11.5996766" calcext:value-type="float">
            <text:p>11,5996766</text:p>
          </table:table-cell>
          <table:table-cell office:value-type="float" office:value="7.5083955" calcext:value-type="float">
            <text:p>7,5083955</text:p>
          </table:table-cell>
        </table:table-row>
        <table:table-row table:style-name="ro1">
          <table:table-cell/>
          <table:table-cell office:value-type="float" office:value="11.8640874" calcext:value-type="float">
            <text:p>11,8640874</text:p>
          </table:table-cell>
          <table:table-cell office:value-type="float" office:value="7.4830037" calcext:value-type="float">
            <text:p>7,4830037</text:p>
          </table:table-cell>
        </table:table-row>
        <table:table-row table:style-name="ro1">
          <table:table-cell/>
          <table:table-cell office:value-type="float" office:value="11.4620022" calcext:value-type="float">
            <text:p>11,4620022</text:p>
          </table:table-cell>
          <table:table-cell office:value-type="float" office:value="24.1456226" calcext:value-type="float">
            <text:p>24,1456226</text:p>
          </table:table-cell>
        </table:table-row>
        <table:table-row table:style-name="ro1">
          <table:table-cell/>
          <table:table-cell office:value-type="float" office:value="11.0863667" calcext:value-type="float">
            <text:p>11,0863667</text:p>
          </table:table-cell>
          <table:table-cell office:value-type="float" office:value="8.3652517" calcext:value-type="float">
            <text:p>8,3652517</text:p>
          </table:table-cell>
        </table:table-row>
        <table:table-row table:style-name="ro1">
          <table:table-cell/>
          <table:table-cell office:value-type="float" office:value="12.3456034" calcext:value-type="float">
            <text:p>12,3456034</text:p>
          </table:table-cell>
          <table:table-cell office:value-type="float" office:value="8.1455652" calcext:value-type="float">
            <text:p>8,1455652</text:p>
          </table:table-cell>
        </table:table-row>
        <table:table-row table:style-name="ro1">
          <table:table-cell/>
          <table:table-cell office:value-type="float" office:value="12.9554959" calcext:value-type="float">
            <text:p>12,9554959</text:p>
          </table:table-cell>
          <table:table-cell office:value-type="float" office:value="6.9365977" calcext:value-type="float">
            <text:p>6,9365977</text:p>
          </table:table-cell>
        </table:table-row>
        <table:table-row table:style-name="ro1">
          <table:table-cell/>
          <table:table-cell office:value-type="float" office:value="11.0281183" calcext:value-type="float">
            <text:p>11,0281183</text:p>
          </table:table-cell>
          <table:table-cell office:value-type="float" office:value="8.4104475" calcext:value-type="float">
            <text:p>8,4104475</text:p>
          </table:table-cell>
        </table:table-row>
        <table:table-row table:style-name="ro1">
          <table:table-cell/>
          <table:table-cell office:value-type="float" office:value="9.0793914" calcext:value-type="float">
            <text:p>9,0793914</text:p>
          </table:table-cell>
          <table:table-cell office:value-type="float" office:value="18.1925722" calcext:value-type="float">
            <text:p>18,1925722</text:p>
          </table:table-cell>
        </table:table-row>
        <table:table-row table:style-name="ro1">
          <table:table-cell/>
          <table:table-cell office:value-type="float" office:value="12.3751519" calcext:value-type="float">
            <text:p>12,3751519</text:p>
          </table:table-cell>
          <table:table-cell office:value-type="float" office:value="6.0132172" calcext:value-type="float">
            <text:p>6,0132172</text:p>
          </table:table-cell>
        </table:table-row>
        <table:table-row table:style-name="ro1">
          <table:table-cell/>
          <table:table-cell office:value-type="float" office:value="11.1273927" calcext:value-type="float">
            <text:p>11,1273927</text:p>
          </table:table-cell>
          <table:table-cell office:value-type="float" office:value="7.4106161" calcext:value-type="float">
            <text:p>7,4106161</text:p>
          </table:table-cell>
        </table:table-row>
        <table:table-row table:style-name="ro1">
          <table:table-cell/>
          <table:table-cell office:value-type="float" office:value="11.6927353" calcext:value-type="float">
            <text:p>11,6927353</text:p>
          </table:table-cell>
          <table:table-cell office:value-type="float" office:value="8.1292452" calcext:value-type="float">
            <text:p>8,1292452</text:p>
          </table:table-cell>
        </table:table-row>
        <table:table-row table:style-name="ro1">
          <table:table-cell/>
          <table:table-cell office:value-type="float" office:value="12.3980191" calcext:value-type="float">
            <text:p>12,3980191</text:p>
          </table:table-cell>
          <table:table-cell office:value-type="float" office:value="7.6758415" calcext:value-type="float">
            <text:p>7,6758415</text:p>
          </table:table-cell>
        </table:table-row>
        <table:table-row table:style-name="ro1">
          <table:table-cell/>
          <table:table-cell office:value-type="float" office:value="11.9880317" calcext:value-type="float">
            <text:p>11,9880317</text:p>
          </table:table-cell>
          <table:table-cell office:value-type="float" office:value="22.2263892" calcext:value-type="float">
            <text:p>22,2263892</text:p>
          </table:table-cell>
        </table:table-row>
        <table:table-row table:style-name="ro1">
          <table:table-cell/>
          <table:table-cell office:value-type="float" office:value="11.8373901" calcext:value-type="float">
            <text:p>11,8373901</text:p>
          </table:table-cell>
          <table:table-cell office:value-type="float" office:value="6.7270391" calcext:value-type="float">
            <text:p>6,7270391</text:p>
          </table:table-cell>
        </table:table-row>
        <table:table-row table:style-name="ro1">
          <table:table-cell/>
          <table:table-cell office:value-type="float" office:value="12.5519485" calcext:value-type="float">
            <text:p>12,5519485</text:p>
          </table:table-cell>
          <table:table-cell office:value-type="float" office:value="7.7307079" calcext:value-type="float">
            <text:p>7,7307079</text:p>
          </table:table-cell>
        </table:table-row>
        <table:table-row table:style-name="ro1">
          <table:table-cell/>
          <table:table-cell office:value-type="float" office:value="12.6841776" calcext:value-type="float">
            <text:p>12,6841776</text:p>
          </table:table-cell>
          <table:table-cell office:value-type="float" office:value="8.0488498" calcext:value-type="float">
            <text:p>8,0488498</text:p>
          </table:table-cell>
        </table:table-row>
        <table:table-row table:style-name="ro1">
          <table:table-cell/>
          <table:table-cell office:value-type="float" office:value="11.9050326" calcext:value-type="float">
            <text:p>11,9050326</text:p>
          </table:table-cell>
          <table:table-cell office:value-type="float" office:value="6.6698217" calcext:value-type="float">
            <text:p>6,6698217</text:p>
          </table:table-cell>
        </table:table-row>
        <table:table-row table:style-name="ro1">
          <table:table-cell/>
          <table:table-cell office:value-type="float" office:value="11.0472928" calcext:value-type="float">
            <text:p>11,0472928</text:p>
          </table:table-cell>
          <table:table-cell office:value-type="float" office:value="7.9757993" calcext:value-type="float">
            <text:p>7,9757993</text:p>
          </table:table-cell>
        </table:table-row>
        <table:table-row table:style-name="ro1">
          <table:table-cell/>
          <table:table-cell office:value-type="float" office:value="11.1958079" calcext:value-type="float">
            <text:p>11,1958079</text:p>
          </table:table-cell>
          <table:table-cell office:value-type="float" office:value="7.1311408" calcext:value-type="float">
            <text:p>7,1311408</text:p>
          </table:table-cell>
        </table:table-row>
        <table:table-row table:style-name="ro1">
          <table:table-cell/>
          <table:table-cell office:value-type="float" office:value="12.4439759" calcext:value-type="float">
            <text:p>12,4439759</text:p>
          </table:table-cell>
          <table:table-cell office:value-type="float" office:value="24.353734" calcext:value-type="float">
            <text:p>24,353734</text:p>
          </table:table-cell>
        </table:table-row>
        <table:table-row table:style-name="ro1">
          <table:table-cell/>
          <table:table-cell office:value-type="float" office:value="11.4323316" calcext:value-type="float">
            <text:p>11,4323316</text:p>
          </table:table-cell>
          <table:table-cell office:value-type="float" office:value="22.6044024" calcext:value-type="float">
            <text:p>22,6044024</text:p>
          </table:table-cell>
        </table:table-row>
        <table:table-row table:style-name="ro1">
          <table:table-cell/>
          <table:table-cell office:value-type="float" office:value="12.59242" calcext:value-type="float">
            <text:p>12,59242</text:p>
          </table:table-cell>
          <table:table-cell office:value-type="float" office:value="7.6402598" calcext:value-type="float">
            <text:p>7,6402598</text:p>
          </table:table-cell>
        </table:table-row>
        <table:table-row table:style-name="ro1">
          <table:table-cell/>
          <table:table-cell office:value-type="float" office:value="11.2654824" calcext:value-type="float">
            <text:p>11,2654824</text:p>
          </table:table-cell>
          <table:table-cell office:value-type="float" office:value="8.0913294" calcext:value-type="float">
            <text:p>8,0913294</text:p>
          </table:table-cell>
        </table:table-row>
        <table:table-row table:style-name="ro1">
          <table:table-cell/>
          <table:table-cell office:value-type="float" office:value="9.1305314" calcext:value-type="float">
            <text:p>9,1305314</text:p>
          </table:table-cell>
          <table:table-cell office:value-type="float" office:value="18.6016733" calcext:value-type="float">
            <text:p>18,6016733</text:p>
          </table:table-cell>
        </table:table-row>
        <table:table-row table:style-name="ro1">
          <table:table-cell/>
          <table:table-cell office:value-type="float" office:value="11.2989188" calcext:value-type="float">
            <text:p>11,2989188</text:p>
          </table:table-cell>
          <table:table-cell office:value-type="float" office:value="7.473282" calcext:value-type="float">
            <text:p>7,47328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8.392691" calcext:value-type="float">
            <text:p>8,392691</text:p>
          </table:table-cell>
          <table:table-cell office:value-type="float" office:value="18.4541002" calcext:value-type="float">
            <text:p>18,4541002</text:p>
          </table:table-cell>
        </table:table-row>
        <table:table-row table:style-name="ro1">
          <table:table-cell/>
          <table:table-cell office:value-type="float" office:value="12.2781706" calcext:value-type="float">
            <text:p>12,2781706</text:p>
          </table:table-cell>
          <table:table-cell office:value-type="float" office:value="7.6929402" calcext:value-type="float">
            <text:p>7,6929402</text:p>
          </table:table-cell>
        </table:table-row>
        <table:table-row table:style-name="ro1">
          <table:table-cell/>
          <table:table-cell office:value-type="float" office:value="12.0047565" calcext:value-type="float">
            <text:p>12,0047565</text:p>
          </table:table-cell>
          <table:table-cell office:value-type="float" office:value="7.1855465" calcext:value-type="float">
            <text:p>7,1855465</text:p>
          </table:table-cell>
        </table:table-row>
        <table:table-row table:style-name="ro1">
          <table:table-cell/>
          <table:table-cell office:value-type="float" office:value="11.3909211" calcext:value-type="float">
            <text:p>11,3909211</text:p>
          </table:table-cell>
          <table:table-cell office:value-type="float" office:value="7.1267952" calcext:value-type="float">
            <text:p>7,1267952</text:p>
          </table:table-cell>
        </table:table-row>
        <table:table-row table:style-name="ro1">
          <table:table-cell/>
          <table:table-cell office:value-type="float" office:value="7.6906784" calcext:value-type="float">
            <text:p>7,6906784</text:p>
          </table:table-cell>
          <table:table-cell office:value-type="float" office:value="20.0774979" calcext:value-type="float">
            <text:p>20,0774979</text:p>
          </table:table-cell>
        </table:table-row>
        <table:table-row table:style-name="ro1">
          <table:table-cell/>
          <table:table-cell office:value-type="float" office:value="12.2353221" calcext:value-type="float">
            <text:p>12,2353221</text:p>
          </table:table-cell>
          <table:table-cell office:value-type="float" office:value="7.9446524" calcext:value-type="float">
            <text:p>7,9446524</text:p>
          </table:table-cell>
        </table:table-row>
        <table:table-row table:style-name="ro1">
          <table:table-cell/>
          <table:table-cell office:value-type="float" office:value="12.8410499" calcext:value-type="float">
            <text:p>12,8410499</text:p>
          </table:table-cell>
          <table:table-cell office:value-type="float" office:value="7.3271414" calcext:value-type="float">
            <text:p>7,3271414</text:p>
          </table:table-cell>
        </table:table-row>
        <table:table-row table:style-name="ro1">
          <table:table-cell/>
          <table:table-cell office:value-type="float" office:value="13.3402063" calcext:value-type="float">
            <text:p>13,3402063</text:p>
          </table:table-cell>
          <table:table-cell office:value-type="float" office:value="7.1006894" calcext:value-type="float">
            <text:p>7,1006894</text:p>
          </table:table-cell>
        </table:table-row>
        <table:table-row table:style-name="ro1">
          <table:table-cell/>
          <table:table-cell office:value-type="float" office:value="12.0110423" calcext:value-type="float">
            <text:p>12,0110423</text:p>
          </table:table-cell>
          <table:table-cell office:value-type="float" office:value="7.1595791" calcext:value-type="float">
            <text:p>7,1595791</text:p>
          </table:table-cell>
        </table:table-row>
        <table:table-row table:style-name="ro1">
          <table:table-cell/>
          <table:table-cell office:value-type="float" office:value="10.3798319" calcext:value-type="float">
            <text:p>10,3798319</text:p>
          </table:table-cell>
          <table:table-cell office:value-type="float" office:value="17.6323521" calcext:value-type="float">
            <text:p>17,6323521</text:p>
          </table:table-cell>
        </table:table-row>
        <table:table-row table:style-name="ro1">
          <table:table-cell/>
          <table:table-cell office:value-type="float" office:value="12.3731679" calcext:value-type="float">
            <text:p>12,3731679</text:p>
          </table:table-cell>
          <table:table-cell office:value-type="float" office:value="7.594014" calcext:value-type="float">
            <text:p>7,594014</text:p>
          </table:table-cell>
        </table:table-row>
        <table:table-row table:style-name="ro1">
          <table:table-cell/>
          <table:table-cell office:value-type="float" office:value="11.3245216" calcext:value-type="float">
            <text:p>11,3245216</text:p>
          </table:table-cell>
          <table:table-cell office:value-type="float" office:value="7.2342356" calcext:value-type="float">
            <text:p>7,2342356</text:p>
          </table:table-cell>
        </table:table-row>
        <table:table-row table:style-name="ro1">
          <table:table-cell/>
          <table:table-cell office:value-type="float" office:value="11.7023183" calcext:value-type="float">
            <text:p>11,7023183</text:p>
          </table:table-cell>
          <table:table-cell office:value-type="float" office:value="7.9498071" calcext:value-type="float">
            <text:p>7,9498071</text:p>
          </table:table-cell>
        </table:table-row>
        <table:table-row table:style-name="ro1">
          <table:table-cell/>
          <table:table-cell office:value-type="float" office:value="11.4815885" calcext:value-type="float">
            <text:p>11,4815885</text:p>
          </table:table-cell>
          <table:table-cell office:value-type="float" office:value="7.9353638" calcext:value-type="float">
            <text:p>7,9353638</text:p>
          </table:table-cell>
        </table:table-row>
        <table:table-row table:style-name="ro1">
          <table:table-cell/>
          <table:table-cell office:value-type="float" office:value="11.3903452" calcext:value-type="float">
            <text:p>11,3903452</text:p>
          </table:table-cell>
          <table:table-cell office:value-type="float" office:value="23.5954299" calcext:value-type="float">
            <text:p>23,5954299</text:p>
          </table:table-cell>
        </table:table-row>
        <table:table-row table:style-name="ro1">
          <table:table-cell/>
          <table:table-cell office:value-type="float" office:value="12.5598079" calcext:value-type="float">
            <text:p>12,5598079</text:p>
          </table:table-cell>
          <table:table-cell office:value-type="float" office:value="7.2962693" calcext:value-type="float">
            <text:p>7,2962693</text:p>
          </table:table-cell>
        </table:table-row>
        <table:table-row table:style-name="ro1">
          <table:table-cell/>
          <table:table-cell office:value-type="float" office:value="12.0741441" calcext:value-type="float">
            <text:p>12,0741441</text:p>
          </table:table-cell>
          <table:table-cell office:value-type="float" office:value="7.5861928" calcext:value-type="float">
            <text:p>7,5861928</text:p>
          </table:table-cell>
        </table:table-row>
        <table:table-row table:style-name="ro1">
          <table:table-cell/>
          <table:table-cell office:value-type="float" office:value="10.0657943" calcext:value-type="float">
            <text:p>10,0657943</text:p>
          </table:table-cell>
          <table:table-cell office:value-type="float" office:value="18.8089243" calcext:value-type="float">
            <text:p>18,8089243</text:p>
          </table:table-cell>
        </table:table-row>
        <table:table-row table:style-name="ro1">
          <table:table-cell/>
          <table:table-cell office:value-type="float" office:value="11.8417139" calcext:value-type="float">
            <text:p>11,8417139</text:p>
          </table:table-cell>
          <table:table-cell office:value-type="float" office:value="23.5458006" calcext:value-type="float">
            <text:p>23,5458006</text:p>
          </table:table-cell>
        </table:table-row>
        <table:table-row table:style-name="ro1">
          <table:table-cell/>
          <table:table-cell office:value-type="float" office:value="10.6210276" calcext:value-type="float">
            <text:p>10,6210276</text:p>
          </table:table-cell>
          <table:table-cell office:value-type="float" office:value="6.992645" calcext:value-type="float">
            <text:p>6,992645</text:p>
          </table:table-cell>
        </table:table-row>
        <table:table-row table:style-name="ro1">
          <table:table-cell/>
          <table:table-cell office:value-type="float" office:value="11.9438004" calcext:value-type="float">
            <text:p>11,9438004</text:p>
          </table:table-cell>
          <table:table-cell office:value-type="float" office:value="7.0056794" calcext:value-type="float">
            <text:p>7,0056794</text:p>
          </table:table-cell>
        </table:table-row>
        <table:table-row table:style-name="ro1">
          <table:table-cell/>
          <table:table-cell office:value-type="float" office:value="13.0556815" calcext:value-type="float">
            <text:p>13,0556815</text:p>
          </table:table-cell>
          <table:table-cell office:value-type="float" office:value="8.1744979" calcext:value-type="float">
            <text:p>8,1744979</text:p>
          </table:table-cell>
        </table:table-row>
        <table:table-row table:style-name="ro1">
          <table:table-cell/>
          <table:table-cell office:value-type="float" office:value="7.3480368" calcext:value-type="float">
            <text:p>7,3480368</text:p>
          </table:table-cell>
          <table:table-cell office:value-type="float" office:value="18.246749" calcext:value-type="float">
            <text:p>18,246749</text:p>
          </table:table-cell>
        </table:table-row>
        <table:table-row table:style-name="ro1">
          <table:table-cell/>
          <table:table-cell office:value-type="float" office:value="12.5432468" calcext:value-type="float">
            <text:p>12,5432468</text:p>
          </table:table-cell>
          <table:table-cell office:value-type="float" office:value="7.6110967" calcext:value-type="float">
            <text:p>7,6110967</text:p>
          </table:table-cell>
        </table:table-row>
        <table:table-row table:style-name="ro1">
          <table:table-cell/>
          <table:table-cell office:value-type="float" office:value="11.9622464" calcext:value-type="float">
            <text:p>11,9622464</text:p>
          </table:table-cell>
          <table:table-cell office:value-type="float" office:value="7.9444534" calcext:value-type="float">
            <text:p>7,9444534</text:p>
          </table:table-cell>
        </table:table-row>
        <table:table-row table:style-name="ro1">
          <table:table-cell/>
          <table:table-cell office:value-type="float" office:value="11.1834452" calcext:value-type="float">
            <text:p>11,1834452</text:p>
          </table:table-cell>
          <table:table-cell office:value-type="float" office:value="7.1554447" calcext:value-type="float">
            <text:p>7,1554447</text:p>
          </table:table-cell>
        </table:table-row>
        <table:table-row table:style-name="ro1">
          <table:table-cell/>
          <table:table-cell office:value-type="float" office:value="10.5387958" calcext:value-type="float">
            <text:p>10,5387958</text:p>
          </table:table-cell>
          <table:table-cell office:value-type="float" office:value="7.6871393" calcext:value-type="float">
            <text:p>7,6871393</text:p>
          </table:table-cell>
        </table:table-row>
        <table:table-row table:style-name="ro1">
          <table:table-cell/>
          <table:table-cell office:value-type="float" office:value="13.2855662" calcext:value-type="float">
            <text:p>13,2855662</text:p>
          </table:table-cell>
          <table:table-cell office:value-type="float" office:value="6.8464174" calcext:value-type="float">
            <text:p>6,8464174</text:p>
          </table:table-cell>
        </table:table-row>
        <table:table-row table:style-name="ro1">
          <table:table-cell/>
          <table:table-cell office:value-type="float" office:value="11.2464841" calcext:value-type="float">
            <text:p>11,2464841</text:p>
          </table:table-cell>
          <table:table-cell office:value-type="float" office:value="6.5509274" calcext:value-type="float">
            <text:p>6,5509274</text:p>
          </table:table-cell>
        </table:table-row>
        <table:table-row table:style-name="ro1">
          <table:table-cell/>
          <table:table-cell office:value-type="float" office:value="12.1910912" calcext:value-type="float">
            <text:p>12,1910912</text:p>
          </table:table-cell>
          <table:table-cell office:value-type="float" office:value="8.1899782" calcext:value-type="float">
            <text:p>8,1899782</text:p>
          </table:table-cell>
        </table:table-row>
        <table:table-row table:style-name="ro1">
          <table:table-cell/>
          <table:table-cell office:value-type="float" office:value="13.5424083" calcext:value-type="float">
            <text:p>13,5424083</text:p>
          </table:table-cell>
          <table:table-cell office:value-type="float" office:value="23.8845269" calcext:value-type="float">
            <text:p>23,8845269</text:p>
          </table:table-cell>
        </table:table-row>
        <table:table-row table:style-name="ro1">
          <table:table-cell/>
          <table:table-cell office:value-type="float" office:value="12.0434829" calcext:value-type="float">
            <text:p>12,0434829</text:p>
          </table:table-cell>
          <table:table-cell office:value-type="float" office:value="7.3265178" calcext:value-type="float">
            <text:p>7,3265178</text:p>
          </table:table-cell>
        </table:table-row>
        <table:table-row table:style-name="ro1">
          <table:table-cell/>
          <table:table-cell office:value-type="float" office:value="7.5474591" calcext:value-type="float">
            <text:p>7,5474591</text:p>
          </table:table-cell>
          <table:table-cell office:value-type="float" office:value="18.6367568" calcext:value-type="float">
            <text:p>18,6367568</text:p>
          </table:table-cell>
        </table:table-row>
        <table:table-row table:style-name="ro1">
          <table:table-cell/>
          <table:table-cell office:value-type="float" office:value="8.4870635" calcext:value-type="float">
            <text:p>8,4870635</text:p>
          </table:table-cell>
          <table:table-cell office:value-type="float" office:value="19.0802412" calcext:value-type="float">
            <text:p>19,0802412</text:p>
          </table:table-cell>
        </table:table-row>
        <table:table-row table:style-name="ro1">
          <table:table-cell/>
          <table:table-cell office:value-type="float" office:value="11.1274272" calcext:value-type="float">
            <text:p>11,1274272</text:p>
          </table:table-cell>
          <table:table-cell office:value-type="float" office:value="23.5680585" calcext:value-type="float">
            <text:p>23,5680585</text:p>
          </table:table-cell>
        </table:table-row>
        <table:table-row table:style-name="ro1">
          <table:table-cell/>
          <table:table-cell office:value-type="float" office:value="9.1347362" calcext:value-type="float">
            <text:p>9,1347362</text:p>
          </table:table-cell>
          <table:table-cell office:value-type="float" office:value="18.2478232" calcext:value-type="float">
            <text:p>18,2478232</text:p>
          </table:table-cell>
        </table:table-row>
        <table:table-row table:style-name="ro1">
          <table:table-cell/>
          <table:table-cell office:value-type="float" office:value="12.0183379" calcext:value-type="float">
            <text:p>12,0183379</text:p>
          </table:table-cell>
          <table:table-cell office:value-type="float" office:value="23.6292058" calcext:value-type="float">
            <text:p>23,6292058</text:p>
          </table:table-cell>
        </table:table-row>
        <table:table-row table:style-name="ro1">
          <table:table-cell/>
          <table:table-cell office:value-type="float" office:value="10.8396405" calcext:value-type="float">
            <text:p>10,8396405</text:p>
          </table:table-cell>
          <table:table-cell office:value-type="float" office:value="22.9516408" calcext:value-type="float">
            <text:p>22,9516408</text:p>
          </table:table-cell>
        </table:table-row>
        <table:table-row table:style-name="ro1">
          <table:table-cell/>
          <table:table-cell office:value-type="float" office:value="12.6761486" calcext:value-type="float">
            <text:p>12,6761486</text:p>
          </table:table-cell>
          <table:table-cell office:value-type="float" office:value="7.1095616" calcext:value-type="float">
            <text:p>7,1095616</text:p>
          </table:table-cell>
        </table:table-row>
        <table:table-row table:style-name="ro1">
          <table:table-cell/>
          <table:table-cell office:value-type="float" office:value="12.1093992" calcext:value-type="float">
            <text:p>12,1093992</text:p>
          </table:table-cell>
          <table:table-cell office:value-type="float" office:value="8.0397641" calcext:value-type="float">
            <text:p>8,0397641</text:p>
          </table:table-cell>
        </table:table-row>
        <table:table-row table:style-name="ro1">
          <table:table-cell/>
          <table:table-cell office:value-type="float" office:value="13.4823909" calcext:value-type="float">
            <text:p>13,4823909</text:p>
          </table:table-cell>
          <table:table-cell office:value-type="float" office:value="7.5262912" calcext:value-type="float">
            <text:p>7,5262912</text:p>
          </table:table-cell>
        </table:table-row>
        <table:table-row table:style-name="ro1">
          <table:table-cell/>
          <table:table-cell office:value-type="float" office:value="12.3260097" calcext:value-type="float">
            <text:p>12,3260097</text:p>
          </table:table-cell>
          <table:table-cell office:value-type="float" office:value="7.1391099" calcext:value-type="float">
            <text:p>7,1391099</text:p>
          </table:table-cell>
        </table:table-row>
        <table:table-row table:style-name="ro1">
          <table:table-cell/>
          <table:table-cell office:value-type="float" office:value="13.0438666" calcext:value-type="float">
            <text:p>13,0438666</text:p>
          </table:table-cell>
          <table:table-cell office:value-type="float" office:value="7.6449503" calcext:value-type="float">
            <text:p>7,6449503</text:p>
          </table:table-cell>
        </table:table-row>
        <table:table-row table:style-name="ro1">
          <table:table-cell/>
          <table:table-cell office:value-type="float" office:value="9.332193" calcext:value-type="float">
            <text:p>9,332193</text:p>
          </table:table-cell>
          <table:table-cell office:value-type="float" office:value="18.7515964" calcext:value-type="float">
            <text:p>18,7515964</text:p>
          </table:table-cell>
        </table:table-row>
        <table:table-row table:style-name="ro1">
          <table:table-cell/>
          <table:table-cell office:value-type="float" office:value="8.3667595" calcext:value-type="float">
            <text:p>8,3667595</text:p>
          </table:table-cell>
          <table:table-cell office:value-type="float" office:value="18.0407795" calcext:value-type="float">
            <text:p>18,0407795</text:p>
          </table:table-cell>
        </table:table-row>
        <table:table-row table:style-name="ro1">
          <table:table-cell/>
          <table:table-cell office:value-type="float" office:value="11.4952524" calcext:value-type="float">
            <text:p>11,4952524</text:p>
          </table:table-cell>
          <table:table-cell office:value-type="float" office:value="6.6984335" calcext:value-type="float">
            <text:p>6,6984335</text:p>
          </table:table-cell>
        </table:table-row>
        <table:table-row table:style-name="ro1">
          <table:table-cell/>
          <table:table-cell office:value-type="float" office:value="12.8892305" calcext:value-type="float">
            <text:p>12,8892305</text:p>
          </table:table-cell>
          <table:table-cell office:value-type="float" office:value="7.4687892" calcext:value-type="float">
            <text:p>7,4687892</text:p>
          </table:table-cell>
        </table:table-row>
        <table:table-row table:style-name="ro1">
          <table:table-cell/>
          <table:table-cell office:value-type="float" office:value="12.4979849" calcext:value-type="float">
            <text:p>12,4979849</text:p>
          </table:table-cell>
          <table:table-cell office:value-type="float" office:value="7.1654963" calcext:value-type="float">
            <text:p>7,1654963</text:p>
          </table:table-cell>
        </table:table-row>
        <table:table-row table:style-name="ro1">
          <table:table-cell/>
          <table:table-cell office:value-type="float" office:value="11.6302658" calcext:value-type="float">
            <text:p>11,6302658</text:p>
          </table:table-cell>
          <table:table-cell office:value-type="float" office:value="7.9314171" calcext:value-type="float">
            <text:p>7,9314171</text:p>
          </table:table-cell>
        </table:table-row>
        <table:table-row table:style-name="ro1">
          <table:table-cell/>
          <table:table-cell office:value-type="float" office:value="13.5786964" calcext:value-type="float">
            <text:p>13,5786964</text:p>
          </table:table-cell>
          <table:table-cell office:value-type="float" office:value="8.7561949" calcext:value-type="float">
            <text:p>8,7561949</text:p>
          </table:table-cell>
        </table:table-row>
        <table:table-row table:style-name="ro1">
          <table:table-cell/>
          <table:table-cell office:value-type="float" office:value="11.9164785" calcext:value-type="float">
            <text:p>11,9164785</text:p>
          </table:table-cell>
          <table:table-cell office:value-type="float" office:value="8.5086483" calcext:value-type="float">
            <text:p>8,5086483</text:p>
          </table:table-cell>
        </table:table-row>
        <table:table-row table:style-name="ro1">
          <table:table-cell/>
          <table:table-cell office:value-type="float" office:value="12.1755716" calcext:value-type="float">
            <text:p>12,1755716</text:p>
          </table:table-cell>
          <table:table-cell office:value-type="float" office:value="23.4127721" calcext:value-type="float">
            <text:p>23,4127721</text:p>
          </table:table-cell>
        </table:table-row>
        <table:table-row table:style-name="ro1">
          <table:table-cell/>
          <table:table-cell office:value-type="float" office:value="13.1686356" calcext:value-type="float">
            <text:p>13,1686356</text:p>
          </table:table-cell>
          <table:table-cell office:value-type="float" office:value="7.2320576" calcext:value-type="float">
            <text:p>7,2320576</text:p>
          </table:table-cell>
        </table:table-row>
        <table:table-row table:style-name="ro1">
          <table:table-cell/>
          <table:table-cell office:value-type="float" office:value="7.0206326" calcext:value-type="float">
            <text:p>7,0206326</text:p>
          </table:table-cell>
          <table:table-cell office:value-type="float" office:value="18.3851914" calcext:value-type="float">
            <text:p>18,3851914</text:p>
          </table:table-cell>
        </table:table-row>
        <table:table-row table:style-name="ro1">
          <table:table-cell/>
          <table:table-cell office:value-type="float" office:value="10.8361652" calcext:value-type="float">
            <text:p>10,8361652</text:p>
          </table:table-cell>
          <table:table-cell office:value-type="float" office:value="7.50769" calcext:value-type="float">
            <text:p>7,50769</text:p>
          </table:table-cell>
        </table:table-row>
        <table:table-row table:style-name="ro1">
          <table:table-cell/>
          <table:table-cell office:value-type="float" office:value="11.2919324" calcext:value-type="float">
            <text:p>11,2919324</text:p>
          </table:table-cell>
          <table:table-cell office:value-type="float" office:value="6.9142819" calcext:value-type="float">
            <text:p>6,9142819</text:p>
          </table:table-cell>
        </table:table-row>
        <table:table-row table:style-name="ro1">
          <table:table-cell/>
          <table:table-cell office:value-type="float" office:value="11.2351555" calcext:value-type="float">
            <text:p>11,2351555</text:p>
          </table:table-cell>
          <table:table-cell office:value-type="float" office:value="7.6364226" calcext:value-type="float">
            <text:p>7,6364226</text:p>
          </table:table-cell>
        </table:table-row>
        <table:table-row table:style-name="ro1">
          <table:table-cell/>
          <table:table-cell office:value-type="float" office:value="10.4091811" calcext:value-type="float">
            <text:p>10,4091811</text:p>
          </table:table-cell>
          <table:table-cell office:value-type="float" office:value="24.0000702" calcext:value-type="float">
            <text:p>24,0000702</text:p>
          </table:table-cell>
        </table:table-row>
        <table:table-row table:style-name="ro1">
          <table:table-cell/>
          <table:table-cell office:value-type="float" office:value="12.444896" calcext:value-type="float">
            <text:p>12,444896</text:p>
          </table:table-cell>
          <table:table-cell office:value-type="float" office:value="7.7622313" calcext:value-type="float">
            <text:p>7,7622313</text:p>
          </table:table-cell>
        </table:table-row>
        <table:table-row table:style-name="ro1">
          <table:table-cell/>
          <table:table-cell office:value-type="float" office:value="11.6531554" calcext:value-type="float">
            <text:p>11,6531554</text:p>
          </table:table-cell>
          <table:table-cell office:value-type="float" office:value="22.8961858" calcext:value-type="float">
            <text:p>22,8961858</text:p>
          </table:table-cell>
        </table:table-row>
        <table:table-row table:style-name="ro1">
          <table:table-cell/>
          <table:table-cell office:value-type="float" office:value="6.5991325" calcext:value-type="float">
            <text:p>6,5991325</text:p>
          </table:table-cell>
          <table:table-cell office:value-type="float" office:value="19.024678" calcext:value-type="float">
            <text:p>19,024678</text:p>
          </table:table-cell>
        </table:table-row>
        <table:table-row table:style-name="ro1">
          <table:table-cell/>
          <table:table-cell office:value-type="float" office:value="11.129454" calcext:value-type="float">
            <text:p>11,129454</text:p>
          </table:table-cell>
          <table:table-cell office:value-type="float" office:value="7.5676552" calcext:value-type="float">
            <text:p>7,5676552</text:p>
          </table:table-cell>
        </table:table-row>
        <table:table-row table:style-name="ro1">
          <table:table-cell/>
          <table:table-cell office:value-type="float" office:value="12.0767708" calcext:value-type="float">
            <text:p>12,0767708</text:p>
          </table:table-cell>
          <table:table-cell office:value-type="float" office:value="7.6327387" calcext:value-type="float">
            <text:p>7,6327387</text:p>
          </table:table-cell>
        </table:table-row>
        <table:table-row table:style-name="ro1">
          <table:table-cell/>
          <table:table-cell office:value-type="float" office:value="8.2889206" calcext:value-type="float">
            <text:p>8,2889206</text:p>
          </table:table-cell>
          <table:table-cell office:value-type="float" office:value="18.4747258" calcext:value-type="float">
            <text:p>18,4747258</text:p>
          </table:table-cell>
        </table:table-row>
        <table:table-row table:style-name="ro1">
          <table:table-cell/>
          <table:table-cell office:value-type="float" office:value="12.98383" calcext:value-type="float">
            <text:p>12,98383</text:p>
          </table:table-cell>
          <table:table-cell office:value-type="float" office:value="7.4508438" calcext:value-type="float">
            <text:p>7,4508438</text:p>
          </table:table-cell>
        </table:table-row>
        <table:table-row table:style-name="ro1">
          <table:table-cell/>
          <table:table-cell office:value-type="float" office:value="11.9354911" calcext:value-type="float">
            <text:p>11,9354911</text:p>
          </table:table-cell>
          <table:table-cell office:value-type="float" office:value="23.8614303" calcext:value-type="float">
            <text:p>23,8614303</text:p>
          </table:table-cell>
        </table:table-row>
        <table:table-row table:style-name="ro1">
          <table:table-cell/>
          <table:table-cell office:value-type="float" office:value="11.5564778" calcext:value-type="float">
            <text:p>11,5564778</text:p>
          </table:table-cell>
          <table:table-cell office:value-type="float" office:value="22.2674762" calcext:value-type="float">
            <text:p>22,2674762</text:p>
          </table:table-cell>
        </table:table-row>
        <table:table-row table:style-name="ro1">
          <table:table-cell/>
          <table:table-cell office:value-type="float" office:value="12.9643177" calcext:value-type="float">
            <text:p>12,9643177</text:p>
          </table:table-cell>
          <table:table-cell office:value-type="float" office:value="7.0966868" calcext:value-type="float">
            <text:p>7,0966868</text:p>
          </table:table-cell>
        </table:table-row>
        <table:table-row table:style-name="ro1">
          <table:table-cell/>
          <table:table-cell office:value-type="float" office:value="12.5403972" calcext:value-type="float">
            <text:p>12,5403972</text:p>
          </table:table-cell>
          <table:table-cell office:value-type="float" office:value="6.495383" calcext:value-type="float">
            <text:p>6,495383</text:p>
          </table:table-cell>
        </table:table-row>
        <table:table-row table:style-name="ro1">
          <table:table-cell/>
          <table:table-cell office:value-type="float" office:value="13.7335476" calcext:value-type="float">
            <text:p>13,7335476</text:p>
          </table:table-cell>
          <table:table-cell office:value-type="float" office:value="7.0558034" calcext:value-type="float">
            <text:p>7,0558034</text:p>
          </table:table-cell>
        </table:table-row>
        <table:table-row table:style-name="ro1">
          <table:table-cell/>
          <table:table-cell office:value-type="float" office:value="9.0838814" calcext:value-type="float">
            <text:p>9,0838814</text:p>
          </table:table-cell>
          <table:table-cell office:value-type="float" office:value="17.2628884" calcext:value-type="float">
            <text:p>17,2628884</text:p>
          </table:table-cell>
        </table:table-row>
        <table:table-row table:style-name="ro1">
          <table:table-cell/>
          <table:table-cell office:value-type="float" office:value="8.4798955" calcext:value-type="float">
            <text:p>8,4798955</text:p>
          </table:table-cell>
          <table:table-cell office:value-type="float" office:value="18.6950956" calcext:value-type="float">
            <text:p>18,6950956</text:p>
          </table:table-cell>
        </table:table-row>
        <table:table-row table:style-name="ro1">
          <table:table-cell/>
          <table:table-cell office:value-type="float" office:value="8.6846602" calcext:value-type="float">
            <text:p>8,6846602</text:p>
          </table:table-cell>
          <table:table-cell office:value-type="float" office:value="18.4108282" calcext:value-type="float">
            <text:p>18,4108282</text:p>
          </table:table-cell>
        </table:table-row>
        <table:table-row table:style-name="ro1">
          <table:table-cell/>
          <table:table-cell office:value-type="float" office:value="13.1980214" calcext:value-type="float">
            <text:p>13,1980214</text:p>
          </table:table-cell>
          <table:table-cell office:value-type="float" office:value="22.6267151" calcext:value-type="float">
            <text:p>22,6267151</text:p>
          </table:table-cell>
        </table:table-row>
        <table:table-row table:style-name="ro1">
          <table:table-cell/>
          <table:table-cell office:value-type="float" office:value="12.963081" calcext:value-type="float">
            <text:p>12,963081</text:p>
          </table:table-cell>
          <table:table-cell office:value-type="float" office:value="7.6038318" calcext:value-type="float">
            <text:p>7,6038318</text:p>
          </table:table-cell>
        </table:table-row>
        <table:table-row table:style-name="ro1">
          <table:table-cell/>
          <table:table-cell office:value-type="float" office:value="12.1612481" calcext:value-type="float">
            <text:p>12,1612481</text:p>
          </table:table-cell>
          <table:table-cell office:value-type="float" office:value="7.0261743" calcext:value-type="float">
            <text:p>7,0261743</text:p>
          </table:table-cell>
        </table:table-row>
        <table:table-row table:style-name="ro1">
          <table:table-cell/>
          <table:table-cell office:value-type="float" office:value="13.1014253" calcext:value-type="float">
            <text:p>13,1014253</text:p>
          </table:table-cell>
          <table:table-cell office:value-type="float" office:value="7.1095472" calcext:value-type="float">
            <text:p>7,1095472</text:p>
          </table:table-cell>
        </table:table-row>
        <table:table-row table:style-name="ro1">
          <table:table-cell/>
          <table:table-cell office:value-type="float" office:value="13.0218168" calcext:value-type="float">
            <text:p>13,0218168</text:p>
          </table:table-cell>
          <table:table-cell office:value-type="float" office:value="7.9619136" calcext:value-type="float">
            <text:p>7,9619136</text:p>
          </table:table-cell>
        </table:table-row>
        <table:table-row table:style-name="ro1">
          <table:table-cell/>
          <table:table-cell office:value-type="float" office:value="8.4182042" calcext:value-type="float">
            <text:p>8,4182042</text:p>
          </table:table-cell>
          <table:table-cell office:value-type="float" office:value="18.5069324" calcext:value-type="float">
            <text:p>18,5069324</text:p>
          </table:table-cell>
        </table:table-row>
        <table:table-row table:style-name="ro1">
          <table:table-cell/>
          <table:table-cell office:value-type="float" office:value="11.1177652" calcext:value-type="float">
            <text:p>11,1177652</text:p>
          </table:table-cell>
          <table:table-cell office:value-type="float" office:value="8.2454268" calcext:value-type="float">
            <text:p>8,2454268</text:p>
          </table:table-cell>
        </table:table-row>
        <table:table-row table:style-name="ro1">
          <table:table-cell/>
          <table:table-cell office:value-type="float" office:value="12.2723945" calcext:value-type="float">
            <text:p>12,2723945</text:p>
          </table:table-cell>
          <table:table-cell office:value-type="float" office:value="6.816677" calcext:value-type="float">
            <text:p>6,816677</text:p>
          </table:table-cell>
        </table:table-row>
        <table:table-row table:style-name="ro1">
          <table:table-cell/>
          <table:table-cell office:value-type="float" office:value="11.5692222" calcext:value-type="float">
            <text:p>11,5692222</text:p>
          </table:table-cell>
          <table:table-cell office:value-type="float" office:value="7.8185588" calcext:value-type="float">
            <text:p>7,8185588</text:p>
          </table:table-cell>
        </table:table-row>
        <table:table-row table:style-name="ro1">
          <table:table-cell/>
          <table:table-cell office:value-type="float" office:value="8.1410982" calcext:value-type="float">
            <text:p>8,1410982</text:p>
          </table:table-cell>
          <table:table-cell office:value-type="float" office:value="18.8098961" calcext:value-type="float">
            <text:p>18,8098961</text:p>
          </table:table-cell>
        </table:table-row>
        <table:table-row table:style-name="ro1">
          <table:table-cell/>
          <table:table-cell office:value-type="float" office:value="8.3589618" calcext:value-type="float">
            <text:p>8,3589618</text:p>
          </table:table-cell>
          <table:table-cell office:value-type="float" office:value="19.3677525" calcext:value-type="float">
            <text:p>19,3677525</text:p>
          </table:table-cell>
        </table:table-row>
        <table:table-row table:style-name="ro1">
          <table:table-cell/>
          <table:table-cell office:value-type="float" office:value="12.0648104" calcext:value-type="float">
            <text:p>12,0648104</text:p>
          </table:table-cell>
          <table:table-cell office:value-type="float" office:value="6.6678792" calcext:value-type="float">
            <text:p>6,6678792</text:p>
          </table:table-cell>
        </table:table-row>
        <table:table-row table:style-name="ro1">
          <table:table-cell/>
          <table:table-cell office:value-type="float" office:value="11.6054177" calcext:value-type="float">
            <text:p>11,6054177</text:p>
          </table:table-cell>
          <table:table-cell office:value-type="float" office:value="22.6929754" calcext:value-type="float">
            <text:p>22,6929754</text:p>
          </table:table-cell>
        </table:table-row>
        <table:table-row table:style-name="ro1">
          <table:table-cell/>
          <table:table-cell office:value-type="float" office:value="8.7624623" calcext:value-type="float">
            <text:p>8,7624623</text:p>
          </table:table-cell>
          <table:table-cell office:value-type="float" office:value="18.5703594" calcext:value-type="float">
            <text:p>18,5703594</text:p>
          </table:table-cell>
        </table:table-row>
        <table:table-row table:style-name="ro1">
          <table:table-cell/>
          <table:table-cell office:value-type="float" office:value="13.1932953" calcext:value-type="float">
            <text:p>13,1932953</text:p>
          </table:table-cell>
          <table:table-cell office:value-type="float" office:value="6.3396905" calcext:value-type="float">
            <text:p>6,3396905</text:p>
          </table:table-cell>
        </table:table-row>
        <table:table-row table:style-name="ro1">
          <table:table-cell/>
          <table:table-cell office:value-type="float" office:value="11.5839365" calcext:value-type="float">
            <text:p>11,5839365</text:p>
          </table:table-cell>
          <table:table-cell office:value-type="float" office:value="7.4317913" calcext:value-type="float">
            <text:p>7,4317913</text:p>
          </table:table-cell>
        </table:table-row>
        <table:table-row table:style-name="ro1">
          <table:table-cell/>
          <table:table-cell office:value-type="float" office:value="12.1536061" calcext:value-type="float">
            <text:p>12,1536061</text:p>
          </table:table-cell>
          <table:table-cell office:value-type="float" office:value="7.1666496" calcext:value-type="float">
            <text:p>7,1666496</text:p>
          </table:table-cell>
        </table:table-row>
        <table:table-row table:style-name="ro1">
          <table:table-cell/>
          <table:table-cell office:value-type="float" office:value="12.936334" calcext:value-type="float">
            <text:p>12,936334</text:p>
          </table:table-cell>
          <table:table-cell office:value-type="float" office:value="6.7415383" calcext:value-type="float">
            <text:p>6,7415383</text:p>
          </table:table-cell>
        </table:table-row>
        <table:table-row table:style-name="ro1">
          <table:table-cell/>
          <table:table-cell office:value-type="float" office:value="9.2831189" calcext:value-type="float">
            <text:p>9,2831189</text:p>
          </table:table-cell>
          <table:table-cell office:value-type="float" office:value="19.764796" calcext:value-type="float">
            <text:p>19,764796</text:p>
          </table:table-cell>
        </table:table-row>
        <table:table-row table:style-name="ro1">
          <table:table-cell/>
          <table:table-cell office:value-type="float" office:value="11.3455733" calcext:value-type="float">
            <text:p>11,3455733</text:p>
          </table:table-cell>
          <table:table-cell office:value-type="float" office:value="6.749132" calcext:value-type="float">
            <text:p>6,749132</text:p>
          </table:table-cell>
        </table:table-row>
        <table:table-row table:style-name="ro1">
          <table:table-cell/>
          <table:table-cell office:value-type="float" office:value="7.5392579" calcext:value-type="float">
            <text:p>7,5392579</text:p>
          </table:table-cell>
          <table:table-cell office:value-type="float" office:value="19.1857506" calcext:value-type="float">
            <text:p>19,1857506</text:p>
          </table:table-cell>
        </table:table-row>
        <table:table-row table:style-name="ro1">
          <table:table-cell/>
          <table:table-cell office:value-type="float" office:value="12.409248" calcext:value-type="float">
            <text:p>12,409248</text:p>
          </table:table-cell>
          <table:table-cell office:value-type="float" office:value="7.5528198" calcext:value-type="float">
            <text:p>7,5528198</text:p>
          </table:table-cell>
        </table:table-row>
        <table:table-row table:style-name="ro1">
          <table:table-cell/>
          <table:table-cell office:value-type="float" office:value="12.1530542" calcext:value-type="float">
            <text:p>12,1530542</text:p>
          </table:table-cell>
          <table:table-cell office:value-type="float" office:value="24.1301958" calcext:value-type="float">
            <text:p>24,1301958</text:p>
          </table:table-cell>
        </table:table-row>
        <table:table-row table:style-name="ro1">
          <table:table-cell/>
          <table:table-cell office:value-type="float" office:value="9.0420907" calcext:value-type="float">
            <text:p>9,0420907</text:p>
          </table:table-cell>
          <table:table-cell office:value-type="float" office:value="18.3904142" calcext:value-type="float">
            <text:p>18,3904142</text:p>
          </table:table-cell>
        </table:table-row>
        <table:table-row table:style-name="ro1">
          <table:table-cell/>
          <table:table-cell office:value-type="float" office:value="7.7081905" calcext:value-type="float">
            <text:p>7,7081905</text:p>
          </table:table-cell>
          <table:table-cell office:value-type="float" office:value="19.1477286" calcext:value-type="float">
            <text:p>19,1477286</text:p>
          </table:table-cell>
        </table:table-row>
        <table:table-row table:style-name="ro1">
          <table:table-cell/>
          <table:table-cell office:value-type="float" office:value="12.8127428" calcext:value-type="float">
            <text:p>12,8127428</text:p>
          </table:table-cell>
          <table:table-cell office:value-type="float" office:value="7.5780764" calcext:value-type="float">
            <text:p>7,5780764</text:p>
          </table:table-cell>
        </table:table-row>
        <table:table-row table:style-name="ro1">
          <table:table-cell/>
          <table:table-cell office:value-type="float" office:value="8.4905252" calcext:value-type="float">
            <text:p>8,4905252</text:p>
          </table:table-cell>
          <table:table-cell office:value-type="float" office:value="17.6929889" calcext:value-type="float">
            <text:p>17,6929889</text:p>
          </table:table-cell>
        </table:table-row>
        <table:table-row table:style-name="ro1">
          <table:table-cell/>
          <table:table-cell office:value-type="float" office:value="8.1727371" calcext:value-type="float">
            <text:p>8,1727371</text:p>
          </table:table-cell>
          <table:table-cell office:value-type="float" office:value="17.5620401" calcext:value-type="float">
            <text:p>17,5620401</text:p>
          </table:table-cell>
        </table:table-row>
        <table:table-row table:style-name="ro1">
          <table:table-cell/>
          <table:table-cell office:value-type="float" office:value="13.2243692" calcext:value-type="float">
            <text:p>13,2243692</text:p>
          </table:table-cell>
          <table:table-cell office:value-type="float" office:value="6.977337" calcext:value-type="float">
            <text:p>6,977337</text:p>
          </table:table-cell>
        </table:table-row>
        <table:table-row table:style-name="ro1">
          <table:table-cell/>
          <table:table-cell office:value-type="float" office:value="7.8855346" calcext:value-type="float">
            <text:p>7,8855346</text:p>
          </table:table-cell>
          <table:table-cell office:value-type="float" office:value="18.6590004" calcext:value-type="float">
            <text:p>18,6590004</text:p>
          </table:table-cell>
        </table:table-row>
        <table:table-row table:style-name="ro1">
          <table:table-cell/>
          <table:table-cell office:value-type="float" office:value="12.4845738" calcext:value-type="float">
            <text:p>12,4845738</text:p>
          </table:table-cell>
          <table:table-cell office:value-type="float" office:value="7.441851" calcext:value-type="float">
            <text:p>7,441851</text:p>
          </table:table-cell>
        </table:table-row>
        <table:table-row table:style-name="ro1">
          <table:table-cell/>
          <table:table-cell office:value-type="float" office:value="7.9924277" calcext:value-type="float">
            <text:p>7,9924277</text:p>
          </table:table-cell>
          <table:table-cell office:value-type="float" office:value="19.4522367" calcext:value-type="float">
            <text:p>19,4522367</text:p>
          </table:table-cell>
        </table:table-row>
        <table:table-row table:style-name="ro1">
          <table:table-cell/>
          <table:table-cell office:value-type="float" office:value="7.6987588" calcext:value-type="float">
            <text:p>7,6987588</text:p>
          </table:table-cell>
          <table:table-cell office:value-type="float" office:value="18.569939" calcext:value-type="float">
            <text:p>18,569939</text:p>
          </table:table-cell>
        </table:table-row>
        <table:table-row table:style-name="ro1">
          <table:table-cell/>
          <table:table-cell office:value-type="float" office:value="8.3373618" calcext:value-type="float">
            <text:p>8,3373618</text:p>
          </table:table-cell>
          <table:table-cell office:value-type="float" office:value="18.9763117" calcext:value-type="float">
            <text:p>18,9763117</text:p>
          </table:table-cell>
        </table:table-row>
        <table:table-row table:style-name="ro1">
          <table:table-cell/>
          <table:table-cell office:value-type="float" office:value="8.3637322" calcext:value-type="float">
            <text:p>8,3637322</text:p>
          </table:table-cell>
          <table:table-cell office:value-type="float" office:value="18.0611888" calcext:value-type="float">
            <text:p>18,0611888</text:p>
          </table:table-cell>
        </table:table-row>
        <table:table-row table:style-name="ro1">
          <table:table-cell/>
          <table:table-cell office:value-type="float" office:value="7.379253" calcext:value-type="float">
            <text:p>7,379253</text:p>
          </table:table-cell>
          <table:table-cell office:value-type="float" office:value="19.4564107" calcext:value-type="float">
            <text:p>19,4564107</text:p>
          </table:table-cell>
        </table:table-row>
        <table:table-row table:style-name="ro1">
          <table:table-cell/>
          <table:table-cell office:value-type="float" office:value="12.6764569" calcext:value-type="float">
            <text:p>12,6764569</text:p>
          </table:table-cell>
          <table:table-cell office:value-type="float" office:value="7.703869" calcext:value-type="float">
            <text:p>7,703869</text:p>
          </table:table-cell>
        </table:table-row>
        <table:table-row table:style-name="ro1">
          <table:table-cell/>
          <table:table-cell office:value-type="float" office:value="12.2202419" calcext:value-type="float">
            <text:p>12,2202419</text:p>
          </table:table-cell>
          <table:table-cell office:value-type="float" office:value="8.8072181" calcext:value-type="float">
            <text:p>8,8072181</text:p>
          </table:table-cell>
        </table:table-row>
        <table:table-row table:style-name="ro1">
          <table:table-cell/>
          <table:table-cell office:value-type="float" office:value="11.127115" calcext:value-type="float">
            <text:p>11,127115</text:p>
          </table:table-cell>
          <table:table-cell office:value-type="float" office:value="7.7342011" calcext:value-type="float">
            <text:p>7,7342011</text:p>
          </table:table-cell>
        </table:table-row>
        <table:table-row table:style-name="ro1">
          <table:table-cell/>
          <table:table-cell office:value-type="float" office:value="11.6918458" calcext:value-type="float">
            <text:p>11,6918458</text:p>
          </table:table-cell>
          <table:table-cell office:value-type="float" office:value="6.9717561" calcext:value-type="float">
            <text:p>6,9717561</text:p>
          </table:table-cell>
        </table:table-row>
        <table:table-row table:style-name="ro1">
          <table:table-cell/>
          <table:table-cell office:value-type="float" office:value="11.552914" calcext:value-type="float">
            <text:p>11,552914</text:p>
          </table:table-cell>
          <table:table-cell office:value-type="float" office:value="7.2307411" calcext:value-type="float">
            <text:p>7,2307411</text:p>
          </table:table-cell>
        </table:table-row>
        <table:table-row table:style-name="ro1">
          <table:table-cell/>
          <table:table-cell office:value-type="float" office:value="12.1701007" calcext:value-type="float">
            <text:p>12,1701007</text:p>
          </table:table-cell>
          <table:table-cell office:value-type="float" office:value="7.7488036" calcext:value-type="float">
            <text:p>7,7488036</text:p>
          </table:table-cell>
        </table:table-row>
        <table:table-row table:style-name="ro1">
          <table:table-cell/>
          <table:table-cell office:value-type="float" office:value="12.9072761" calcext:value-type="float">
            <text:p>12,9072761</text:p>
          </table:table-cell>
          <table:table-cell office:value-type="float" office:value="7.1392528" calcext:value-type="float">
            <text:p>7,1392528</text:p>
          </table:table-cell>
        </table:table-row>
        <table:table-row table:style-name="ro1">
          <table:table-cell/>
          <table:table-cell office:value-type="float" office:value="7.3641218" calcext:value-type="float">
            <text:p>7,3641218</text:p>
          </table:table-cell>
          <table:table-cell office:value-type="float" office:value="18.7283471" calcext:value-type="float">
            <text:p>18,7283471</text:p>
          </table:table-cell>
        </table:table-row>
        <table:table-row table:style-name="ro1">
          <table:table-cell/>
          <table:table-cell office:value-type="float" office:value="11.3502909" calcext:value-type="float">
            <text:p>11,3502909</text:p>
          </table:table-cell>
          <table:table-cell office:value-type="float" office:value="22.2866851" calcext:value-type="float">
            <text:p>22,2866851</text:p>
          </table:table-cell>
        </table:table-row>
        <table:table-row table:style-name="ro1">
          <table:table-cell/>
          <table:table-cell office:value-type="float" office:value="11.5830702" calcext:value-type="float">
            <text:p>11,5830702</text:p>
          </table:table-cell>
          <table:table-cell office:value-type="float" office:value="8.0000086" calcext:value-type="float">
            <text:p>8,0000086</text:p>
          </table:table-cell>
        </table:table-row>
        <table:table-row table:style-name="ro1">
          <table:table-cell/>
          <table:table-cell office:value-type="float" office:value="9.6598868" calcext:value-type="float">
            <text:p>9,6598868</text:p>
          </table:table-cell>
          <table:table-cell office:value-type="float" office:value="18.6275227" calcext:value-type="float">
            <text:p>18,6275227</text:p>
          </table:table-cell>
        </table:table-row>
        <table:table-row table:style-name="ro1">
          <table:table-cell/>
          <table:table-cell office:value-type="float" office:value="12.2083432" calcext:value-type="float">
            <text:p>12,2083432</text:p>
          </table:table-cell>
          <table:table-cell office:value-type="float" office:value="7.6002196" calcext:value-type="float">
            <text:p>7,6002196</text:p>
          </table:table-cell>
        </table:table-row>
        <table:table-row table:style-name="ro1">
          <table:table-cell/>
          <table:table-cell office:value-type="float" office:value="13.4319697" calcext:value-type="float">
            <text:p>13,4319697</text:p>
          </table:table-cell>
          <table:table-cell office:value-type="float" office:value="7.8220588" calcext:value-type="float">
            <text:p>7,8220588</text:p>
          </table:table-cell>
        </table:table-row>
        <table:table-row table:style-name="ro1">
          <table:table-cell/>
          <table:table-cell office:value-type="float" office:value="12.1363571" calcext:value-type="float">
            <text:p>12,1363571</text:p>
          </table:table-cell>
          <table:table-cell office:value-type="float" office:value="8.4830721" calcext:value-type="float">
            <text:p>8,4830721</text:p>
          </table:table-cell>
        </table:table-row>
        <table:table-row table:style-name="ro1">
          <table:table-cell/>
          <table:table-cell office:value-type="float" office:value="11.9537982" calcext:value-type="float">
            <text:p>11,9537982</text:p>
          </table:table-cell>
          <table:table-cell office:value-type="float" office:value="7.9526422" calcext:value-type="float">
            <text:p>7,9526422</text:p>
          </table:table-cell>
        </table:table-row>
        <table:table-row table:style-name="ro1">
          <table:table-cell/>
          <table:table-cell office:value-type="float" office:value="11.4066995" calcext:value-type="float">
            <text:p>11,4066995</text:p>
          </table:table-cell>
          <table:table-cell office:value-type="float" office:value="8.1577256" calcext:value-type="float">
            <text:p>8,1577256</text:p>
          </table:table-cell>
        </table:table-row>
        <table:table-row table:style-name="ro1">
          <table:table-cell/>
          <table:table-cell office:value-type="float" office:value="12.5422075" calcext:value-type="float">
            <text:p>12,5422075</text:p>
          </table:table-cell>
          <table:table-cell office:value-type="float" office:value="6.8084702" calcext:value-type="float">
            <text:p>6,8084702</text:p>
          </table:table-cell>
        </table:table-row>
        <table:table-row table:style-name="ro1">
          <table:table-cell/>
          <table:table-cell office:value-type="float" office:value="11.6238512" calcext:value-type="float">
            <text:p>11,6238512</text:p>
          </table:table-cell>
          <table:table-cell office:value-type="float" office:value="6.4191541" calcext:value-type="float">
            <text:p>6,4191541</text:p>
          </table:table-cell>
        </table:table-row>
        <table:table-row table:style-name="ro1">
          <table:table-cell/>
          <table:table-cell office:value-type="float" office:value="12.3970972" calcext:value-type="float">
            <text:p>12,3970972</text:p>
          </table:table-cell>
          <table:table-cell office:value-type="float" office:value="7.5015948" calcext:value-type="float">
            <text:p>7,5015948</text:p>
          </table:table-cell>
        </table:table-row>
        <table:table-row table:style-name="ro1">
          <table:table-cell/>
          <table:table-cell office:value-type="float" office:value="13.575008" calcext:value-type="float">
            <text:p>13,575008</text:p>
          </table:table-cell>
          <table:table-cell office:value-type="float" office:value="7.8706144" calcext:value-type="float">
            <text:p>7,8706144</text:p>
          </table:table-cell>
        </table:table-row>
        <table:table-row table:style-name="ro1">
          <table:table-cell/>
          <table:table-cell office:value-type="float" office:value="9.0849632" calcext:value-type="float">
            <text:p>9,0849632</text:p>
          </table:table-cell>
          <table:table-cell office:value-type="float" office:value="18.0821621" calcext:value-type="float">
            <text:p>18,0821621</text:p>
          </table:table-cell>
        </table:table-row>
        <table:table-row table:style-name="ro1">
          <table:table-cell/>
          <table:table-cell office:value-type="float" office:value="11.2164852" calcext:value-type="float">
            <text:p>11,2164852</text:p>
          </table:table-cell>
          <table:table-cell office:value-type="float" office:value="7.4052617" calcext:value-type="float">
            <text:p>7,4052617</text:p>
          </table:table-cell>
        </table:table-row>
        <table:table-row table:style-name="ro1">
          <table:table-cell/>
          <table:table-cell office:value-type="float" office:value="11.2783392" calcext:value-type="float">
            <text:p>11,2783392</text:p>
          </table:table-cell>
          <table:table-cell office:value-type="float" office:value="22.9164192" calcext:value-type="float">
            <text:p>22,9164192</text:p>
          </table:table-cell>
        </table:table-row>
        <table:table-row table:style-name="ro1">
          <table:table-cell/>
          <table:table-cell office:value-type="float" office:value="7.6782822" calcext:value-type="float">
            <text:p>7,6782822</text:p>
          </table:table-cell>
          <table:table-cell office:value-type="float" office:value="19.8041717" calcext:value-type="float">
            <text:p>19,8041717</text:p>
          </table:table-cell>
        </table:table-row>
        <table:table-row table:style-name="ro1">
          <table:table-cell/>
          <table:table-cell office:value-type="float" office:value="9.2557293" calcext:value-type="float">
            <text:p>9,2557293</text:p>
          </table:table-cell>
          <table:table-cell office:value-type="float" office:value="18.8259497" calcext:value-type="float">
            <text:p>18,8259497</text:p>
          </table:table-cell>
        </table:table-row>
        <table:table-row table:style-name="ro1">
          <table:table-cell/>
          <table:table-cell office:value-type="float" office:value="12.7459038" calcext:value-type="float">
            <text:p>12,7459038</text:p>
          </table:table-cell>
          <table:table-cell office:value-type="float" office:value="6.9162365" calcext:value-type="float">
            <text:p>6,9162365</text:p>
          </table:table-cell>
        </table:table-row>
        <table:table-row table:style-name="ro1">
          <table:table-cell/>
          <table:table-cell office:value-type="float" office:value="12.4377193" calcext:value-type="float">
            <text:p>12,4377193</text:p>
          </table:table-cell>
          <table:table-cell office:value-type="float" office:value="7.0060747" calcext:value-type="float">
            <text:p>7,0060747</text:p>
          </table:table-cell>
        </table:table-row>
        <table:table-row table:style-name="ro1">
          <table:table-cell/>
          <table:table-cell office:value-type="float" office:value="12.0371787" calcext:value-type="float">
            <text:p>12,0371787</text:p>
          </table:table-cell>
          <table:table-cell office:value-type="float" office:value="7.9475012" calcext:value-type="float">
            <text:p>7,9475012</text:p>
          </table:table-cell>
        </table:table-row>
        <table:table-row table:style-name="ro1">
          <table:table-cell/>
          <table:table-cell office:value-type="float" office:value="12.893419" calcext:value-type="float">
            <text:p>12,893419</text:p>
          </table:table-cell>
          <table:table-cell office:value-type="float" office:value="23.3026608" calcext:value-type="float">
            <text:p>23,3026608</text:p>
          </table:table-cell>
        </table:table-row>
        <table:table-row table:style-name="ro1">
          <table:table-cell/>
          <table:table-cell office:value-type="float" office:value="8.488033" calcext:value-type="float">
            <text:p>8,488033</text:p>
          </table:table-cell>
          <table:table-cell office:value-type="float" office:value="18.0986204" calcext:value-type="float">
            <text:p>18,0986204</text:p>
          </table:table-cell>
        </table:table-row>
        <table:table-row table:style-name="ro1">
          <table:table-cell/>
          <table:table-cell office:value-type="float" office:value="12.737082" calcext:value-type="float">
            <text:p>12,737082</text:p>
          </table:table-cell>
          <table:table-cell office:value-type="float" office:value="7.0583632" calcext:value-type="float">
            <text:p>7,0583632</text:p>
          </table:table-cell>
        </table:table-row>
        <table:table-row table:style-name="ro1">
          <table:table-cell/>
          <table:table-cell office:value-type="float" office:value="12.621141" calcext:value-type="float">
            <text:p>12,621141</text:p>
          </table:table-cell>
          <table:table-cell office:value-type="float" office:value="7.4946862" calcext:value-type="float">
            <text:p>7,4946862</text:p>
          </table:table-cell>
        </table:table-row>
        <table:table-row table:style-name="ro1">
          <table:table-cell/>
          <table:table-cell office:value-type="float" office:value="8.5806022" calcext:value-type="float">
            <text:p>8,5806022</text:p>
          </table:table-cell>
          <table:table-cell office:value-type="float" office:value="18.7051427" calcext:value-type="float">
            <text:p>18,7051427</text:p>
          </table:table-cell>
        </table:table-row>
        <table:table-row table:style-name="ro1">
          <table:table-cell/>
          <table:table-cell office:value-type="float" office:value="11.4910764" calcext:value-type="float">
            <text:p>11,4910764</text:p>
          </table:table-cell>
          <table:table-cell office:value-type="float" office:value="8.2579825" calcext:value-type="float">
            <text:p>8,2579825</text:p>
          </table:table-cell>
        </table:table-row>
        <table:table-row table:style-name="ro1">
          <table:table-cell/>
          <table:table-cell office:value-type="float" office:value="12.2947708" calcext:value-type="float">
            <text:p>12,2947708</text:p>
          </table:table-cell>
          <table:table-cell office:value-type="float" office:value="7.4265696" calcext:value-type="float">
            <text:p>7,4265696</text:p>
          </table:table-cell>
        </table:table-row>
        <table:table-row table:style-name="ro1">
          <table:table-cell/>
          <table:table-cell office:value-type="float" office:value="11.683834" calcext:value-type="float">
            <text:p>11,683834</text:p>
          </table:table-cell>
          <table:table-cell office:value-type="float" office:value="7.1949385" calcext:value-type="float">
            <text:p>7,1949385</text:p>
          </table:table-cell>
        </table:table-row>
        <table:table-row table:style-name="ro1">
          <table:table-cell/>
          <table:table-cell office:value-type="float" office:value="11.3729884" calcext:value-type="float">
            <text:p>11,3729884</text:p>
          </table:table-cell>
          <table:table-cell office:value-type="float" office:value="7.4065204" calcext:value-type="float">
            <text:p>7,4065204</text:p>
          </table:table-cell>
        </table:table-row>
        <table:table-row table:style-name="ro1">
          <table:table-cell/>
          <table:table-cell office:value-type="float" office:value="11.9999808" calcext:value-type="float">
            <text:p>11,9999808</text:p>
          </table:table-cell>
          <table:table-cell office:value-type="float" office:value="7.2028013" calcext:value-type="float">
            <text:p>7,2028013</text:p>
          </table:table-cell>
        </table:table-row>
        <table:table-row table:style-name="ro1">
          <table:table-cell/>
          <table:table-cell office:value-type="float" office:value="12.0675745" calcext:value-type="float">
            <text:p>12,0675745</text:p>
          </table:table-cell>
          <table:table-cell office:value-type="float" office:value="23.1114223" calcext:value-type="float">
            <text:p>23,1114223</text:p>
          </table:table-cell>
        </table:table-row>
        <table:table-row table:style-name="ro1">
          <table:table-cell/>
          <table:table-cell office:value-type="float" office:value="11.1546428" calcext:value-type="float">
            <text:p>11,1546428</text:p>
          </table:table-cell>
          <table:table-cell office:value-type="float" office:value="8.2932147" calcext:value-type="float">
            <text:p>8,2932147</text:p>
          </table:table-cell>
        </table:table-row>
        <table:table-row table:style-name="ro1">
          <table:table-cell/>
          <table:table-cell office:value-type="float" office:value="12.2767252" calcext:value-type="float">
            <text:p>12,2767252</text:p>
          </table:table-cell>
          <table:table-cell office:value-type="float" office:value="6.9556353" calcext:value-type="float">
            <text:p>6,9556353</text:p>
          </table:table-cell>
        </table:table-row>
        <table:table-row table:style-name="ro1">
          <table:table-cell/>
          <table:table-cell office:value-type="float" office:value="12.1237273" calcext:value-type="float">
            <text:p>12,1237273</text:p>
          </table:table-cell>
          <table:table-cell office:value-type="float" office:value="6.4833355" calcext:value-type="float">
            <text:p>6,4833355</text:p>
          </table:table-cell>
        </table:table-row>
        <table:table-row table:style-name="ro1">
          <table:table-cell/>
          <table:table-cell office:value-type="float" office:value="11.6567309" calcext:value-type="float">
            <text:p>11,6567309</text:p>
          </table:table-cell>
          <table:table-cell office:value-type="float" office:value="7.5688512" calcext:value-type="float">
            <text:p>7,5688512</text:p>
          </table:table-cell>
        </table:table-row>
        <table:table-row table:style-name="ro1">
          <table:table-cell/>
          <table:table-cell office:value-type="float" office:value="12.1423726" calcext:value-type="float">
            <text:p>12,1423726</text:p>
          </table:table-cell>
          <table:table-cell office:value-type="float" office:value="7.0205545" calcext:value-type="float">
            <text:p>7,0205545</text:p>
          </table:table-cell>
        </table:table-row>
        <table:table-row table:style-name="ro1">
          <table:table-cell/>
          <table:table-cell office:value-type="float" office:value="9.351969" calcext:value-type="float">
            <text:p>9,351969</text:p>
          </table:table-cell>
          <table:table-cell office:value-type="float" office:value="18.3315427" calcext:value-type="float">
            <text:p>18,3315427</text:p>
          </table:table-cell>
        </table:table-row>
        <table:table-row table:style-name="ro1">
          <table:table-cell/>
          <table:table-cell office:value-type="float" office:value="12.2059136" calcext:value-type="float">
            <text:p>12,2059136</text:p>
          </table:table-cell>
          <table:table-cell office:value-type="float" office:value="6.7706779" calcext:value-type="float">
            <text:p>6,7706779</text:p>
          </table:table-cell>
        </table:table-row>
        <table:table-row table:style-name="ro1">
          <table:table-cell/>
          <table:table-cell office:value-type="float" office:value="8.1709481" calcext:value-type="float">
            <text:p>8,1709481</text:p>
          </table:table-cell>
          <table:table-cell office:value-type="float" office:value="19.0938747" calcext:value-type="float">
            <text:p>19,0938747</text:p>
          </table:table-cell>
        </table:table-row>
        <table:table-row table:style-name="ro1">
          <table:table-cell/>
          <table:table-cell office:value-type="float" office:value="12.6583069" calcext:value-type="float">
            <text:p>12,6583069</text:p>
          </table:table-cell>
          <table:table-cell office:value-type="float" office:value="7.3813761" calcext:value-type="float">
            <text:p>7,3813761</text:p>
          </table:table-cell>
        </table:table-row>
        <table:table-row table:style-name="ro1">
          <table:table-cell/>
          <table:table-cell office:value-type="float" office:value="12.0349944" calcext:value-type="float">
            <text:p>12,0349944</text:p>
          </table:table-cell>
          <table:table-cell office:value-type="float" office:value="7.9338295" calcext:value-type="float">
            <text:p>7,9338295</text:p>
          </table:table-cell>
        </table:table-row>
        <table:table-row table:style-name="ro1">
          <table:table-cell/>
          <table:table-cell office:value-type="float" office:value="13.0530264" calcext:value-type="float">
            <text:p>13,0530264</text:p>
          </table:table-cell>
          <table:table-cell office:value-type="float" office:value="6.9341498" calcext:value-type="float">
            <text:p>6,9341498</text:p>
          </table:table-cell>
        </table:table-row>
        <table:table-row table:style-name="ro1">
          <table:table-cell/>
          <table:table-cell office:value-type="float" office:value="8.223757" calcext:value-type="float">
            <text:p>8,223757</text:p>
          </table:table-cell>
          <table:table-cell office:value-type="float" office:value="19.8207217" calcext:value-type="float">
            <text:p>19,8207217</text:p>
          </table:table-cell>
        </table:table-row>
        <table:table-row table:style-name="ro1">
          <table:table-cell/>
          <table:table-cell office:value-type="float" office:value="11.845572" calcext:value-type="float">
            <text:p>11,845572</text:p>
          </table:table-cell>
          <table:table-cell office:value-type="float" office:value="6.4284048" calcext:value-type="float">
            <text:p>6,4284048</text:p>
          </table:table-cell>
        </table:table-row>
        <table:table-row table:style-name="ro1">
          <table:table-cell/>
          <table:table-cell office:value-type="float" office:value="11.5741855" calcext:value-type="float">
            <text:p>11,5741855</text:p>
          </table:table-cell>
          <table:table-cell office:value-type="float" office:value="22.2108468" calcext:value-type="float">
            <text:p>22,2108468</text:p>
          </table:table-cell>
        </table:table-row>
        <table:table-row table:style-name="ro1">
          <table:table-cell/>
          <table:table-cell office:value-type="float" office:value="12.167662" calcext:value-type="float">
            <text:p>12,167662</text:p>
          </table:table-cell>
          <table:table-cell office:value-type="float" office:value="7.9789317" calcext:value-type="float">
            <text:p>7,9789317</text:p>
          </table:table-cell>
        </table:table-row>
        <table:table-row table:style-name="ro1">
          <table:table-cell/>
          <table:table-cell office:value-type="float" office:value="11.7440477" calcext:value-type="float">
            <text:p>11,7440477</text:p>
          </table:table-cell>
          <table:table-cell office:value-type="float" office:value="8.1001928" calcext:value-type="float">
            <text:p>8,1001928</text:p>
          </table:table-cell>
        </table:table-row>
        <table:table-row table:style-name="ro1">
          <table:table-cell/>
          <table:table-cell office:value-type="float" office:value="13.1763286" calcext:value-type="float">
            <text:p>13,1763286</text:p>
          </table:table-cell>
          <table:table-cell office:value-type="float" office:value="7.1183213" calcext:value-type="float">
            <text:p>7,1183213</text:p>
          </table:table-cell>
        </table:table-row>
        <table:table-row table:style-name="ro1">
          <table:table-cell/>
          <table:table-cell office:value-type="float" office:value="13.2496068" calcext:value-type="float">
            <text:p>13,2496068</text:p>
          </table:table-cell>
          <table:table-cell office:value-type="float" office:value="8.2210856" calcext:value-type="float">
            <text:p>8,2210856</text:p>
          </table:table-cell>
        </table:table-row>
        <table:table-row table:style-name="ro1">
          <table:table-cell/>
          <table:table-cell office:value-type="float" office:value="11.1131645" calcext:value-type="float">
            <text:p>11,1131645</text:p>
          </table:table-cell>
          <table:table-cell office:value-type="float" office:value="7.8980974" calcext:value-type="float">
            <text:p>7,8980974</text:p>
          </table:table-cell>
        </table:table-row>
        <table:table-row table:style-name="ro1">
          <table:table-cell/>
          <table:table-cell office:value-type="float" office:value="9.5434897" calcext:value-type="float">
            <text:p>9,5434897</text:p>
          </table:table-cell>
          <table:table-cell office:value-type="float" office:value="18.4232491" calcext:value-type="float">
            <text:p>18,4232491</text:p>
          </table:table-cell>
        </table:table-row>
        <table:table-row table:style-name="ro1">
          <table:table-cell/>
          <table:table-cell office:value-type="float" office:value="8.019486" calcext:value-type="float">
            <text:p>8,019486</text:p>
          </table:table-cell>
          <table:table-cell office:value-type="float" office:value="18.8175038" calcext:value-type="float">
            <text:p>18,8175038</text:p>
          </table:table-cell>
        </table:table-row>
        <table:table-row table:style-name="ro1">
          <table:table-cell/>
          <table:table-cell office:value-type="float" office:value="13.1048026" calcext:value-type="float">
            <text:p>13,1048026</text:p>
          </table:table-cell>
          <table:table-cell office:value-type="float" office:value="7.9379706" calcext:value-type="float">
            <text:p>7,9379706</text:p>
          </table:table-cell>
        </table:table-row>
        <table:table-row table:style-name="ro1">
          <table:table-cell/>
          <table:table-cell office:value-type="float" office:value="11.7049041" calcext:value-type="float">
            <text:p>11,7049041</text:p>
          </table:table-cell>
          <table:table-cell office:value-type="float" office:value="7.0213484" calcext:value-type="float">
            <text:p>7,0213484</text:p>
          </table:table-cell>
        </table:table-row>
        <table:table-row table:style-name="ro1">
          <table:table-cell/>
          <table:table-cell office:value-type="float" office:value="11.5403503" calcext:value-type="float">
            <text:p>11,5403503</text:p>
          </table:table-cell>
          <table:table-cell office:value-type="float" office:value="6.8257556" calcext:value-type="float">
            <text:p>6,8257556</text:p>
          </table:table-cell>
        </table:table-row>
        <table:table-row table:style-name="ro1">
          <table:table-cell/>
          <table:table-cell office:value-type="float" office:value="11.1560021" calcext:value-type="float">
            <text:p>11,1560021</text:p>
          </table:table-cell>
          <table:table-cell office:value-type="float" office:value="7.7404516" calcext:value-type="float">
            <text:p>7,7404516</text:p>
          </table:table-cell>
        </table:table-row>
        <table:table-row table:style-name="ro1">
          <table:table-cell/>
          <table:table-cell office:value-type="float" office:value="11.1661141" calcext:value-type="float">
            <text:p>11,1661141</text:p>
          </table:table-cell>
          <table:table-cell office:value-type="float" office:value="7.2861375" calcext:value-type="float">
            <text:p>7,2861375</text:p>
          </table:table-cell>
        </table:table-row>
        <table:table-row table:style-name="ro1">
          <table:table-cell/>
          <table:table-cell office:value-type="float" office:value="13.3816837" calcext:value-type="float">
            <text:p>13,3816837</text:p>
          </table:table-cell>
          <table:table-cell office:value-type="float" office:value="5.9980467" calcext:value-type="float">
            <text:p>5,9980467</text:p>
          </table:table-cell>
        </table:table-row>
        <table:table-row table:style-name="ro1">
          <table:table-cell/>
          <table:table-cell office:value-type="float" office:value="11.6690596" calcext:value-type="float">
            <text:p>11,6690596</text:p>
          </table:table-cell>
          <table:table-cell office:value-type="float" office:value="23.1164237" calcext:value-type="float">
            <text:p>23,1164237</text:p>
          </table:table-cell>
        </table:table-row>
        <table:table-row table:style-name="ro1">
          <table:table-cell/>
          <table:table-cell office:value-type="float" office:value="10.9990392" calcext:value-type="float">
            <text:p>10,9990392</text:p>
          </table:table-cell>
          <table:table-cell office:value-type="float" office:value="6.7839323" calcext:value-type="float">
            <text:p>6,7839323</text:p>
          </table:table-cell>
        </table:table-row>
        <table:table-row table:style-name="ro1">
          <table:table-cell/>
          <table:table-cell office:value-type="float" office:value="12.4835989" calcext:value-type="float">
            <text:p>12,4835989</text:p>
          </table:table-cell>
          <table:table-cell office:value-type="float" office:value="8.6034205" calcext:value-type="float">
            <text:p>8,6034205</text:p>
          </table:table-cell>
        </table:table-row>
        <table:table-row table:style-name="ro1">
          <table:table-cell/>
          <table:table-cell office:value-type="float" office:value="12.0179896" calcext:value-type="float">
            <text:p>12,0179896</text:p>
          </table:table-cell>
          <table:table-cell office:value-type="float" office:value="22.8003407" calcext:value-type="float">
            <text:p>22,8003407</text:p>
          </table:table-cell>
        </table:table-row>
        <table:table-row table:style-name="ro1">
          <table:table-cell/>
          <table:table-cell office:value-type="float" office:value="11.6415178" calcext:value-type="float">
            <text:p>11,6415178</text:p>
          </table:table-cell>
          <table:table-cell office:value-type="float" office:value="6.7053904" calcext:value-type="float">
            <text:p>6,7053904</text:p>
          </table:table-cell>
        </table:table-row>
        <table:table-row table:style-name="ro1">
          <table:table-cell/>
          <table:table-cell office:value-type="float" office:value="8.6628003" calcext:value-type="float">
            <text:p>8,6628003</text:p>
          </table:table-cell>
          <table:table-cell office:value-type="float" office:value="18.9497112" calcext:value-type="float">
            <text:p>18,9497112</text:p>
          </table:table-cell>
        </table:table-row>
        <table:table-row table:style-name="ro1">
          <table:table-cell/>
          <table:table-cell office:value-type="float" office:value="8.5341948" calcext:value-type="float">
            <text:p>8,5341948</text:p>
          </table:table-cell>
          <table:table-cell office:value-type="float" office:value="19.0137391" calcext:value-type="float">
            <text:p>19,0137391</text:p>
          </table:table-cell>
        </table:table-row>
        <table:table-row table:style-name="ro1">
          <table:table-cell/>
          <table:table-cell office:value-type="float" office:value="8.5953586" calcext:value-type="float">
            <text:p>8,5953586</text:p>
          </table:table-cell>
          <table:table-cell office:value-type="float" office:value="18.8542427" calcext:value-type="float">
            <text:p>18,8542427</text:p>
          </table:table-cell>
        </table:table-row>
        <table:table-row table:style-name="ro1">
          <table:table-cell/>
          <table:table-cell office:value-type="float" office:value="12.9305546" calcext:value-type="float">
            <text:p>12,9305546</text:p>
          </table:table-cell>
          <table:table-cell office:value-type="float" office:value="7.970414" calcext:value-type="float">
            <text:p>7,970414</text:p>
          </table:table-cell>
        </table:table-row>
        <table:table-row table:style-name="ro1">
          <table:table-cell/>
          <table:table-cell office:value-type="float" office:value="12.6637177" calcext:value-type="float">
            <text:p>12,6637177</text:p>
          </table:table-cell>
          <table:table-cell office:value-type="float" office:value="7.4752621" calcext:value-type="float">
            <text:p>7,4752621</text:p>
          </table:table-cell>
        </table:table-row>
        <table:table-row table:style-name="ro1">
          <table:table-cell/>
          <table:table-cell office:value-type="float" office:value="10.4469742" calcext:value-type="float">
            <text:p>10,4469742</text:p>
          </table:table-cell>
          <table:table-cell office:value-type="float" office:value="8.2962488" calcext:value-type="float">
            <text:p>8,2962488</text:p>
          </table:table-cell>
        </table:table-row>
        <table:table-row table:style-name="ro1">
          <table:table-cell/>
          <table:table-cell office:value-type="float" office:value="12.2269244" calcext:value-type="float">
            <text:p>12,2269244</text:p>
          </table:table-cell>
          <table:table-cell office:value-type="float" office:value="24.2391634" calcext:value-type="float">
            <text:p>24,2391634</text:p>
          </table:table-cell>
        </table:table-row>
        <table:table-row table:style-name="ro1">
          <table:table-cell/>
          <table:table-cell office:value-type="float" office:value="12.8875524" calcext:value-type="float">
            <text:p>12,8875524</text:p>
          </table:table-cell>
          <table:table-cell office:value-type="float" office:value="7.3743112" calcext:value-type="float">
            <text:p>7,3743112</text:p>
          </table:table-cell>
        </table:table-row>
        <table:table-row table:style-name="ro1">
          <table:table-cell/>
          <table:table-cell office:value-type="float" office:value="12.3666528" calcext:value-type="float">
            <text:p>12,3666528</text:p>
          </table:table-cell>
          <table:table-cell office:value-type="float" office:value="7.7984173" calcext:value-type="float">
            <text:p>7,7984173</text:p>
          </table:table-cell>
        </table:table-row>
        <table:table-row table:style-name="ro1">
          <table:table-cell/>
          <table:table-cell office:value-type="float" office:value="12.7206561" calcext:value-type="float">
            <text:p>12,7206561</text:p>
          </table:table-cell>
          <table:table-cell office:value-type="float" office:value="6.8057873" calcext:value-type="float">
            <text:p>6,8057873</text:p>
          </table:table-cell>
        </table:table-row>
        <table:table-row table:style-name="ro1">
          <table:table-cell/>
          <table:table-cell office:value-type="float" office:value="10.939064" calcext:value-type="float">
            <text:p>10,939064</text:p>
          </table:table-cell>
          <table:table-cell office:value-type="float" office:value="6.945852" calcext:value-type="float">
            <text:p>6,945852</text:p>
          </table:table-cell>
        </table:table-row>
        <table:table-row table:style-name="ro1">
          <table:table-cell/>
          <table:table-cell office:value-type="float" office:value="9.3164337" calcext:value-type="float">
            <text:p>9,3164337</text:p>
          </table:table-cell>
          <table:table-cell office:value-type="float" office:value="18.907185" calcext:value-type="float">
            <text:p>18,907185</text:p>
          </table:table-cell>
        </table:table-row>
        <table:table-row table:style-name="ro1">
          <table:table-cell/>
          <table:table-cell office:value-type="float" office:value="12.8364341" calcext:value-type="float">
            <text:p>12,8364341</text:p>
          </table:table-cell>
          <table:table-cell office:value-type="float" office:value="7.0834579" calcext:value-type="float">
            <text:p>7,0834579</text:p>
          </table:table-cell>
        </table:table-row>
        <table:table-row table:style-name="ro1">
          <table:table-cell/>
          <table:table-cell office:value-type="float" office:value="13.3808195" calcext:value-type="float">
            <text:p>13,3808195</text:p>
          </table:table-cell>
          <table:table-cell office:value-type="float" office:value="6.5027948" calcext:value-type="float">
            <text:p>6,5027948</text:p>
          </table:table-cell>
        </table:table-row>
        <table:table-row table:style-name="ro1">
          <table:table-cell/>
          <table:table-cell office:value-type="float" office:value="12.9877983" calcext:value-type="float">
            <text:p>12,9877983</text:p>
          </table:table-cell>
          <table:table-cell office:value-type="float" office:value="7.4237189" calcext:value-type="float">
            <text:p>7,4237189</text:p>
          </table:table-cell>
        </table:table-row>
        <table:table-row table:style-name="ro1">
          <table:table-cell/>
          <table:table-cell office:value-type="float" office:value="8.4126131" calcext:value-type="float">
            <text:p>8,4126131</text:p>
          </table:table-cell>
          <table:table-cell office:value-type="float" office:value="18.7712081" calcext:value-type="float">
            <text:p>18,7712081</text:p>
          </table:table-cell>
        </table:table-row>
        <table:table-row table:style-name="ro1">
          <table:table-cell/>
          <table:table-cell office:value-type="float" office:value="13.2116784" calcext:value-type="float">
            <text:p>13,2116784</text:p>
          </table:table-cell>
          <table:table-cell office:value-type="float" office:value="6.7897818" calcext:value-type="float">
            <text:p>6,7897818</text:p>
          </table:table-cell>
        </table:table-row>
        <table:table-row table:style-name="ro1">
          <table:table-cell/>
          <table:table-cell office:value-type="float" office:value="12.2515375" calcext:value-type="float">
            <text:p>12,2515375</text:p>
          </table:table-cell>
          <table:table-cell office:value-type="float" office:value="6.5353688" calcext:value-type="float">
            <text:p>6,5353688</text:p>
          </table:table-cell>
        </table:table-row>
        <table:table-row table:style-name="ro1">
          <table:table-cell/>
          <table:table-cell office:value-type="float" office:value="11.8661517" calcext:value-type="float">
            <text:p>11,8661517</text:p>
          </table:table-cell>
          <table:table-cell office:value-type="float" office:value="8.1388366" calcext:value-type="float">
            <text:p>8,1388366</text:p>
          </table:table-cell>
        </table:table-row>
        <table:table-row table:style-name="ro1">
          <table:table-cell/>
          <table:table-cell office:value-type="float" office:value="13.4550178" calcext:value-type="float">
            <text:p>13,4550178</text:p>
          </table:table-cell>
          <table:table-cell office:value-type="float" office:value="7.6716734" calcext:value-type="float">
            <text:p>7,6716734</text:p>
          </table:table-cell>
        </table:table-row>
        <table:table-row table:style-name="ro1">
          <table:table-cell/>
          <table:table-cell office:value-type="float" office:value="11.2902534" calcext:value-type="float">
            <text:p>11,2902534</text:p>
          </table:table-cell>
          <table:table-cell office:value-type="float" office:value="24.0326212" calcext:value-type="float">
            <text:p>24,0326212</text:p>
          </table:table-cell>
        </table:table-row>
        <table:table-row table:style-name="ro1">
          <table:table-cell/>
          <table:table-cell office:value-type="float" office:value="11.4515415" calcext:value-type="float">
            <text:p>11,4515415</text:p>
          </table:table-cell>
          <table:table-cell office:value-type="float" office:value="6.509523" calcext:value-type="float">
            <text:p>6,509523</text:p>
          </table:table-cell>
        </table:table-row>
        <table:table-row table:style-name="ro1">
          <table:table-cell/>
          <table:table-cell office:value-type="float" office:value="13.7439737" calcext:value-type="float">
            <text:p>13,7439737</text:p>
          </table:table-cell>
          <table:table-cell office:value-type="float" office:value="7.5343612" calcext:value-type="float">
            <text:p>7,5343612</text:p>
          </table:table-cell>
        </table:table-row>
        <table:table-row table:style-name="ro1">
          <table:table-cell/>
          <table:table-cell office:value-type="float" office:value="11.6899813" calcext:value-type="float">
            <text:p>11,6899813</text:p>
          </table:table-cell>
          <table:table-cell office:value-type="float" office:value="24.1477635" calcext:value-type="float">
            <text:p>24,1477635</text:p>
          </table:table-cell>
        </table:table-row>
        <table:table-row table:style-name="ro1">
          <table:table-cell/>
          <table:table-cell office:value-type="float" office:value="12.2700327" calcext:value-type="float">
            <text:p>12,2700327</text:p>
          </table:table-cell>
          <table:table-cell office:value-type="float" office:value="7.0671286" calcext:value-type="float">
            <text:p>7,0671286</text:p>
          </table:table-cell>
        </table:table-row>
        <table:table-row table:style-name="ro1">
          <table:table-cell/>
          <table:table-cell office:value-type="float" office:value="12.1796794" calcext:value-type="float">
            <text:p>12,1796794</text:p>
          </table:table-cell>
          <table:table-cell office:value-type="float" office:value="6.5758272" calcext:value-type="float">
            <text:p>6,5758272</text:p>
          </table:table-cell>
        </table:table-row>
        <table:table-row table:style-name="ro1">
          <table:table-cell/>
          <table:table-cell office:value-type="float" office:value="12.721992" calcext:value-type="float">
            <text:p>12,721992</text:p>
          </table:table-cell>
          <table:table-cell office:value-type="float" office:value="8.0075425" calcext:value-type="float">
            <text:p>8,0075425</text:p>
          </table:table-cell>
        </table:table-row>
        <table:table-row table:style-name="ro1">
          <table:table-cell/>
          <table:table-cell office:value-type="float" office:value="9.2216269" calcext:value-type="float">
            <text:p>9,2216269</text:p>
          </table:table-cell>
          <table:table-cell office:value-type="float" office:value="19.5511028" calcext:value-type="float">
            <text:p>19,5511028</text:p>
          </table:table-cell>
        </table:table-row>
        <table:table-row table:style-name="ro1">
          <table:table-cell/>
          <table:table-cell office:value-type="float" office:value="8.5135514" calcext:value-type="float">
            <text:p>8,5135514</text:p>
          </table:table-cell>
          <table:table-cell office:value-type="float" office:value="19.6878769" calcext:value-type="float">
            <text:p>19,6878769</text:p>
          </table:table-cell>
        </table:table-row>
        <table:table-row table:style-name="ro1">
          <table:table-cell/>
          <table:table-cell office:value-type="float" office:value="12.8285475" calcext:value-type="float">
            <text:p>12,8285475</text:p>
          </table:table-cell>
          <table:table-cell office:value-type="float" office:value="7.102146" calcext:value-type="float">
            <text:p>7,102146</text:p>
          </table:table-cell>
        </table:table-row>
        <table:table-row table:style-name="ro1">
          <table:table-cell/>
          <table:table-cell office:value-type="float" office:value="11.8326905" calcext:value-type="float">
            <text:p>11,8326905</text:p>
          </table:table-cell>
          <table:table-cell office:value-type="float" office:value="7.3620418" calcext:value-type="float">
            <text:p>7,3620418</text:p>
          </table:table-cell>
        </table:table-row>
        <table:table-row table:style-name="ro1">
          <table:table-cell/>
          <table:table-cell office:value-type="float" office:value="13.0740569" calcext:value-type="float">
            <text:p>13,0740569</text:p>
          </table:table-cell>
          <table:table-cell office:value-type="float" office:value="23.2321974" calcext:value-type="float">
            <text:p>23,2321974</text:p>
          </table:table-cell>
        </table:table-row>
        <table:table-row table:style-name="ro1">
          <table:table-cell/>
          <table:table-cell office:value-type="float" office:value="13.2059528" calcext:value-type="float">
            <text:p>13,2059528</text:p>
          </table:table-cell>
          <table:table-cell office:value-type="float" office:value="23.5947283" calcext:value-type="float">
            <text:p>23,5947283</text:p>
          </table:table-cell>
        </table:table-row>
        <table:table-row table:style-name="ro1">
          <table:table-cell/>
          <table:table-cell office:value-type="float" office:value="11.4592798" calcext:value-type="float">
            <text:p>11,4592798</text:p>
          </table:table-cell>
          <table:table-cell office:value-type="float" office:value="23.0527074" calcext:value-type="float">
            <text:p>23,0527074</text:p>
          </table:table-cell>
        </table:table-row>
        <table:table-row table:style-name="ro1">
          <table:table-cell/>
          <table:table-cell office:value-type="float" office:value="8.462286" calcext:value-type="float">
            <text:p>8,462286</text:p>
          </table:table-cell>
          <table:table-cell office:value-type="float" office:value="19.0641335" calcext:value-type="float">
            <text:p>19,0641335</text:p>
          </table:table-cell>
        </table:table-row>
        <table:table-row table:style-name="ro1">
          <table:table-cell/>
          <table:table-cell office:value-type="float" office:value="12.410958" calcext:value-type="float">
            <text:p>12,410958</text:p>
          </table:table-cell>
          <table:table-cell office:value-type="float" office:value="7.2004625" calcext:value-type="float">
            <text:p>7,2004625</text:p>
          </table:table-cell>
        </table:table-row>
        <table:table-row table:style-name="ro1">
          <table:table-cell/>
          <table:table-cell office:value-type="float" office:value="12.2086422" calcext:value-type="float">
            <text:p>12,2086422</text:p>
          </table:table-cell>
          <table:table-cell office:value-type="float" office:value="7.6349854" calcext:value-type="float">
            <text:p>7,6349854</text:p>
          </table:table-cell>
        </table:table-row>
        <table:table-row table:style-name="ro1">
          <table:table-cell/>
          <table:table-cell office:value-type="float" office:value="11.6814417" calcext:value-type="float">
            <text:p>11,6814417</text:p>
          </table:table-cell>
          <table:table-cell office:value-type="float" office:value="7.8752185" calcext:value-type="float">
            <text:p>7,8752185</text:p>
          </table:table-cell>
        </table:table-row>
        <table:table-row table:style-name="ro1">
          <table:table-cell/>
          <table:table-cell office:value-type="float" office:value="11.2430563" calcext:value-type="float">
            <text:p>11,2430563</text:p>
          </table:table-cell>
          <table:table-cell office:value-type="float" office:value="7.3397478" calcext:value-type="float">
            <text:p>7,3397478</text:p>
          </table:table-cell>
        </table:table-row>
        <table:table-row table:style-name="ro1">
          <table:table-cell/>
          <table:table-cell office:value-type="float" office:value="12.0693329" calcext:value-type="float">
            <text:p>12,0693329</text:p>
          </table:table-cell>
          <table:table-cell office:value-type="float" office:value="8.5936958" calcext:value-type="float">
            <text:p>8,5936958</text:p>
          </table:table-cell>
        </table:table-row>
        <table:table-row table:style-name="ro1">
          <table:table-cell/>
          <table:table-cell office:value-type="float" office:value="12.9917333" calcext:value-type="float">
            <text:p>12,9917333</text:p>
          </table:table-cell>
          <table:table-cell office:value-type="float" office:value="7.7018388" calcext:value-type="float">
            <text:p>7,7018388</text:p>
          </table:table-cell>
        </table:table-row>
        <table:table-row table:style-name="ro1">
          <table:table-cell/>
          <table:table-cell office:value-type="float" office:value="11.7753136" calcext:value-type="float">
            <text:p>11,7753136</text:p>
          </table:table-cell>
          <table:table-cell office:value-type="float" office:value="23.3055614" calcext:value-type="float">
            <text:p>23,3055614</text:p>
          </table:table-cell>
        </table:table-row>
        <table:table-row table:style-name="ro1">
          <table:table-cell/>
          <table:table-cell office:value-type="float" office:value="11.7901401" calcext:value-type="float">
            <text:p>11,7901401</text:p>
          </table:table-cell>
          <table:table-cell office:value-type="float" office:value="7.4735958" calcext:value-type="float">
            <text:p>7,4735958</text:p>
          </table:table-cell>
        </table:table-row>
        <table:table-row table:style-name="ro1">
          <table:table-cell/>
          <table:table-cell office:value-type="float" office:value="11.0369336" calcext:value-type="float">
            <text:p>11,0369336</text:p>
          </table:table-cell>
          <table:table-cell office:value-type="float" office:value="7.2034277" calcext:value-type="float">
            <text:p>7,2034277</text:p>
          </table:table-cell>
        </table:table-row>
        <table:table-row table:style-name="ro1">
          <table:table-cell/>
          <table:table-cell office:value-type="float" office:value="11.238012" calcext:value-type="float">
            <text:p>11,238012</text:p>
          </table:table-cell>
          <table:table-cell office:value-type="float" office:value="23.6551129" calcext:value-type="float">
            <text:p>23,6551129</text:p>
          </table:table-cell>
        </table:table-row>
        <table:table-row table:style-name="ro1">
          <table:table-cell/>
          <table:table-cell office:value-type="float" office:value="12.753805" calcext:value-type="float">
            <text:p>12,753805</text:p>
          </table:table-cell>
          <table:table-cell office:value-type="float" office:value="6.9264088" calcext:value-type="float">
            <text:p>6,9264088</text:p>
          </table:table-cell>
        </table:table-row>
        <table:table-row table:style-name="ro1">
          <table:table-cell/>
          <table:table-cell office:value-type="float" office:value="12.1525784" calcext:value-type="float">
            <text:p>12,1525784</text:p>
          </table:table-cell>
          <table:table-cell office:value-type="float" office:value="6.8798827" calcext:value-type="float">
            <text:p>6,8798827</text:p>
          </table:table-cell>
        </table:table-row>
        <table:table-row table:style-name="ro1">
          <table:table-cell/>
          <table:table-cell office:value-type="float" office:value="14.2320737" calcext:value-type="float">
            <text:p>14,2320737</text:p>
          </table:table-cell>
          <table:table-cell office:value-type="float" office:value="7.3715064" calcext:value-type="float">
            <text:p>7,3715064</text:p>
          </table:table-cell>
        </table:table-row>
        <table:table-row table:style-name="ro1">
          <table:table-cell/>
          <table:table-cell office:value-type="float" office:value="11.7725456" calcext:value-type="float">
            <text:p>11,7725456</text:p>
          </table:table-cell>
          <table:table-cell office:value-type="float" office:value="23.9390713" calcext:value-type="float">
            <text:p>23,9390713</text:p>
          </table:table-cell>
        </table:table-row>
        <table:table-row table:style-name="ro1">
          <table:table-cell/>
          <table:table-cell office:value-type="float" office:value="13.558497" calcext:value-type="float">
            <text:p>13,558497</text:p>
          </table:table-cell>
          <table:table-cell office:value-type="float" office:value="5.9939197" calcext:value-type="float">
            <text:p>5,9939197</text:p>
          </table:table-cell>
        </table:table-row>
        <table:table-row table:style-name="ro1">
          <table:table-cell/>
          <table:table-cell office:value-type="float" office:value="9.1889947" calcext:value-type="float">
            <text:p>9,1889947</text:p>
          </table:table-cell>
          <table:table-cell office:value-type="float" office:value="18.5009359" calcext:value-type="float">
            <text:p>18,5009359</text:p>
          </table:table-cell>
        </table:table-row>
        <table:table-row table:style-name="ro1">
          <table:table-cell/>
          <table:table-cell office:value-type="float" office:value="11.8823088" calcext:value-type="float">
            <text:p>11,8823088</text:p>
          </table:table-cell>
          <table:table-cell office:value-type="float" office:value="6.4551471" calcext:value-type="float">
            <text:p>6,4551471</text:p>
          </table:table-cell>
        </table:table-row>
        <table:table-row table:style-name="ro1">
          <table:table-cell/>
          <table:table-cell office:value-type="float" office:value="13.4298647" calcext:value-type="float">
            <text:p>13,4298647</text:p>
          </table:table-cell>
          <table:table-cell office:value-type="float" office:value="7.3247723" calcext:value-type="float">
            <text:p>7,3247723</text:p>
          </table:table-cell>
        </table:table-row>
        <table:table-row table:style-name="ro1">
          <table:table-cell/>
          <table:table-cell office:value-type="float" office:value="12.7192045" calcext:value-type="float">
            <text:p>12,7192045</text:p>
          </table:table-cell>
          <table:table-cell office:value-type="float" office:value="7.7407985" calcext:value-type="float">
            <text:p>7,74079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7T18:59:03.613270676</meta:creation-date>
    <dc:date>2025-11-27T19:29:51.911340243</dc:date>
    <meta:editing-duration>PT9M23S</meta:editing-duration>
    <meta:editing-cycles>2</meta:editing-cycles>
    <meta:generator>LibreOffice/25.8.3.2$Linux_X86_64 LibreOffice_project/5ee70f9e60a556cf41458d71cbfa54885591385a</meta:generator>
    <meta:document-statistic meta:table-count="1" meta:cell-count="120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6cm" svg:height="8.991cm" xlink:href=".." xlink:type="simple" chart:class="chart:scatter" chart:style-name="ch1">
        <chart:legend chart:legend-position="end" svg:x="15.012cm" svg:y="4.196cm" style:legend-expansion="high" chart:style-name="ch2"/>
        <chart:plot-area chart:style-name="ch3" svg:x="0.319cm" svg:y="0.179cm" svg:width="14.374cm" svg:height="8.633cm">
          <chart:coordinate-region svg:x="0.953cm" svg:y="0.378cm" svg:width="13.547cm" svg:height="7.7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C2:Лист1.C607" chart:label-cell-address="Лист1.C1:Лист1.C1" chart:class="chart:scatter">
            <chart:domain table:cell-range-address="Лист1.B2:Лист1.B607"/>
            <chart:data-point chart:repeated="98"/>
            <chart:data-point chart:style-name="ch8"/>
            <chart:data-point chart:repeated="434"/>
            <chart:data-point chart:style-name="ch8"/>
            <chart:data-point chart:repeated="7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Y</text:p>
                <draw:g>
                  <svg:desc>Лист1.C1:Лист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1854742">
                <text:p>13.1854742</text:p>
                <draw:g>
                  <svg:desc>Лист1.B2:Лист1.B607</svg:desc>
                </draw:g>
              </table:table-cell>
              <table:table-cell office:value-type="float" office:value="7.2034593">
                <text:p>7.2034593</text:p>
                <draw:g>
                  <svg:desc>Лист1.C2:Лист1.C6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965608">
                <text:p>8.965608</text:p>
              </table:table-cell>
              <table:table-cell office:value-type="float" office:value="19.2733025">
                <text:p>19.2733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3276183">
                <text:p>13.3276183</text:p>
              </table:table-cell>
              <table:table-cell office:value-type="float" office:value="23.075241">
                <text:p>23.0752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8892294">
                <text:p>11.8892294</text:p>
              </table:table-cell>
              <table:table-cell office:value-type="float" office:value="8.3860497">
                <text:p>8.38604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0110083">
                <text:p>8.0110083</text:p>
              </table:table-cell>
              <table:table-cell office:value-type="float" office:value="19.0496736">
                <text:p>19.04967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1302947">
                <text:p>12.1302947</text:p>
              </table:table-cell>
              <table:table-cell office:value-type="float" office:value="23.4222296">
                <text:p>23.42222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7083554">
                <text:p>13.7083554</text:p>
              </table:table-cell>
              <table:table-cell office:value-type="float" office:value="7.447175">
                <text:p>7.4471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510616">
                <text:p>8.510616</text:p>
              </table:table-cell>
              <table:table-cell office:value-type="float" office:value="18.3610407">
                <text:p>18.36104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6859572">
                <text:p>11.6859572</text:p>
              </table:table-cell>
              <table:table-cell office:value-type="float" office:value="6.1592472">
                <text:p>6.15924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2126821">
                <text:p>9.2126821</text:p>
              </table:table-cell>
              <table:table-cell office:value-type="float" office:value="17.9701849">
                <text:p>17.97018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2629002">
                <text:p>12.2629002</text:p>
              </table:table-cell>
              <table:table-cell office:value-type="float" office:value="8.0928787">
                <text:p>8.09287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2170442">
                <text:p>12.2170442</text:p>
              </table:table-cell>
              <table:table-cell office:value-type="float" office:value="7.2915548">
                <text:p>7.29155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6507883">
                <text:p>12.6507883</text:p>
              </table:table-cell>
              <table:table-cell office:value-type="float" office:value="24.5210806">
                <text:p>24.52108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9999086">
                <text:p>7.9999086</text:p>
              </table:table-cell>
              <table:table-cell office:value-type="float" office:value="18.6230792">
                <text:p>18.62307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2726059">
                <text:p>12.2726059</text:p>
              </table:table-cell>
              <table:table-cell office:value-type="float" office:value="6.8220403">
                <text:p>6.82204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3855703">
                <text:p>12.3855703</text:p>
              </table:table-cell>
              <table:table-cell office:value-type="float" office:value="6.4305807">
                <text:p>6.43058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8584368">
                <text:p>12.8584368</text:p>
              </table:table-cell>
              <table:table-cell office:value-type="float" office:value="7.6576202">
                <text:p>7.65762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.2265871">
                <text:p>13.2265871</text:p>
              </table:table-cell>
              <table:table-cell office:value-type="float" office:value="7.0472942">
                <text:p>7.04729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6960252">
                <text:p>12.6960252</text:p>
              </table:table-cell>
              <table:table-cell office:value-type="float" office:value="7.7734477">
                <text:p>7.77344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.1523852">
                <text:p>12.1523852</text:p>
              </table:table-cell>
              <table:table-cell office:value-type="float" office:value="23.7220233">
                <text:p>23.72202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.1225547">
                <text:p>13.1225547</text:p>
              </table:table-cell>
              <table:table-cell office:value-type="float" office:value="7.3769938">
                <text:p>7.37699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2644766">
                <text:p>11.2644766</text:p>
              </table:table-cell>
              <table:table-cell office:value-type="float" office:value="7.0278775">
                <text:p>7.02787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6485928">
                <text:p>6.6485928</text:p>
              </table:table-cell>
              <table:table-cell office:value-type="float" office:value="18.9075378">
                <text:p>18.90753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9614034">
                <text:p>11.9614034</text:p>
              </table:table-cell>
              <table:table-cell office:value-type="float" office:value="7.2211577">
                <text:p>7.22115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4098748">
                <text:p>11.4098748</text:p>
              </table:table-cell>
              <table:table-cell office:value-type="float" office:value="7.8460037">
                <text:p>7.84600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.4053178">
                <text:p>11.4053178</text:p>
              </table:table-cell>
              <table:table-cell office:value-type="float" office:value="9.1658308">
                <text:p>9.16583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7649705">
                <text:p>13.7649705</text:p>
              </table:table-cell>
              <table:table-cell office:value-type="float" office:value="6.5512408">
                <text:p>6.55124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.5105845">
                <text:p>11.5105845</text:p>
              </table:table-cell>
              <table:table-cell office:value-type="float" office:value="24.5939325">
                <text:p>24.59393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6762545">
                <text:p>12.6762545</text:p>
              </table:table-cell>
              <table:table-cell office:value-type="float" office:value="7.2449149">
                <text:p>7.24491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2481394">
                <text:p>12.2481394</text:p>
              </table:table-cell>
              <table:table-cell office:value-type="float" office:value="7.6198439">
                <text:p>7.61984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7497803">
                <text:p>6.7497803</text:p>
              </table:table-cell>
              <table:table-cell office:value-type="float" office:value="19.0656256">
                <text:p>19.06562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053607">
                <text:p>11.053607</text:p>
              </table:table-cell>
              <table:table-cell office:value-type="float" office:value="7.1549907">
                <text:p>7.15499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.7504787">
                <text:p>12.7504787</text:p>
              </table:table-cell>
              <table:table-cell office:value-type="float" office:value="23.771169">
                <text:p>23.7711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3152138">
                <text:p>9.3152138</text:p>
              </table:table-cell>
              <table:table-cell office:value-type="float" office:value="19.1093198">
                <text:p>19.10931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.6379366">
                <text:p>11.6379366</text:p>
              </table:table-cell>
              <table:table-cell office:value-type="float" office:value="7.379016">
                <text:p>7.3790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6311033">
                <text:p>12.6311033</text:p>
              </table:table-cell>
              <table:table-cell office:value-type="float" office:value="8.5366601">
                <text:p>8.53666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7535657">
                <text:p>12.7535657</text:p>
              </table:table-cell>
              <table:table-cell office:value-type="float" office:value="7.5298658">
                <text:p>7.52986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.4004767">
                <text:p>8.4004767</text:p>
              </table:table-cell>
              <table:table-cell office:value-type="float" office:value="18.1627268">
                <text:p>18.16272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.8598468">
                <text:p>11.8598468</text:p>
              </table:table-cell>
              <table:table-cell office:value-type="float" office:value="6.8598965">
                <text:p>6.85989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.8149121">
                <text:p>11.8149121</text:p>
              </table:table-cell>
              <table:table-cell office:value-type="float" office:value="7.2137739">
                <text:p>7.21377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9811843">
                <text:p>8.9811843</text:p>
              </table:table-cell>
              <table:table-cell office:value-type="float" office:value="18.329417">
                <text:p>18.3294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.6216727">
                <text:p>11.6216727</text:p>
              </table:table-cell>
              <table:table-cell office:value-type="float" office:value="7.1663516">
                <text:p>7.16635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.5985381">
                <text:p>12.5985381</text:p>
              </table:table-cell>
              <table:table-cell office:value-type="float" office:value="7.21041">
                <text:p>7.210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.6286612">
                <text:p>11.6286612</text:p>
              </table:table-cell>
              <table:table-cell office:value-type="float" office:value="7.7214271">
                <text:p>7.72142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.1774252">
                <text:p>12.1774252</text:p>
              </table:table-cell>
              <table:table-cell office:value-type="float" office:value="23.2909966">
                <text:p>23.29099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8695957">
                <text:p>9.8695957</text:p>
              </table:table-cell>
              <table:table-cell office:value-type="float" office:value="18.0061567">
                <text:p>18.00615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.5139717">
                <text:p>12.5139717</text:p>
              </table:table-cell>
              <table:table-cell office:value-type="float" office:value="8.3253893">
                <text:p>8.32538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5030969">
                <text:p>9.5030969</text:p>
              </table:table-cell>
              <table:table-cell office:value-type="float" office:value="18.0164168">
                <text:p>18.01641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.5066628">
                <text:p>13.5066628</text:p>
              </table:table-cell>
              <table:table-cell office:value-type="float" office:value="24.0182323">
                <text:p>24.01823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.369603">
                <text:p>11.369603</text:p>
              </table:table-cell>
              <table:table-cell office:value-type="float" office:value="7.4489795">
                <text:p>7.44897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3224839">
                <text:p>12.3224839</text:p>
              </table:table-cell>
              <table:table-cell office:value-type="float" office:value="7.4142245">
                <text:p>7.41422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.0664342">
                <text:p>13.0664342</text:p>
              </table:table-cell>
              <table:table-cell office:value-type="float" office:value="7.1295053">
                <text:p>7.12950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.1499616">
                <text:p>11.1499616</text:p>
              </table:table-cell>
              <table:table-cell office:value-type="float" office:value="7.335714">
                <text:p>7.3357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.8240931">
                <text:p>13.8240931</text:p>
              </table:table-cell>
              <table:table-cell office:value-type="float" office:value="7.7443968">
                <text:p>7.74439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.8045295">
                <text:p>12.8045295</text:p>
              </table:table-cell>
              <table:table-cell office:value-type="float" office:value="8.2629446">
                <text:p>8.26294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.6772528">
                <text:p>13.6772528</text:p>
              </table:table-cell>
              <table:table-cell office:value-type="float" office:value="7.1728697">
                <text:p>7.17286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.8856315">
                <text:p>12.8856315</text:p>
              </table:table-cell>
              <table:table-cell office:value-type="float" office:value="6.6919811">
                <text:p>6.69198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6592625">
                <text:p>7.6592625</text:p>
              </table:table-cell>
              <table:table-cell office:value-type="float" office:value="18.1826357">
                <text:p>18.18263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.6287133">
                <text:p>8.6287133</text:p>
              </table:table-cell>
              <table:table-cell office:value-type="float" office:value="19.6718206">
                <text:p>19.67182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6810252">
                <text:p>9.6810252</text:p>
              </table:table-cell>
              <table:table-cell office:value-type="float" office:value="18.8076962">
                <text:p>18.80769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.6891807">
                <text:p>11.6891807</text:p>
              </table:table-cell>
              <table:table-cell office:value-type="float" office:value="7.8545467">
                <text:p>7.85454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.8768614">
                <text:p>10.8768614</text:p>
              </table:table-cell>
              <table:table-cell office:value-type="float" office:value="7.7940971">
                <text:p>7.79409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.8189662">
                <text:p>8.8189662</text:p>
              </table:table-cell>
              <table:table-cell office:value-type="float" office:value="18.2506005">
                <text:p>18.25060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2412073">
                <text:p>7.2412073</text:p>
              </table:table-cell>
              <table:table-cell office:value-type="float" office:value="18.8662063">
                <text:p>18.86620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.3879638">
                <text:p>12.3879638</text:p>
              </table:table-cell>
              <table:table-cell office:value-type="float" office:value="24.3315008">
                <text:p>24.33150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.6987847">
                <text:p>12.6987847</text:p>
              </table:table-cell>
              <table:table-cell office:value-type="float" office:value="22.8211096">
                <text:p>22.82110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.7651656">
                <text:p>12.7651656</text:p>
              </table:table-cell>
              <table:table-cell office:value-type="float" office:value="6.487026">
                <text:p>6.4870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.3064114">
                <text:p>12.3064114</text:p>
              </table:table-cell>
              <table:table-cell office:value-type="float" office:value="23.4534914">
                <text:p>23.45349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.3329972">
                <text:p>12.3329972</text:p>
              </table:table-cell>
              <table:table-cell office:value-type="float" office:value="7.7782969">
                <text:p>7.77829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.6642552">
                <text:p>8.6642552</text:p>
              </table:table-cell>
              <table:table-cell office:value-type="float" office:value="19.4610417">
                <text:p>19.46104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.8122022">
                <text:p>11.8122022</text:p>
              </table:table-cell>
              <table:table-cell office:value-type="float" office:value="6.3941328">
                <text:p>6.39413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.4550638">
                <text:p>12.4550638</text:p>
              </table:table-cell>
              <table:table-cell office:value-type="float" office:value="8.0630771">
                <text:p>8.06307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.0600439">
                <text:p>13.0600439</text:p>
              </table:table-cell>
              <table:table-cell office:value-type="float" office:value="5.8332234">
                <text:p>5.83322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.29662">
                <text:p>12.29662</text:p>
              </table:table-cell>
              <table:table-cell office:value-type="float" office:value="7.2061708">
                <text:p>7.20617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4874654">
                <text:p>8.4874654</text:p>
              </table:table-cell>
              <table:table-cell office:value-type="float" office:value="18.9031256">
                <text:p>18.90312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.1327125">
                <text:p>9.1327125</text:p>
              </table:table-cell>
              <table:table-cell office:value-type="float" office:value="19.8924214">
                <text:p>19.89242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.4508115">
                <text:p>9.4508115</text:p>
              </table:table-cell>
              <table:table-cell office:value-type="float" office:value="19.1927456">
                <text:p>19.19274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.1768596">
                <text:p>11.1768596</text:p>
              </table:table-cell>
              <table:table-cell office:value-type="float" office:value="8.2172216">
                <text:p>8.21722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.6913641">
                <text:p>11.6913641</text:p>
              </table:table-cell>
              <table:table-cell office:value-type="float" office:value="24.2994601">
                <text:p>24.29946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.5309589">
                <text:p>13.5309589</text:p>
              </table:table-cell>
              <table:table-cell office:value-type="float" office:value="6.9438744">
                <text:p>6.94387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845236">
                <text:p>8.845236</text:p>
              </table:table-cell>
              <table:table-cell office:value-type="float" office:value="19.1650964">
                <text:p>19.16509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.7757717">
                <text:p>12.7757717</text:p>
              </table:table-cell>
              <table:table-cell office:value-type="float" office:value="7.3993879">
                <text:p>7.39938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.5519567">
                <text:p>13.5519567</text:p>
              </table:table-cell>
              <table:table-cell office:value-type="float" office:value="23.7994384">
                <text:p>23.79943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.8923665">
                <text:p>10.8923665</text:p>
              </table:table-cell>
              <table:table-cell office:value-type="float" office:value="22.2516417">
                <text:p>22.25164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.9105272">
                <text:p>11.9105272</text:p>
              </table:table-cell>
              <table:table-cell office:value-type="float" office:value="8.9691108">
                <text:p>8.96911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.171538">
                <text:p>12.171538</text:p>
              </table:table-cell>
              <table:table-cell office:value-type="float" office:value="7.0061275">
                <text:p>7.00612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.376026">
                <text:p>13.376026</text:p>
              </table:table-cell>
              <table:table-cell office:value-type="float" office:value="7.7382388">
                <text:p>7.73823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.8897133">
                <text:p>11.8897133</text:p>
              </table:table-cell>
              <table:table-cell office:value-type="float" office:value="22.7451998">
                <text:p>22.74519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6723644">
                <text:p>9.6723644</text:p>
              </table:table-cell>
              <table:table-cell office:value-type="float" office:value="18.0117523">
                <text:p>18.01175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.0932869">
                <text:p>12.0932869</text:p>
              </table:table-cell>
              <table:table-cell office:value-type="float" office:value="7.5846857">
                <text:p>7.58468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.0909674">
                <text:p>13.0909674</text:p>
              </table:table-cell>
              <table:table-cell office:value-type="float" office:value="24.0365588">
                <text:p>24.03655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.848975">
                <text:p>12.848975</text:p>
              </table:table-cell>
              <table:table-cell office:value-type="float" office:value="7.9690598">
                <text:p>7.96905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.2149187">
                <text:p>8.2149187</text:p>
              </table:table-cell>
              <table:table-cell office:value-type="float" office:value="17.9871299">
                <text:p>17.98712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5729493">
                <text:p>7.5729493</text:p>
              </table:table-cell>
              <table:table-cell office:value-type="float" office:value="18.7651393">
                <text:p>18.76513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.009721">
                <text:p>12.009721</text:p>
              </table:table-cell>
              <table:table-cell office:value-type="float" office:value="7.0770409">
                <text:p>7.07704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.3207822">
                <text:p>13.3207822</text:p>
              </table:table-cell>
              <table:table-cell office:value-type="float" office:value="7.117498">
                <text:p>7.1174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.2380781">
                <text:p>11.2380781</text:p>
              </table:table-cell>
              <table:table-cell office:value-type="float" office:value="6.9270158">
                <text:p>6.92701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.9875159">
                <text:p>7.9875159</text:p>
              </table:table-cell>
              <table:table-cell office:value-type="float" office:value="20.3036071">
                <text:p>20.30360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995611">
                <text:p>12.995611</text:p>
              </table:table-cell>
              <table:table-cell office:value-type="float" office:value="7.2860089">
                <text:p>7.28600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.1978717">
                <text:p>12.1978717</text:p>
              </table:table-cell>
              <table:table-cell office:value-type="float" office:value="7.2655614">
                <text:p>7.26556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.0068971">
                <text:p>11.0068971</text:p>
              </table:table-cell>
              <table:table-cell office:value-type="float" office:value="7.2074491">
                <text:p>7.20744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.2473592">
                <text:p>8.2473592</text:p>
              </table:table-cell>
              <table:table-cell office:value-type="float" office:value="19.3914868">
                <text:p>19.391486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.4949856">
                <text:p>12.4949856</text:p>
              </table:table-cell>
              <table:table-cell office:value-type="float" office:value="7.9069821">
                <text:p>7.90698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.7236071">
                <text:p>11.7236071</text:p>
              </table:table-cell>
              <table:table-cell office:value-type="float" office:value="8.2054695">
                <text:p>8.20546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.5788328">
                <text:p>11.5788328</text:p>
              </table:table-cell>
              <table:table-cell office:value-type="float" office:value="23.1792747">
                <text:p>23.17927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.1376425">
                <text:p>12.1376425</text:p>
              </table:table-cell>
              <table:table-cell office:value-type="float" office:value="22.593377">
                <text:p>22.59337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.7109104">
                <text:p>11.7109104</text:p>
              </table:table-cell>
              <table:table-cell office:value-type="float" office:value="6.1528271">
                <text:p>6.15282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.60854">
                <text:p>11.60854</text:p>
              </table:table-cell>
              <table:table-cell office:value-type="float" office:value="8.1773122">
                <text:p>8.177312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.6556288">
                <text:p>8.6556288</text:p>
              </table:table-cell>
              <table:table-cell office:value-type="float" office:value="19.8592153">
                <text:p>19.859215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.0125393">
                <text:p>12.0125393</text:p>
              </table:table-cell>
              <table:table-cell office:value-type="float" office:value="7.7889261">
                <text:p>7.78892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.9280768">
                <text:p>7.9280768</text:p>
              </table:table-cell>
              <table:table-cell office:value-type="float" office:value="18.7606681">
                <text:p>18.76066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.6178219">
                <text:p>7.6178219</text:p>
              </table:table-cell>
              <table:table-cell office:value-type="float" office:value="18.8625019">
                <text:p>18.86250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178986">
                <text:p>11.178986</text:p>
              </table:table-cell>
              <table:table-cell office:value-type="float" office:value="23.8055544">
                <text:p>23.80555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9727598">
                <text:p>11.9727598</text:p>
              </table:table-cell>
              <table:table-cell office:value-type="float" office:value="24.0317994">
                <text:p>24.03179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.9837025">
                <text:p>7.9837025</text:p>
              </table:table-cell>
              <table:table-cell office:value-type="float" office:value="19.0565955">
                <text:p>19.05659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.2035078">
                <text:p>12.2035078</text:p>
              </table:table-cell>
              <table:table-cell office:value-type="float" office:value="7.074347">
                <text:p>7.07434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.4624752">
                <text:p>13.4624752</text:p>
              </table:table-cell>
              <table:table-cell office:value-type="float" office:value="6.5848561">
                <text:p>6.584856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2590605">
                <text:p>11.2590605</text:p>
              </table:table-cell>
              <table:table-cell office:value-type="float" office:value="23.3461774">
                <text:p>23.346177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.8166305">
                <text:p>12.8166305</text:p>
              </table:table-cell>
              <table:table-cell office:value-type="float" office:value="8.0702489">
                <text:p>8.070248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.2439173">
                <text:p>12.2439173</text:p>
              </table:table-cell>
              <table:table-cell office:value-type="float" office:value="7.2292277">
                <text:p>7.22922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.3700136">
                <text:p>11.3700136</text:p>
              </table:table-cell>
              <table:table-cell office:value-type="float" office:value="7.4489915">
                <text:p>7.44899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.2291696">
                <text:p>13.2291696</text:p>
              </table:table-cell>
              <table:table-cell office:value-type="float" office:value="8.8296903">
                <text:p>8.82969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.5335605">
                <text:p>11.5335605</text:p>
              </table:table-cell>
              <table:table-cell office:value-type="float" office:value="6.9471539">
                <text:p>6.94715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.0505871">
                <text:p>13.0505871</text:p>
              </table:table-cell>
              <table:table-cell office:value-type="float" office:value="7.399503">
                <text:p>7.3995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.7341463">
                <text:p>11.7341463</text:p>
              </table:table-cell>
              <table:table-cell office:value-type="float" office:value="7.466473">
                <text:p>7.4664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3378463">
                <text:p>7.3378463</text:p>
              </table:table-cell>
              <table:table-cell office:value-type="float" office:value="19.0885063">
                <text:p>19.08850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5795577">
                <text:p>12.5795577</text:p>
              </table:table-cell>
              <table:table-cell office:value-type="float" office:value="8.0356736">
                <text:p>8.035673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.3790084">
                <text:p>11.3790084</text:p>
              </table:table-cell>
              <table:table-cell office:value-type="float" office:value="8.3407412">
                <text:p>8.34074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.2016132">
                <text:p>13.2016132</text:p>
              </table:table-cell>
              <table:table-cell office:value-type="float" office:value="6.4291889">
                <text:p>6.429188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.339317">
                <text:p>9.339317</text:p>
              </table:table-cell>
              <table:table-cell office:value-type="float" office:value="17.6880842">
                <text:p>17.68808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.5418616">
                <text:p>12.5418616</text:p>
              </table:table-cell>
              <table:table-cell office:value-type="float" office:value="6.8679952">
                <text:p>6.86799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.328728">
                <text:p>12.328728</text:p>
              </table:table-cell>
              <table:table-cell office:value-type="float" office:value="8.3301844">
                <text:p>8.33018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.0089404">
                <text:p>12.0089404</text:p>
              </table:table-cell>
              <table:table-cell office:value-type="float" office:value="7.7179281">
                <text:p>7.717928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.4937984">
                <text:p>11.4937984</text:p>
              </table:table-cell>
              <table:table-cell office:value-type="float" office:value="7.6063805">
                <text:p>7.60638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.2185306">
                <text:p>12.2185306</text:p>
              </table:table-cell>
              <table:table-cell office:value-type="float" office:value="7.158118">
                <text:p>7.1581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.6803363">
                <text:p>11.6803363</text:p>
              </table:table-cell>
              <table:table-cell office:value-type="float" office:value="23.4403787">
                <text:p>23.44037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.6370084">
                <text:p>9.6370084</text:p>
              </table:table-cell>
              <table:table-cell office:value-type="float" office:value="17.5566852">
                <text:p>17.55668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.8016793">
                <text:p>12.8016793</text:p>
              </table:table-cell>
              <table:table-cell office:value-type="float" office:value="7.1609812">
                <text:p>7.16098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.2802598">
                <text:p>12.2802598</text:p>
              </table:table-cell>
              <table:table-cell office:value-type="float" office:value="6.0815775">
                <text:p>6.08157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.8686598">
                <text:p>11.8686598</text:p>
              </table:table-cell>
              <table:table-cell office:value-type="float" office:value="6.2303815">
                <text:p>6.23038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.999484">
                <text:p>12.999484</text:p>
              </table:table-cell>
              <table:table-cell office:value-type="float" office:value="23.8822769">
                <text:p>23.88227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.67042">
                <text:p>12.67042</text:p>
              </table:table-cell>
              <table:table-cell office:value-type="float" office:value="8.1302213">
                <text:p>8.13022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.4254818">
                <text:p>11.4254818</text:p>
              </table:table-cell>
              <table:table-cell office:value-type="float" office:value="6.42536">
                <text:p>6.425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.6632206">
                <text:p>12.6632206</text:p>
              </table:table-cell>
              <table:table-cell office:value-type="float" office:value="7.4747111">
                <text:p>7.47471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.5808897">
                <text:p>11.5808897</text:p>
              </table:table-cell>
              <table:table-cell office:value-type="float" office:value="8.2708048">
                <text:p>8.270804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.095212">
                <text:p>12.095212</text:p>
              </table:table-cell>
              <table:table-cell office:value-type="float" office:value="7.1198927">
                <text:p>7.11989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.644467">
                <text:p>11.644467</text:p>
              </table:table-cell>
              <table:table-cell office:value-type="float" office:value="8.1932502">
                <text:p>8.19325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.1187383">
                <text:p>12.1187383</text:p>
              </table:table-cell>
              <table:table-cell office:value-type="float" office:value="7.2361109">
                <text:p>7.236110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.1755016">
                <text:p>12.1755016</text:p>
              </table:table-cell>
              <table:table-cell office:value-type="float" office:value="8.3032966">
                <text:p>8.303296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.2059582">
                <text:p>11.2059582</text:p>
              </table:table-cell>
              <table:table-cell office:value-type="float" office:value="7.9154546">
                <text:p>7.915454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.1162188">
                <text:p>12.1162188</text:p>
              </table:table-cell>
              <table:table-cell office:value-type="float" office:value="7.6825257">
                <text:p>7.682525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.5307775">
                <text:p>11.5307775</text:p>
              </table:table-cell>
              <table:table-cell office:value-type="float" office:value="6.8998877">
                <text:p>6.899887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.8579828">
                <text:p>10.8579828</text:p>
              </table:table-cell>
              <table:table-cell office:value-type="float" office:value="8.0467268">
                <text:p>8.046726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7424095">
                <text:p>7.7424095</text:p>
              </table:table-cell>
              <table:table-cell office:value-type="float" office:value="18.9957172">
                <text:p>18.995717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.8204604">
                <text:p>10.8204604</text:p>
              </table:table-cell>
              <table:table-cell office:value-type="float" office:value="7.7067865">
                <text:p>7.70678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.1032438">
                <text:p>12.1032438</text:p>
              </table:table-cell>
              <table:table-cell office:value-type="float" office:value="22.8772381">
                <text:p>22.87723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.6355737">
                <text:p>8.6355737</text:p>
              </table:table-cell>
              <table:table-cell office:value-type="float" office:value="19.1912397">
                <text:p>19.191239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.0100205">
                <text:p>12.0100205</text:p>
              </table:table-cell>
              <table:table-cell office:value-type="float" office:value="8.1299913">
                <text:p>8.12999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.555844">
                <text:p>12.555844</text:p>
              </table:table-cell>
              <table:table-cell office:value-type="float" office:value="22.6911322">
                <text:p>22.69113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.8450851">
                <text:p>10.8450851</text:p>
              </table:table-cell>
              <table:table-cell office:value-type="float" office:value="22.8160467">
                <text:p>22.81604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.0859083">
                <text:p>11.0859083</text:p>
              </table:table-cell>
              <table:table-cell office:value-type="float" office:value="7.0017054">
                <text:p>7.001705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.6358669">
                <text:p>11.6358669</text:p>
              </table:table-cell>
              <table:table-cell office:value-type="float" office:value="7.8632935">
                <text:p>7.86329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.0682393">
                <text:p>10.0682393</text:p>
              </table:table-cell>
              <table:table-cell office:value-type="float" office:value="7.2296734">
                <text:p>7.22967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.4582635">
                <text:p>12.4582635</text:p>
              </table:table-cell>
              <table:table-cell office:value-type="float" office:value="6.6858218">
                <text:p>6.68582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8986028">
                <text:p>8.8986028</text:p>
              </table:table-cell>
              <table:table-cell office:value-type="float" office:value="17.6896429">
                <text:p>17.68964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.6572372">
                <text:p>12.6572372</text:p>
              </table:table-cell>
              <table:table-cell office:value-type="float" office:value="6.1340803">
                <text:p>6.13408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.9838086">
                <text:p>11.9838086</text:p>
              </table:table-cell>
              <table:table-cell office:value-type="float" office:value="6.3134704">
                <text:p>6.313470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.2502696">
                <text:p>12.2502696</text:p>
              </table:table-cell>
              <table:table-cell office:value-type="float" office:value="6.9193763">
                <text:p>6.919376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.5326717">
                <text:p>12.5326717</text:p>
              </table:table-cell>
              <table:table-cell office:value-type="float" office:value="8.3289531">
                <text:p>8.32895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.1819744">
                <text:p>12.1819744</text:p>
              </table:table-cell>
              <table:table-cell office:value-type="float" office:value="6.8154997">
                <text:p>6.81549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.4880172">
                <text:p>11.4880172</text:p>
              </table:table-cell>
              <table:table-cell office:value-type="float" office:value="6.8466149">
                <text:p>6.84661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.8622299">
                <text:p>11.8622299</text:p>
              </table:table-cell>
              <table:table-cell office:value-type="float" office:value="8.3317087">
                <text:p>8.331708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.9193436">
                <text:p>11.9193436</text:p>
              </table:table-cell>
              <table:table-cell office:value-type="float" office:value="7.9384964">
                <text:p>7.938496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.1608912">
                <text:p>11.1608912</text:p>
              </table:table-cell>
              <table:table-cell office:value-type="float" office:value="7.9092725">
                <text:p>7.90927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8654776">
                <text:p>8.8654776</text:p>
              </table:table-cell>
              <table:table-cell office:value-type="float" office:value="18.3606831">
                <text:p>18.360683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.4758">
                <text:p>12.4758</text:p>
              </table:table-cell>
              <table:table-cell office:value-type="float" office:value="7.6101254">
                <text:p>7.610125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.0818631">
                <text:p>9.0818631</text:p>
              </table:table-cell>
              <table:table-cell office:value-type="float" office:value="19.6287664">
                <text:p>19.62876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.0243821">
                <text:p>12.0243821</text:p>
              </table:table-cell>
              <table:table-cell office:value-type="float" office:value="6.5921981">
                <text:p>6.592198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.3041038">
                <text:p>12.3041038</text:p>
              </table:table-cell>
              <table:table-cell office:value-type="float" office:value="7.7775257">
                <text:p>7.777525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.7189536">
                <text:p>11.7189536</text:p>
              </table:table-cell>
              <table:table-cell office:value-type="float" office:value="7.1459623">
                <text:p>7.145962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.3065811">
                <text:p>8.3065811</text:p>
              </table:table-cell>
              <table:table-cell office:value-type="float" office:value="19.0879835">
                <text:p>19.08798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.7902585">
                <text:p>11.7902585</text:p>
              </table:table-cell>
              <table:table-cell office:value-type="float" office:value="7.5527144">
                <text:p>7.55271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.2745204">
                <text:p>12.2745204</text:p>
              </table:table-cell>
              <table:table-cell office:value-type="float" office:value="7.2622949">
                <text:p>7.262294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.2073683">
                <text:p>12.2073683</text:p>
              </table:table-cell>
              <table:table-cell office:value-type="float" office:value="5.9182092">
                <text:p>5.91820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.3828237">
                <text:p>12.3828237</text:p>
              </table:table-cell>
              <table:table-cell office:value-type="float" office:value="7.2340967">
                <text:p>7.23409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.0116491">
                <text:p>13.0116491</text:p>
              </table:table-cell>
              <table:table-cell office:value-type="float" office:value="8.3479852">
                <text:p>8.34798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.2331692">
                <text:p>11.2331692</text:p>
              </table:table-cell>
              <table:table-cell office:value-type="float" office:value="7.3635309">
                <text:p>7.36353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.6062564">
                <text:p>11.6062564</text:p>
              </table:table-cell>
              <table:table-cell office:value-type="float" office:value="5.7848322">
                <text:p>5.78483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.5992862">
                <text:p>11.5992862</text:p>
              </table:table-cell>
              <table:table-cell office:value-type="float" office:value="22.398298">
                <text:p>22.39829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.2359059">
                <text:p>11.2359059</text:p>
              </table:table-cell>
              <table:table-cell office:value-type="float" office:value="7.5461257">
                <text:p>7.546125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.2417286">
                <text:p>11.2417286</text:p>
              </table:table-cell>
              <table:table-cell office:value-type="float" office:value="23.981009">
                <text:p>23.9810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.5253084">
                <text:p>12.5253084</text:p>
              </table:table-cell>
              <table:table-cell office:value-type="float" office:value="23.1639716">
                <text:p>23.16397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.466131">
                <text:p>9.466131</text:p>
              </table:table-cell>
              <table:table-cell office:value-type="float" office:value="19.3930391">
                <text:p>19.39303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3.2081933">
                <text:p>13.2081933</text:p>
              </table:table-cell>
              <table:table-cell office:value-type="float" office:value="7.0518456">
                <text:p>7.05184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.8831608">
                <text:p>8.8831608</text:p>
              </table:table-cell>
              <table:table-cell office:value-type="float" office:value="17.8612103">
                <text:p>17.861210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.5704105">
                <text:p>11.5704105</text:p>
              </table:table-cell>
              <table:table-cell office:value-type="float" office:value="7.8792111">
                <text:p>7.87921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.0859441">
                <text:p>12.0859441</text:p>
              </table:table-cell>
              <table:table-cell office:value-type="float" office:value="6.7320596">
                <text:p>6.73205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.6155098">
                <text:p>8.6155098</text:p>
              </table:table-cell>
              <table:table-cell office:value-type="float" office:value="19.9048442">
                <text:p>19.904844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.3690229">
                <text:p>11.3690229</text:p>
              </table:table-cell>
              <table:table-cell office:value-type="float" office:value="8.1108439">
                <text:p>8.110843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.5422542">
                <text:p>7.5422542</text:p>
              </table:table-cell>
              <table:table-cell office:value-type="float" office:value="18.4774326">
                <text:p>18.477432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.2607507">
                <text:p>12.2607507</text:p>
              </table:table-cell>
              <table:table-cell office:value-type="float" office:value="8.6923957">
                <text:p>8.692395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.1775109">
                <text:p>12.1775109</text:p>
              </table:table-cell>
              <table:table-cell office:value-type="float" office:value="8.0557274">
                <text:p>8.055727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.503242">
                <text:p>11.503242</text:p>
              </table:table-cell>
              <table:table-cell office:value-type="float" office:value="7.6380454">
                <text:p>7.638045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.4704471">
                <text:p>12.4704471</text:p>
              </table:table-cell>
              <table:table-cell office:value-type="float" office:value="6.9089199">
                <text:p>6.908919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.762041">
                <text:p>12.762041</text:p>
              </table:table-cell>
              <table:table-cell office:value-type="float" office:value="6.9828816">
                <text:p>6.98288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.6002446">
                <text:p>13.6002446</text:p>
              </table:table-cell>
              <table:table-cell office:value-type="float" office:value="5.9770115">
                <text:p>5.977011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.7954349">
                <text:p>12.7954349</text:p>
              </table:table-cell>
              <table:table-cell office:value-type="float" office:value="7.9347451">
                <text:p>7.934745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.3953467">
                <text:p>8.3953467</text:p>
              </table:table-cell>
              <table:table-cell office:value-type="float" office:value="18.5213974">
                <text:p>18.521397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.8352642">
                <text:p>11.8352642</text:p>
              </table:table-cell>
              <table:table-cell office:value-type="float" office:value="7.2543543">
                <text:p>7.254354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.029918">
                <text:p>11.029918</text:p>
              </table:table-cell>
              <table:table-cell office:value-type="float" office:value="24.0330827">
                <text:p>24.033082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.4331776">
                <text:p>8.4331776</text:p>
              </table:table-cell>
              <table:table-cell office:value-type="float" office:value="19.2505961">
                <text:p>19.250596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.1370134">
                <text:p>12.1370134</text:p>
              </table:table-cell>
              <table:table-cell office:value-type="float" office:value="7.5973656">
                <text:p>7.59736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.9612523">
                <text:p>11.9612523</text:p>
              </table:table-cell>
              <table:table-cell office:value-type="float" office:value="23.2582414">
                <text:p>23.258241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.2237549">
                <text:p>8.2237549</text:p>
              </table:table-cell>
              <table:table-cell office:value-type="float" office:value="18.923885">
                <text:p>18.92388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3.0693618">
                <text:p>13.0693618</text:p>
              </table:table-cell>
              <table:table-cell office:value-type="float" office:value="7.1060976">
                <text:p>7.106097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.3820844">
                <text:p>8.3820844</text:p>
              </table:table-cell>
              <table:table-cell office:value-type="float" office:value="18.5435637">
                <text:p>18.543563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.149264">
                <text:p>8.149264</text:p>
              </table:table-cell>
              <table:table-cell office:value-type="float" office:value="19.4711513">
                <text:p>19.471151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.6608726">
                <text:p>11.6608726</text:p>
              </table:table-cell>
              <table:table-cell office:value-type="float" office:value="7.134587">
                <text:p>7.13458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.3465502">
                <text:p>12.3465502</text:p>
              </table:table-cell>
              <table:table-cell office:value-type="float" office:value="7.2014497">
                <text:p>7.201449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.3571471">
                <text:p>9.3571471</text:p>
              </table:table-cell>
              <table:table-cell office:value-type="float" office:value="18.6949771">
                <text:p>18.694977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.9952389">
                <text:p>12.9952389</text:p>
              </table:table-cell>
              <table:table-cell office:value-type="float" office:value="6.7820182">
                <text:p>6.782018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.9006089">
                <text:p>11.9006089</text:p>
              </table:table-cell>
              <table:table-cell office:value-type="float" office:value="6.0603043">
                <text:p>6.060304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.4117673">
                <text:p>11.4117673</text:p>
              </table:table-cell>
              <table:table-cell office:value-type="float" office:value="7.7582538">
                <text:p>7.758253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.4277372">
                <text:p>10.4277372</text:p>
              </table:table-cell>
              <table:table-cell office:value-type="float" office:value="7.7231448">
                <text:p>7.72314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.6267208">
                <text:p>9.6267208</text:p>
              </table:table-cell>
              <table:table-cell office:value-type="float" office:value="19.3609039">
                <text:p>19.360903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.7947049">
                <text:p>11.7947049</text:p>
              </table:table-cell>
              <table:table-cell office:value-type="float" office:value="8.1413488">
                <text:p>8.141348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.903348">
                <text:p>11.903348</text:p>
              </table:table-cell>
              <table:table-cell office:value-type="float" office:value="8.0990288">
                <text:p>8.099028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.3867413">
                <text:p>12.3867413</text:p>
              </table:table-cell>
              <table:table-cell office:value-type="float" office:value="6.1234519">
                <text:p>6.12345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.0044159">
                <text:p>11.0044159</text:p>
              </table:table-cell>
              <table:table-cell office:value-type="float" office:value="7.0968284">
                <text:p>7.096828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.3650869">
                <text:p>11.3650869</text:p>
              </table:table-cell>
              <table:table-cell office:value-type="float" office:value="6.3720743">
                <text:p>6.372074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2.8887804">
                <text:p>12.8887804</text:p>
              </table:table-cell>
              <table:table-cell office:value-type="float" office:value="8.4294103">
                <text:p>8.429410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.1392707">
                <text:p>13.1392707</text:p>
              </table:table-cell>
              <table:table-cell office:value-type="float" office:value="6.4571824">
                <text:p>6.457182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.2641563">
                <text:p>11.2641563</text:p>
              </table:table-cell>
              <table:table-cell office:value-type="float" office:value="6.7371457">
                <text:p>6.737145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.696472">
                <text:p>11.696472</text:p>
              </table:table-cell>
              <table:table-cell office:value-type="float" office:value="7.7598242">
                <text:p>7.759824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2.9040333">
                <text:p>12.9040333</text:p>
              </table:table-cell>
              <table:table-cell office:value-type="float" office:value="5.3879167">
                <text:p>5.38791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2.3846652">
                <text:p>12.3846652</text:p>
              </table:table-cell>
              <table:table-cell office:value-type="float" office:value="7.6528564">
                <text:p>7.652856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.0036938">
                <text:p>13.0036938</text:p>
              </table:table-cell>
              <table:table-cell office:value-type="float" office:value="6.3760561">
                <text:p>6.376056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.9358743">
                <text:p>8.9358743</text:p>
              </table:table-cell>
              <table:table-cell office:value-type="float" office:value="19.9306304">
                <text:p>19.930630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.7653162">
                <text:p>11.7653162</text:p>
              </table:table-cell>
              <table:table-cell office:value-type="float" office:value="7.0755897">
                <text:p>7.075589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.6456757">
                <text:p>7.6456757</text:p>
              </table:table-cell>
              <table:table-cell office:value-type="float" office:value="18.1547811">
                <text:p>18.154781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.574285">
                <text:p>8.574285</text:p>
              </table:table-cell>
              <table:table-cell office:value-type="float" office:value="19.1518965">
                <text:p>19.151896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.6783615">
                <text:p>12.6783615</text:p>
              </table:table-cell>
              <table:table-cell office:value-type="float" office:value="7.462643">
                <text:p>7.46264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.7147448">
                <text:p>11.7147448</text:p>
              </table:table-cell>
              <table:table-cell office:value-type="float" office:value="8.1435657">
                <text:p>8.143565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3.1181663">
                <text:p>13.1181663</text:p>
              </table:table-cell>
              <table:table-cell office:value-type="float" office:value="24.0266987">
                <text:p>24.026698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.4474587">
                <text:p>11.4474587</text:p>
              </table:table-cell>
              <table:table-cell office:value-type="float" office:value="8.5670441">
                <text:p>8.567044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.5582491">
                <text:p>12.5582491</text:p>
              </table:table-cell>
              <table:table-cell office:value-type="float" office:value="6.9407028">
                <text:p>6.940702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.585058">
                <text:p>11.585058</text:p>
              </table:table-cell>
              <table:table-cell office:value-type="float" office:value="7.6400619">
                <text:p>7.640061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.5538666">
                <text:p>12.5538666</text:p>
              </table:table-cell>
              <table:table-cell office:value-type="float" office:value="7.6725753">
                <text:p>7.67257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.3905639">
                <text:p>12.3905639</text:p>
              </table:table-cell>
              <table:table-cell office:value-type="float" office:value="8.4144011">
                <text:p>8.414401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.2482241">
                <text:p>12.2482241</text:p>
              </table:table-cell>
              <table:table-cell office:value-type="float" office:value="23.5824007">
                <text:p>23.582400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1.8042274">
                <text:p>11.8042274</text:p>
              </table:table-cell>
              <table:table-cell office:value-type="float" office:value="7.3248782">
                <text:p>7.324878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.8563935">
                <text:p>11.8563935</text:p>
              </table:table-cell>
              <table:table-cell office:value-type="float" office:value="7.1413428">
                <text:p>7.141342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.8988952">
                <text:p>10.8988952</text:p>
              </table:table-cell>
              <table:table-cell office:value-type="float" office:value="7.7425397">
                <text:p>7.742539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.3156749">
                <text:p>11.3156749</text:p>
              </table:table-cell>
              <table:table-cell office:value-type="float" office:value="7.67205">
                <text:p>7.6720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.609172">
                <text:p>9.609172</text:p>
              </table:table-cell>
              <table:table-cell office:value-type="float" office:value="18.5285137">
                <text:p>18.528513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.7062717">
                <text:p>12.7062717</text:p>
              </table:table-cell>
              <table:table-cell office:value-type="float" office:value="7.0241929">
                <text:p>7.024192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.7790509">
                <text:p>11.7790509</text:p>
              </table:table-cell>
              <table:table-cell office:value-type="float" office:value="7.4344938">
                <text:p>7.434493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.079709">
                <text:p>13.079709</text:p>
              </table:table-cell>
              <table:table-cell office:value-type="float" office:value="8.4126727">
                <text:p>8.412672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.0882877">
                <text:p>12.0882877</text:p>
              </table:table-cell>
              <table:table-cell office:value-type="float" office:value="7.404192">
                <text:p>7.40419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.4348841">
                <text:p>13.4348841</text:p>
              </table:table-cell>
              <table:table-cell office:value-type="float" office:value="7.9790648">
                <text:p>7.979064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1.06446">
                <text:p>11.06446</text:p>
              </table:table-cell>
              <table:table-cell office:value-type="float" office:value="22.5810825">
                <text:p>22.581082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.0740895">
                <text:p>13.0740895</text:p>
              </table:table-cell>
              <table:table-cell office:value-type="float" office:value="24.0694532">
                <text:p>24.069453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.9400612">
                <text:p>12.9400612</text:p>
              </table:table-cell>
              <table:table-cell office:value-type="float" office:value="7.3047049">
                <text:p>7.304704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.211303">
                <text:p>7.211303</text:p>
              </table:table-cell>
              <table:table-cell office:value-type="float" office:value="18.8694098">
                <text:p>18.869409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.1729548">
                <text:p>12.1729548</text:p>
              </table:table-cell>
              <table:table-cell office:value-type="float" office:value="6.6328051">
                <text:p>6.632805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1.2699449">
                <text:p>11.2699449</text:p>
              </table:table-cell>
              <table:table-cell office:value-type="float" office:value="7.6323029">
                <text:p>7.632302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.7865428">
                <text:p>11.7865428</text:p>
              </table:table-cell>
              <table:table-cell office:value-type="float" office:value="8.2490601">
                <text:p>8.24906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.282647">
                <text:p>13.282647</text:p>
              </table:table-cell>
              <table:table-cell office:value-type="float" office:value="8.0359625">
                <text:p>8.03596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.4091553">
                <text:p>12.4091553</text:p>
              </table:table-cell>
              <table:table-cell office:value-type="float" office:value="7.194729">
                <text:p>7.19472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.6455707">
                <text:p>11.6455707</text:p>
              </table:table-cell>
              <table:table-cell office:value-type="float" office:value="7.3710312">
                <text:p>7.371031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.0311045">
                <text:p>9.0311045</text:p>
              </table:table-cell>
              <table:table-cell office:value-type="float" office:value="19.4432798">
                <text:p>19.443279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1.0413346">
                <text:p>11.0413346</text:p>
              </table:table-cell>
              <table:table-cell office:value-type="float" office:value="23.048834">
                <text:p>23.04883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2.3484314">
                <text:p>12.3484314</text:p>
              </table:table-cell>
              <table:table-cell office:value-type="float" office:value="6.9955144">
                <text:p>6.995514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2.0603345">
                <text:p>12.0603345</text:p>
              </table:table-cell>
              <table:table-cell office:value-type="float" office:value="7.1252392">
                <text:p>7.125239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2.3048258">
                <text:p>12.3048258</text:p>
              </table:table-cell>
              <table:table-cell office:value-type="float" office:value="6.317128">
                <text:p>6.31712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.8638765">
                <text:p>11.8638765</text:p>
              </table:table-cell>
              <table:table-cell office:value-type="float" office:value="22.8227137">
                <text:p>22.822713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.7466312">
                <text:p>13.7466312</text:p>
              </table:table-cell>
              <table:table-cell office:value-type="float" office:value="7.055677">
                <text:p>7.05567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.7774238">
                <text:p>6.7774238</text:p>
              </table:table-cell>
              <table:table-cell office:value-type="float" office:value="19.0163144">
                <text:p>19.016314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2.1986083">
                <text:p>12.1986083</text:p>
              </table:table-cell>
              <table:table-cell office:value-type="float" office:value="7.0110885">
                <text:p>7.011088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3.2981964">
                <text:p>13.2981964</text:p>
              </table:table-cell>
              <table:table-cell office:value-type="float" office:value="7.62657">
                <text:p>7.6265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1.8274101">
                <text:p>11.8274101</text:p>
              </table:table-cell>
              <table:table-cell office:value-type="float" office:value="7.3685682">
                <text:p>7.368568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1.8851423">
                <text:p>11.8851423</text:p>
              </table:table-cell>
              <table:table-cell office:value-type="float" office:value="7.0613025">
                <text:p>7.06130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2.4041823">
                <text:p>12.4041823</text:p>
              </table:table-cell>
              <table:table-cell office:value-type="float" office:value="7.0564912">
                <text:p>7.056491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.2322384">
                <text:p>10.2322384</text:p>
              </table:table-cell>
              <table:table-cell office:value-type="float" office:value="18.6078269">
                <text:p>18.607826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.6538471">
                <text:p>8.6538471</text:p>
              </table:table-cell>
              <table:table-cell office:value-type="float" office:value="19.0794452">
                <text:p>19.079445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1.3770037">
                <text:p>11.3770037</text:p>
              </table:table-cell>
              <table:table-cell office:value-type="float" office:value="7.2577905">
                <text:p>7.257790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2.1900922">
                <text:p>12.1900922</text:p>
              </table:table-cell>
              <table:table-cell office:value-type="float" office:value="7.2891875">
                <text:p>7.289187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1.8389056">
                <text:p>11.8389056</text:p>
              </table:table-cell>
              <table:table-cell office:value-type="float" office:value="6.8367347">
                <text:p>6.836734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3.1202361">
                <text:p>13.1202361</text:p>
              </table:table-cell>
              <table:table-cell office:value-type="float" office:value="7.5148483">
                <text:p>7.514848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2.7047874">
                <text:p>12.7047874</text:p>
              </table:table-cell>
              <table:table-cell office:value-type="float" office:value="7.7034197">
                <text:p>7.703419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.8883248">
                <text:p>8.8883248</text:p>
              </table:table-cell>
              <table:table-cell office:value-type="float" office:value="18.747494">
                <text:p>18.74749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2.0293272">
                <text:p>12.0293272</text:p>
              </table:table-cell>
              <table:table-cell office:value-type="float" office:value="6.9013916">
                <text:p>6.901391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2.5855302">
                <text:p>12.5855302</text:p>
              </table:table-cell>
              <table:table-cell office:value-type="float" office:value="7.3808362">
                <text:p>7.380836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.280222">
                <text:p>14.280222</text:p>
              </table:table-cell>
              <table:table-cell office:value-type="float" office:value="6.0701634">
                <text:p>6.070163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2.9522341">
                <text:p>12.9522341</text:p>
              </table:table-cell>
              <table:table-cell office:value-type="float" office:value="7.6049823">
                <text:p>7.604982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3.4915812">
                <text:p>13.4915812</text:p>
              </table:table-cell>
              <table:table-cell office:value-type="float" office:value="7.484367">
                <text:p>7.48436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.136019">
                <text:p>14.136019</text:p>
              </table:table-cell>
              <table:table-cell office:value-type="float" office:value="6.8636485">
                <text:p>6.863648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.511062">
                <text:p>11.511062</text:p>
              </table:table-cell>
              <table:table-cell office:value-type="float" office:value="7.7675459">
                <text:p>7.767545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.1108425">
                <text:p>12.1108425</text:p>
              </table:table-cell>
              <table:table-cell office:value-type="float" office:value="8.573823">
                <text:p>8.57382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.2092845">
                <text:p>12.2092845</text:p>
              </table:table-cell>
              <table:table-cell office:value-type="float" office:value="24.0599722">
                <text:p>24.059972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.2723522">
                <text:p>8.2723522</text:p>
              </table:table-cell>
              <table:table-cell office:value-type="float" office:value="17.5292133">
                <text:p>17.52921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.9522263">
                <text:p>12.9522263</text:p>
              </table:table-cell>
              <table:table-cell office:value-type="float" office:value="7.4108258">
                <text:p>7.410825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1.6455128">
                <text:p>11.6455128</text:p>
              </table:table-cell>
              <table:table-cell office:value-type="float" office:value="7.2294316">
                <text:p>7.229431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.6806614">
                <text:p>12.6806614</text:p>
              </table:table-cell>
              <table:table-cell office:value-type="float" office:value="23.6080359">
                <text:p>23.608035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.4412192">
                <text:p>12.4412192</text:p>
              </table:table-cell>
              <table:table-cell office:value-type="float" office:value="23.0377963">
                <text:p>23.037796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.4928858">
                <text:p>8.4928858</text:p>
              </table:table-cell>
              <table:table-cell office:value-type="float" office:value="19.0550508">
                <text:p>19.055050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1.1905775">
                <text:p>11.1905775</text:p>
              </table:table-cell>
              <table:table-cell office:value-type="float" office:value="7.2917256">
                <text:p>7.291725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4.1326188">
                <text:p>14.1326188</text:p>
              </table:table-cell>
              <table:table-cell office:value-type="float" office:value="5.8257499">
                <text:p>5.825749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.9929099">
                <text:p>12.9929099</text:p>
              </table:table-cell>
              <table:table-cell office:value-type="float" office:value="7.4403268">
                <text:p>7.440326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.9963882">
                <text:p>8.9963882</text:p>
              </table:table-cell>
              <table:table-cell office:value-type="float" office:value="19.1439473">
                <text:p>19.143947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3.1927245">
                <text:p>13.1927245</text:p>
              </table:table-cell>
              <table:table-cell office:value-type="float" office:value="7.8897584">
                <text:p>7.889758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.8512258">
                <text:p>7.8512258</text:p>
              </table:table-cell>
              <table:table-cell office:value-type="float" office:value="20.1378955">
                <text:p>20.137895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3.7893591">
                <text:p>13.7893591</text:p>
              </table:table-cell>
              <table:table-cell office:value-type="float" office:value="6.8568924">
                <text:p>6.856892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.8476762">
                <text:p>8.8476762</text:p>
              </table:table-cell>
              <table:table-cell office:value-type="float" office:value="19.2243203">
                <text:p>19.224320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.1078363">
                <text:p>8.1078363</text:p>
              </table:table-cell>
              <table:table-cell office:value-type="float" office:value="17.9820088">
                <text:p>17.982008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.6403009">
                <text:p>12.6403009</text:p>
              </table:table-cell>
              <table:table-cell office:value-type="float" office:value="6.4137211">
                <text:p>6.413721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2.8852995">
                <text:p>12.8852995</text:p>
              </table:table-cell>
              <table:table-cell office:value-type="float" office:value="7.1307713">
                <text:p>7.130771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.2842444">
                <text:p>7.2842444</text:p>
              </table:table-cell>
              <table:table-cell office:value-type="float" office:value="19.3310763">
                <text:p>19.331076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.9585104">
                <text:p>6.9585104</text:p>
              </table:table-cell>
              <table:table-cell office:value-type="float" office:value="18.2185578">
                <text:p>18.218557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.8999907">
                <text:p>11.8999907</text:p>
              </table:table-cell>
              <table:table-cell office:value-type="float" office:value="7.8423939">
                <text:p>7.842393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2.9068236">
                <text:p>12.9068236</text:p>
              </table:table-cell>
              <table:table-cell office:value-type="float" office:value="8.5380202">
                <text:p>8.538020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.0076487">
                <text:p>12.0076487</text:p>
              </table:table-cell>
              <table:table-cell office:value-type="float" office:value="7.1539983">
                <text:p>7.153998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.1307039">
                <text:p>9.1307039</text:p>
              </table:table-cell>
              <table:table-cell office:value-type="float" office:value="18.8024585">
                <text:p>18.802458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2.6855284">
                <text:p>12.6855284</text:p>
              </table:table-cell>
              <table:table-cell office:value-type="float" office:value="7.4649325">
                <text:p>7.46493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2.3211724">
                <text:p>12.3211724</text:p>
              </table:table-cell>
              <table:table-cell office:value-type="float" office:value="7.4870805">
                <text:p>7.487080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2.0158527">
                <text:p>12.0158527</text:p>
              </table:table-cell>
              <table:table-cell office:value-type="float" office:value="7.2243243">
                <text:p>7.224324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.6453543">
                <text:p>7.6453543</text:p>
              </table:table-cell>
              <table:table-cell office:value-type="float" office:value="18.7884336">
                <text:p>18.788433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.8060843">
                <text:p>11.8060843</text:p>
              </table:table-cell>
              <table:table-cell office:value-type="float" office:value="8.2882847">
                <text:p>8.288284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.3629374">
                <text:p>8.3629374</text:p>
              </table:table-cell>
              <table:table-cell office:value-type="float" office:value="18.7424957">
                <text:p>18.742495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2.8912155">
                <text:p>12.8912155</text:p>
              </table:table-cell>
              <table:table-cell office:value-type="float" office:value="5.9936196">
                <text:p>5.993619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.2393789">
                <text:p>9.2393789</text:p>
              </table:table-cell>
              <table:table-cell office:value-type="float" office:value="18.6894691">
                <text:p>18.689469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2.1379451">
                <text:p>12.1379451</text:p>
              </table:table-cell>
              <table:table-cell office:value-type="float" office:value="7.8573388">
                <text:p>7.857338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2.9177511">
                <text:p>12.9177511</text:p>
              </table:table-cell>
              <table:table-cell office:value-type="float" office:value="22.9998315">
                <text:p>22.999831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.06284">
                <text:p>11.06284</text:p>
              </table:table-cell>
              <table:table-cell office:value-type="float" office:value="9.120923">
                <text:p>9.12092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2.2908731">
                <text:p>12.2908731</text:p>
              </table:table-cell>
              <table:table-cell office:value-type="float" office:value="6.6700575">
                <text:p>6.670057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.2786559">
                <text:p>13.2786559</text:p>
              </table:table-cell>
              <table:table-cell office:value-type="float" office:value="7.8454654">
                <text:p>7.845465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.0428271">
                <text:p>9.0428271</text:p>
              </table:table-cell>
              <table:table-cell office:value-type="float" office:value="18.590478">
                <text:p>18.59047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2.1388699">
                <text:p>12.1388699</text:p>
              </table:table-cell>
              <table:table-cell office:value-type="float" office:value="6.9926285">
                <text:p>6.992628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.7434962">
                <text:p>7.7434962</text:p>
              </table:table-cell>
              <table:table-cell office:value-type="float" office:value="19.4483726">
                <text:p>19.448372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2.7357557">
                <text:p>12.7357557</text:p>
              </table:table-cell>
              <table:table-cell office:value-type="float" office:value="7.7041857">
                <text:p>7.704185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.2692576">
                <text:p>9.2692576</text:p>
              </table:table-cell>
              <table:table-cell office:value-type="float" office:value="19.4608361">
                <text:p>19.460836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2.0118345">
                <text:p>12.0118345</text:p>
              </table:table-cell>
              <table:table-cell office:value-type="float" office:value="7.3838312">
                <text:p>7.383831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2.8554096">
                <text:p>12.8554096</text:p>
              </table:table-cell>
              <table:table-cell office:value-type="float" office:value="7.1846209">
                <text:p>7.184620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2.300974">
                <text:p>12.300974</text:p>
              </table:table-cell>
              <table:table-cell office:value-type="float" office:value="7.3052586">
                <text:p>7.305258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.5996766">
                <text:p>11.5996766</text:p>
              </table:table-cell>
              <table:table-cell office:value-type="float" office:value="7.5083955">
                <text:p>7.508395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.8640874">
                <text:p>11.8640874</text:p>
              </table:table-cell>
              <table:table-cell office:value-type="float" office:value="7.4830037">
                <text:p>7.483003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.4620022">
                <text:p>11.4620022</text:p>
              </table:table-cell>
              <table:table-cell office:value-type="float" office:value="24.1456226">
                <text:p>24.145622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.0863667">
                <text:p>11.0863667</text:p>
              </table:table-cell>
              <table:table-cell office:value-type="float" office:value="8.3652517">
                <text:p>8.365251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2.3456034">
                <text:p>12.3456034</text:p>
              </table:table-cell>
              <table:table-cell office:value-type="float" office:value="8.1455652">
                <text:p>8.145565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2.9554959">
                <text:p>12.9554959</text:p>
              </table:table-cell>
              <table:table-cell office:value-type="float" office:value="6.9365977">
                <text:p>6.936597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.0281183">
                <text:p>11.0281183</text:p>
              </table:table-cell>
              <table:table-cell office:value-type="float" office:value="8.4104475">
                <text:p>8.410447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.0793914">
                <text:p>9.0793914</text:p>
              </table:table-cell>
              <table:table-cell office:value-type="float" office:value="18.1925722">
                <text:p>18.192572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2.3751519">
                <text:p>12.3751519</text:p>
              </table:table-cell>
              <table:table-cell office:value-type="float" office:value="6.0132172">
                <text:p>6.013217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1.1273927">
                <text:p>11.1273927</text:p>
              </table:table-cell>
              <table:table-cell office:value-type="float" office:value="7.4106161">
                <text:p>7.410616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1.6927353">
                <text:p>11.6927353</text:p>
              </table:table-cell>
              <table:table-cell office:value-type="float" office:value="8.1292452">
                <text:p>8.129245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2.3980191">
                <text:p>12.3980191</text:p>
              </table:table-cell>
              <table:table-cell office:value-type="float" office:value="7.6758415">
                <text:p>7.675841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.9880317">
                <text:p>11.9880317</text:p>
              </table:table-cell>
              <table:table-cell office:value-type="float" office:value="22.2263892">
                <text:p>22.226389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.8373901">
                <text:p>11.8373901</text:p>
              </table:table-cell>
              <table:table-cell office:value-type="float" office:value="6.7270391">
                <text:p>6.727039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2.5519485">
                <text:p>12.5519485</text:p>
              </table:table-cell>
              <table:table-cell office:value-type="float" office:value="7.7307079">
                <text:p>7.730707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2.6841776">
                <text:p>12.6841776</text:p>
              </table:table-cell>
              <table:table-cell office:value-type="float" office:value="8.0488498">
                <text:p>8.048849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1.9050326">
                <text:p>11.9050326</text:p>
              </table:table-cell>
              <table:table-cell office:value-type="float" office:value="6.6698217">
                <text:p>6.669821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1.0472928">
                <text:p>11.0472928</text:p>
              </table:table-cell>
              <table:table-cell office:value-type="float" office:value="7.9757993">
                <text:p>7.975799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1.1958079">
                <text:p>11.1958079</text:p>
              </table:table-cell>
              <table:table-cell office:value-type="float" office:value="7.1311408">
                <text:p>7.131140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2.4439759">
                <text:p>12.4439759</text:p>
              </table:table-cell>
              <table:table-cell office:value-type="float" office:value="24.353734">
                <text:p>24.35373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.4323316">
                <text:p>11.4323316</text:p>
              </table:table-cell>
              <table:table-cell office:value-type="float" office:value="22.6044024">
                <text:p>22.604402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2.59242">
                <text:p>12.59242</text:p>
              </table:table-cell>
              <table:table-cell office:value-type="float" office:value="7.6402598">
                <text:p>7.640259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1.2654824">
                <text:p>11.2654824</text:p>
              </table:table-cell>
              <table:table-cell office:value-type="float" office:value="8.0913294">
                <text:p>8.091329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.1305314">
                <text:p>9.1305314</text:p>
              </table:table-cell>
              <table:table-cell office:value-type="float" office:value="18.6016733">
                <text:p>18.601673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1.2989188">
                <text:p>11.2989188</text:p>
              </table:table-cell>
              <table:table-cell office:value-type="float" office:value="7.473282">
                <text:p>7.47328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.392691">
                <text:p>8.392691</text:p>
              </table:table-cell>
              <table:table-cell office:value-type="float" office:value="18.4541002">
                <text:p>18.454100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2.2781706">
                <text:p>12.2781706</text:p>
              </table:table-cell>
              <table:table-cell office:value-type="float" office:value="7.6929402">
                <text:p>7.692940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2.0047565">
                <text:p>12.0047565</text:p>
              </table:table-cell>
              <table:table-cell office:value-type="float" office:value="7.1855465">
                <text:p>7.185546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.3909211">
                <text:p>11.3909211</text:p>
              </table:table-cell>
              <table:table-cell office:value-type="float" office:value="7.1267952">
                <text:p>7.126795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.6906784">
                <text:p>7.6906784</text:p>
              </table:table-cell>
              <table:table-cell office:value-type="float" office:value="20.0774979">
                <text:p>20.077497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2.2353221">
                <text:p>12.2353221</text:p>
              </table:table-cell>
              <table:table-cell office:value-type="float" office:value="7.9446524">
                <text:p>7.944652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2.8410499">
                <text:p>12.8410499</text:p>
              </table:table-cell>
              <table:table-cell office:value-type="float" office:value="7.3271414">
                <text:p>7.327141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3.3402063">
                <text:p>13.3402063</text:p>
              </table:table-cell>
              <table:table-cell office:value-type="float" office:value="7.1006894">
                <text:p>7.100689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2.0110423">
                <text:p>12.0110423</text:p>
              </table:table-cell>
              <table:table-cell office:value-type="float" office:value="7.1595791">
                <text:p>7.159579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.3798319">
                <text:p>10.3798319</text:p>
              </table:table-cell>
              <table:table-cell office:value-type="float" office:value="17.6323521">
                <text:p>17.632352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2.3731679">
                <text:p>12.3731679</text:p>
              </table:table-cell>
              <table:table-cell office:value-type="float" office:value="7.594014">
                <text:p>7.59401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1.3245216">
                <text:p>11.3245216</text:p>
              </table:table-cell>
              <table:table-cell office:value-type="float" office:value="7.2342356">
                <text:p>7.234235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1.7023183">
                <text:p>11.7023183</text:p>
              </table:table-cell>
              <table:table-cell office:value-type="float" office:value="7.9498071">
                <text:p>7.949807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1.4815885">
                <text:p>11.4815885</text:p>
              </table:table-cell>
              <table:table-cell office:value-type="float" office:value="7.9353638">
                <text:p>7.935363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1.3903452">
                <text:p>11.3903452</text:p>
              </table:table-cell>
              <table:table-cell office:value-type="float" office:value="23.5954299">
                <text:p>23.595429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2.5598079">
                <text:p>12.5598079</text:p>
              </table:table-cell>
              <table:table-cell office:value-type="float" office:value="7.2962693">
                <text:p>7.296269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2.0741441">
                <text:p>12.0741441</text:p>
              </table:table-cell>
              <table:table-cell office:value-type="float" office:value="7.5861928">
                <text:p>7.586192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.0657943">
                <text:p>10.0657943</text:p>
              </table:table-cell>
              <table:table-cell office:value-type="float" office:value="18.8089243">
                <text:p>18.808924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1.8417139">
                <text:p>11.8417139</text:p>
              </table:table-cell>
              <table:table-cell office:value-type="float" office:value="23.5458006">
                <text:p>23.545800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.6210276">
                <text:p>10.6210276</text:p>
              </table:table-cell>
              <table:table-cell office:value-type="float" office:value="6.992645">
                <text:p>6.99264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1.9438004">
                <text:p>11.9438004</text:p>
              </table:table-cell>
              <table:table-cell office:value-type="float" office:value="7.0056794">
                <text:p>7.005679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3.0556815">
                <text:p>13.0556815</text:p>
              </table:table-cell>
              <table:table-cell office:value-type="float" office:value="8.1744979">
                <text:p>8.174497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.3480368">
                <text:p>7.3480368</text:p>
              </table:table-cell>
              <table:table-cell office:value-type="float" office:value="18.246749">
                <text:p>18.24674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2.5432468">
                <text:p>12.5432468</text:p>
              </table:table-cell>
              <table:table-cell office:value-type="float" office:value="7.6110967">
                <text:p>7.611096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1.9622464">
                <text:p>11.9622464</text:p>
              </table:table-cell>
              <table:table-cell office:value-type="float" office:value="7.9444534">
                <text:p>7.944453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1.1834452">
                <text:p>11.1834452</text:p>
              </table:table-cell>
              <table:table-cell office:value-type="float" office:value="7.1554447">
                <text:p>7.155444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.5387958">
                <text:p>10.5387958</text:p>
              </table:table-cell>
              <table:table-cell office:value-type="float" office:value="7.6871393">
                <text:p>7.687139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3.2855662">
                <text:p>13.2855662</text:p>
              </table:table-cell>
              <table:table-cell office:value-type="float" office:value="6.8464174">
                <text:p>6.846417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1.2464841">
                <text:p>11.2464841</text:p>
              </table:table-cell>
              <table:table-cell office:value-type="float" office:value="6.5509274">
                <text:p>6.550927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2.1910912">
                <text:p>12.1910912</text:p>
              </table:table-cell>
              <table:table-cell office:value-type="float" office:value="8.1899782">
                <text:p>8.189978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3.5424083">
                <text:p>13.5424083</text:p>
              </table:table-cell>
              <table:table-cell office:value-type="float" office:value="23.8845269">
                <text:p>23.884526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2.0434829">
                <text:p>12.0434829</text:p>
              </table:table-cell>
              <table:table-cell office:value-type="float" office:value="7.3265178">
                <text:p>7.326517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.5474591">
                <text:p>7.5474591</text:p>
              </table:table-cell>
              <table:table-cell office:value-type="float" office:value="18.6367568">
                <text:p>18.636756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.4870635">
                <text:p>8.4870635</text:p>
              </table:table-cell>
              <table:table-cell office:value-type="float" office:value="19.0802412">
                <text:p>19.080241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.1274272">
                <text:p>11.1274272</text:p>
              </table:table-cell>
              <table:table-cell office:value-type="float" office:value="23.5680585">
                <text:p>23.568058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.1347362">
                <text:p>9.1347362</text:p>
              </table:table-cell>
              <table:table-cell office:value-type="float" office:value="18.2478232">
                <text:p>18.247823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2.0183379">
                <text:p>12.0183379</text:p>
              </table:table-cell>
              <table:table-cell office:value-type="float" office:value="23.6292058">
                <text:p>23.629205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.8396405">
                <text:p>10.8396405</text:p>
              </table:table-cell>
              <table:table-cell office:value-type="float" office:value="22.9516408">
                <text:p>22.951640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2.6761486">
                <text:p>12.6761486</text:p>
              </table:table-cell>
              <table:table-cell office:value-type="float" office:value="7.1095616">
                <text:p>7.109561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2.1093992">
                <text:p>12.1093992</text:p>
              </table:table-cell>
              <table:table-cell office:value-type="float" office:value="8.0397641">
                <text:p>8.039764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3.4823909">
                <text:p>13.4823909</text:p>
              </table:table-cell>
              <table:table-cell office:value-type="float" office:value="7.5262912">
                <text:p>7.526291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2.3260097">
                <text:p>12.3260097</text:p>
              </table:table-cell>
              <table:table-cell office:value-type="float" office:value="7.1391099">
                <text:p>7.139109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3.0438666">
                <text:p>13.0438666</text:p>
              </table:table-cell>
              <table:table-cell office:value-type="float" office:value="7.6449503">
                <text:p>7.644950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.332193">
                <text:p>9.332193</text:p>
              </table:table-cell>
              <table:table-cell office:value-type="float" office:value="18.7515964">
                <text:p>18.751596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.3667595">
                <text:p>8.3667595</text:p>
              </table:table-cell>
              <table:table-cell office:value-type="float" office:value="18.0407795">
                <text:p>18.040779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1.4952524">
                <text:p>11.4952524</text:p>
              </table:table-cell>
              <table:table-cell office:value-type="float" office:value="6.6984335">
                <text:p>6.698433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2.8892305">
                <text:p>12.8892305</text:p>
              </table:table-cell>
              <table:table-cell office:value-type="float" office:value="7.4687892">
                <text:p>7.468789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2.4979849">
                <text:p>12.4979849</text:p>
              </table:table-cell>
              <table:table-cell office:value-type="float" office:value="7.1654963">
                <text:p>7.165496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1.6302658">
                <text:p>11.6302658</text:p>
              </table:table-cell>
              <table:table-cell office:value-type="float" office:value="7.9314171">
                <text:p>7.931417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3.5786964">
                <text:p>13.5786964</text:p>
              </table:table-cell>
              <table:table-cell office:value-type="float" office:value="8.7561949">
                <text:p>8.756194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1.9164785">
                <text:p>11.9164785</text:p>
              </table:table-cell>
              <table:table-cell office:value-type="float" office:value="8.5086483">
                <text:p>8.508648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2.1755716">
                <text:p>12.1755716</text:p>
              </table:table-cell>
              <table:table-cell office:value-type="float" office:value="23.4127721">
                <text:p>23.412772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3.1686356">
                <text:p>13.1686356</text:p>
              </table:table-cell>
              <table:table-cell office:value-type="float" office:value="7.2320576">
                <text:p>7.232057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.0206326">
                <text:p>7.0206326</text:p>
              </table:table-cell>
              <table:table-cell office:value-type="float" office:value="18.3851914">
                <text:p>18.385191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.8361652">
                <text:p>10.8361652</text:p>
              </table:table-cell>
              <table:table-cell office:value-type="float" office:value="7.50769">
                <text:p>7.5076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1.2919324">
                <text:p>11.2919324</text:p>
              </table:table-cell>
              <table:table-cell office:value-type="float" office:value="6.9142819">
                <text:p>6.914281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1.2351555">
                <text:p>11.2351555</text:p>
              </table:table-cell>
              <table:table-cell office:value-type="float" office:value="7.6364226">
                <text:p>7.636422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.4091811">
                <text:p>10.4091811</text:p>
              </table:table-cell>
              <table:table-cell office:value-type="float" office:value="24.0000702">
                <text:p>24.000070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2.444896">
                <text:p>12.444896</text:p>
              </table:table-cell>
              <table:table-cell office:value-type="float" office:value="7.7622313">
                <text:p>7.762231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1.6531554">
                <text:p>11.6531554</text:p>
              </table:table-cell>
              <table:table-cell office:value-type="float" office:value="22.8961858">
                <text:p>22.896185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.5991325">
                <text:p>6.5991325</text:p>
              </table:table-cell>
              <table:table-cell office:value-type="float" office:value="19.024678">
                <text:p>19.02467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1.129454">
                <text:p>11.129454</text:p>
              </table:table-cell>
              <table:table-cell office:value-type="float" office:value="7.5676552">
                <text:p>7.567655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2.0767708">
                <text:p>12.0767708</text:p>
              </table:table-cell>
              <table:table-cell office:value-type="float" office:value="7.6327387">
                <text:p>7.632738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.2889206">
                <text:p>8.2889206</text:p>
              </table:table-cell>
              <table:table-cell office:value-type="float" office:value="18.4747258">
                <text:p>18.474725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2.98383">
                <text:p>12.98383</text:p>
              </table:table-cell>
              <table:table-cell office:value-type="float" office:value="7.4508438">
                <text:p>7.450843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1.9354911">
                <text:p>11.9354911</text:p>
              </table:table-cell>
              <table:table-cell office:value-type="float" office:value="23.8614303">
                <text:p>23.861430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1.5564778">
                <text:p>11.5564778</text:p>
              </table:table-cell>
              <table:table-cell office:value-type="float" office:value="22.2674762">
                <text:p>22.267476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2.9643177">
                <text:p>12.9643177</text:p>
              </table:table-cell>
              <table:table-cell office:value-type="float" office:value="7.0966868">
                <text:p>7.096686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2.5403972">
                <text:p>12.5403972</text:p>
              </table:table-cell>
              <table:table-cell office:value-type="float" office:value="6.495383">
                <text:p>6.49538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3.7335476">
                <text:p>13.7335476</text:p>
              </table:table-cell>
              <table:table-cell office:value-type="float" office:value="7.0558034">
                <text:p>7.055803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.0838814">
                <text:p>9.0838814</text:p>
              </table:table-cell>
              <table:table-cell office:value-type="float" office:value="17.2628884">
                <text:p>17.262888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.4798955">
                <text:p>8.4798955</text:p>
              </table:table-cell>
              <table:table-cell office:value-type="float" office:value="18.6950956">
                <text:p>18.695095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.6846602">
                <text:p>8.6846602</text:p>
              </table:table-cell>
              <table:table-cell office:value-type="float" office:value="18.4108282">
                <text:p>18.410828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3.1980214">
                <text:p>13.1980214</text:p>
              </table:table-cell>
              <table:table-cell office:value-type="float" office:value="22.6267151">
                <text:p>22.626715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2.963081">
                <text:p>12.963081</text:p>
              </table:table-cell>
              <table:table-cell office:value-type="float" office:value="7.6038318">
                <text:p>7.603831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.1612481">
                <text:p>12.1612481</text:p>
              </table:table-cell>
              <table:table-cell office:value-type="float" office:value="7.0261743">
                <text:p>7.026174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3.1014253">
                <text:p>13.1014253</text:p>
              </table:table-cell>
              <table:table-cell office:value-type="float" office:value="7.1095472">
                <text:p>7.109547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3.0218168">
                <text:p>13.0218168</text:p>
              </table:table-cell>
              <table:table-cell office:value-type="float" office:value="7.9619136">
                <text:p>7.961913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.4182042">
                <text:p>8.4182042</text:p>
              </table:table-cell>
              <table:table-cell office:value-type="float" office:value="18.5069324">
                <text:p>18.506932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1.1177652">
                <text:p>11.1177652</text:p>
              </table:table-cell>
              <table:table-cell office:value-type="float" office:value="8.2454268">
                <text:p>8.245426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2.2723945">
                <text:p>12.2723945</text:p>
              </table:table-cell>
              <table:table-cell office:value-type="float" office:value="6.816677">
                <text:p>6.81667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1.5692222">
                <text:p>11.5692222</text:p>
              </table:table-cell>
              <table:table-cell office:value-type="float" office:value="7.8185588">
                <text:p>7.818558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.1410982">
                <text:p>8.1410982</text:p>
              </table:table-cell>
              <table:table-cell office:value-type="float" office:value="18.8098961">
                <text:p>18.809896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.3589618">
                <text:p>8.3589618</text:p>
              </table:table-cell>
              <table:table-cell office:value-type="float" office:value="19.3677525">
                <text:p>19.367752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2.0648104">
                <text:p>12.0648104</text:p>
              </table:table-cell>
              <table:table-cell office:value-type="float" office:value="6.6678792">
                <text:p>6.667879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1.6054177">
                <text:p>11.6054177</text:p>
              </table:table-cell>
              <table:table-cell office:value-type="float" office:value="22.6929754">
                <text:p>22.692975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.7624623">
                <text:p>8.7624623</text:p>
              </table:table-cell>
              <table:table-cell office:value-type="float" office:value="18.5703594">
                <text:p>18.570359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3.1932953">
                <text:p>13.1932953</text:p>
              </table:table-cell>
              <table:table-cell office:value-type="float" office:value="6.3396905">
                <text:p>6.339690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1.5839365">
                <text:p>11.5839365</text:p>
              </table:table-cell>
              <table:table-cell office:value-type="float" office:value="7.4317913">
                <text:p>7.431791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2.1536061">
                <text:p>12.1536061</text:p>
              </table:table-cell>
              <table:table-cell office:value-type="float" office:value="7.1666496">
                <text:p>7.166649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2.936334">
                <text:p>12.936334</text:p>
              </table:table-cell>
              <table:table-cell office:value-type="float" office:value="6.7415383">
                <text:p>6.741538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.2831189">
                <text:p>9.2831189</text:p>
              </table:table-cell>
              <table:table-cell office:value-type="float" office:value="19.764796">
                <text:p>19.76479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1.3455733">
                <text:p>11.3455733</text:p>
              </table:table-cell>
              <table:table-cell office:value-type="float" office:value="6.749132">
                <text:p>6.74913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.5392579">
                <text:p>7.5392579</text:p>
              </table:table-cell>
              <table:table-cell office:value-type="float" office:value="19.1857506">
                <text:p>19.185750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2.409248">
                <text:p>12.409248</text:p>
              </table:table-cell>
              <table:table-cell office:value-type="float" office:value="7.5528198">
                <text:p>7.552819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2.1530542">
                <text:p>12.1530542</text:p>
              </table:table-cell>
              <table:table-cell office:value-type="float" office:value="24.1301958">
                <text:p>24.130195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.0420907">
                <text:p>9.0420907</text:p>
              </table:table-cell>
              <table:table-cell office:value-type="float" office:value="18.3904142">
                <text:p>18.390414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.7081905">
                <text:p>7.7081905</text:p>
              </table:table-cell>
              <table:table-cell office:value-type="float" office:value="19.1477286">
                <text:p>19.147728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2.8127428">
                <text:p>12.8127428</text:p>
              </table:table-cell>
              <table:table-cell office:value-type="float" office:value="7.5780764">
                <text:p>7.578076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.4905252">
                <text:p>8.4905252</text:p>
              </table:table-cell>
              <table:table-cell office:value-type="float" office:value="17.6929889">
                <text:p>17.692988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.1727371">
                <text:p>8.1727371</text:p>
              </table:table-cell>
              <table:table-cell office:value-type="float" office:value="17.5620401">
                <text:p>17.562040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3.2243692">
                <text:p>13.2243692</text:p>
              </table:table-cell>
              <table:table-cell office:value-type="float" office:value="6.977337">
                <text:p>6.97733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.8855346">
                <text:p>7.8855346</text:p>
              </table:table-cell>
              <table:table-cell office:value-type="float" office:value="18.6590004">
                <text:p>18.659000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2.4845738">
                <text:p>12.4845738</text:p>
              </table:table-cell>
              <table:table-cell office:value-type="float" office:value="7.441851">
                <text:p>7.44185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.9924277">
                <text:p>7.9924277</text:p>
              </table:table-cell>
              <table:table-cell office:value-type="float" office:value="19.4522367">
                <text:p>19.452236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.6987588">
                <text:p>7.6987588</text:p>
              </table:table-cell>
              <table:table-cell office:value-type="float" office:value="18.569939">
                <text:p>18.56993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.3373618">
                <text:p>8.3373618</text:p>
              </table:table-cell>
              <table:table-cell office:value-type="float" office:value="18.9763117">
                <text:p>18.976311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.3637322">
                <text:p>8.3637322</text:p>
              </table:table-cell>
              <table:table-cell office:value-type="float" office:value="18.0611888">
                <text:p>18.061188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.379253">
                <text:p>7.379253</text:p>
              </table:table-cell>
              <table:table-cell office:value-type="float" office:value="19.4564107">
                <text:p>19.456410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2.6764569">
                <text:p>12.6764569</text:p>
              </table:table-cell>
              <table:table-cell office:value-type="float" office:value="7.703869">
                <text:p>7.70386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2.2202419">
                <text:p>12.2202419</text:p>
              </table:table-cell>
              <table:table-cell office:value-type="float" office:value="8.8072181">
                <text:p>8.807218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1.127115">
                <text:p>11.127115</text:p>
              </table:table-cell>
              <table:table-cell office:value-type="float" office:value="7.7342011">
                <text:p>7.734201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1.6918458">
                <text:p>11.6918458</text:p>
              </table:table-cell>
              <table:table-cell office:value-type="float" office:value="6.9717561">
                <text:p>6.971756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1.552914">
                <text:p>11.552914</text:p>
              </table:table-cell>
              <table:table-cell office:value-type="float" office:value="7.2307411">
                <text:p>7.230741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2.1701007">
                <text:p>12.1701007</text:p>
              </table:table-cell>
              <table:table-cell office:value-type="float" office:value="7.7488036">
                <text:p>7.748803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.9072761">
                <text:p>12.9072761</text:p>
              </table:table-cell>
              <table:table-cell office:value-type="float" office:value="7.1392528">
                <text:p>7.139252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.3641218">
                <text:p>7.3641218</text:p>
              </table:table-cell>
              <table:table-cell office:value-type="float" office:value="18.7283471">
                <text:p>18.728347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1.3502909">
                <text:p>11.3502909</text:p>
              </table:table-cell>
              <table:table-cell office:value-type="float" office:value="22.2866851">
                <text:p>22.286685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1.5830702">
                <text:p>11.5830702</text:p>
              </table:table-cell>
              <table:table-cell office:value-type="float" office:value="8.0000086">
                <text:p>8.000008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.6598868">
                <text:p>9.6598868</text:p>
              </table:table-cell>
              <table:table-cell office:value-type="float" office:value="18.6275227">
                <text:p>18.627522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2.2083432">
                <text:p>12.2083432</text:p>
              </table:table-cell>
              <table:table-cell office:value-type="float" office:value="7.6002196">
                <text:p>7.600219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3.4319697">
                <text:p>13.4319697</text:p>
              </table:table-cell>
              <table:table-cell office:value-type="float" office:value="7.8220588">
                <text:p>7.822058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2.1363571">
                <text:p>12.1363571</text:p>
              </table:table-cell>
              <table:table-cell office:value-type="float" office:value="8.4830721">
                <text:p>8.483072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1.9537982">
                <text:p>11.9537982</text:p>
              </table:table-cell>
              <table:table-cell office:value-type="float" office:value="7.9526422">
                <text:p>7.952642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1.4066995">
                <text:p>11.4066995</text:p>
              </table:table-cell>
              <table:table-cell office:value-type="float" office:value="8.1577256">
                <text:p>8.157725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2.5422075">
                <text:p>12.5422075</text:p>
              </table:table-cell>
              <table:table-cell office:value-type="float" office:value="6.8084702">
                <text:p>6.808470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1.6238512">
                <text:p>11.6238512</text:p>
              </table:table-cell>
              <table:table-cell office:value-type="float" office:value="6.4191541">
                <text:p>6.419154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2.3970972">
                <text:p>12.3970972</text:p>
              </table:table-cell>
              <table:table-cell office:value-type="float" office:value="7.5015948">
                <text:p>7.501594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3.575008">
                <text:p>13.575008</text:p>
              </table:table-cell>
              <table:table-cell office:value-type="float" office:value="7.8706144">
                <text:p>7.870614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9.0849632">
                <text:p>9.0849632</text:p>
              </table:table-cell>
              <table:table-cell office:value-type="float" office:value="18.0821621">
                <text:p>18.082162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1.2164852">
                <text:p>11.2164852</text:p>
              </table:table-cell>
              <table:table-cell office:value-type="float" office:value="7.4052617">
                <text:p>7.405261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1.2783392">
                <text:p>11.2783392</text:p>
              </table:table-cell>
              <table:table-cell office:value-type="float" office:value="22.9164192">
                <text:p>22.916419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.6782822">
                <text:p>7.6782822</text:p>
              </table:table-cell>
              <table:table-cell office:value-type="float" office:value="19.8041717">
                <text:p>19.804171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9.2557293">
                <text:p>9.2557293</text:p>
              </table:table-cell>
              <table:table-cell office:value-type="float" office:value="18.8259497">
                <text:p>18.825949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2.7459038">
                <text:p>12.7459038</text:p>
              </table:table-cell>
              <table:table-cell office:value-type="float" office:value="6.9162365">
                <text:p>6.916236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2.4377193">
                <text:p>12.4377193</text:p>
              </table:table-cell>
              <table:table-cell office:value-type="float" office:value="7.0060747">
                <text:p>7.006074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2.0371787">
                <text:p>12.0371787</text:p>
              </table:table-cell>
              <table:table-cell office:value-type="float" office:value="7.9475012">
                <text:p>7.947501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2.893419">
                <text:p>12.893419</text:p>
              </table:table-cell>
              <table:table-cell office:value-type="float" office:value="23.3026608">
                <text:p>23.302660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.488033">
                <text:p>8.488033</text:p>
              </table:table-cell>
              <table:table-cell office:value-type="float" office:value="18.0986204">
                <text:p>18.098620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2.737082">
                <text:p>12.737082</text:p>
              </table:table-cell>
              <table:table-cell office:value-type="float" office:value="7.0583632">
                <text:p>7.058363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2.621141">
                <text:p>12.621141</text:p>
              </table:table-cell>
              <table:table-cell office:value-type="float" office:value="7.4946862">
                <text:p>7.494686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.5806022">
                <text:p>8.5806022</text:p>
              </table:table-cell>
              <table:table-cell office:value-type="float" office:value="18.7051427">
                <text:p>18.705142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1.4910764">
                <text:p>11.4910764</text:p>
              </table:table-cell>
              <table:table-cell office:value-type="float" office:value="8.2579825">
                <text:p>8.257982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2.2947708">
                <text:p>12.2947708</text:p>
              </table:table-cell>
              <table:table-cell office:value-type="float" office:value="7.4265696">
                <text:p>7.426569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1.683834">
                <text:p>11.683834</text:p>
              </table:table-cell>
              <table:table-cell office:value-type="float" office:value="7.1949385">
                <text:p>7.194938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1.3729884">
                <text:p>11.3729884</text:p>
              </table:table-cell>
              <table:table-cell office:value-type="float" office:value="7.4065204">
                <text:p>7.406520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1.9999808">
                <text:p>11.9999808</text:p>
              </table:table-cell>
              <table:table-cell office:value-type="float" office:value="7.2028013">
                <text:p>7.202801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2.0675745">
                <text:p>12.0675745</text:p>
              </table:table-cell>
              <table:table-cell office:value-type="float" office:value="23.1114223">
                <text:p>23.111422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1.1546428">
                <text:p>11.1546428</text:p>
              </table:table-cell>
              <table:table-cell office:value-type="float" office:value="8.2932147">
                <text:p>8.293214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2.2767252">
                <text:p>12.2767252</text:p>
              </table:table-cell>
              <table:table-cell office:value-type="float" office:value="6.9556353">
                <text:p>6.955635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2.1237273">
                <text:p>12.1237273</text:p>
              </table:table-cell>
              <table:table-cell office:value-type="float" office:value="6.4833355">
                <text:p>6.483335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1.6567309">
                <text:p>11.6567309</text:p>
              </table:table-cell>
              <table:table-cell office:value-type="float" office:value="7.5688512">
                <text:p>7.568851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2.1423726">
                <text:p>12.1423726</text:p>
              </table:table-cell>
              <table:table-cell office:value-type="float" office:value="7.0205545">
                <text:p>7.020554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9.351969">
                <text:p>9.351969</text:p>
              </table:table-cell>
              <table:table-cell office:value-type="float" office:value="18.3315427">
                <text:p>18.331542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2.2059136">
                <text:p>12.2059136</text:p>
              </table:table-cell>
              <table:table-cell office:value-type="float" office:value="6.7706779">
                <text:p>6.770677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8.1709481">
                <text:p>8.1709481</text:p>
              </table:table-cell>
              <table:table-cell office:value-type="float" office:value="19.0938747">
                <text:p>19.093874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2.6583069">
                <text:p>12.6583069</text:p>
              </table:table-cell>
              <table:table-cell office:value-type="float" office:value="7.3813761">
                <text:p>7.381376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2.0349944">
                <text:p>12.0349944</text:p>
              </table:table-cell>
              <table:table-cell office:value-type="float" office:value="7.9338295">
                <text:p>7.933829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3.0530264">
                <text:p>13.0530264</text:p>
              </table:table-cell>
              <table:table-cell office:value-type="float" office:value="6.9341498">
                <text:p>6.934149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.223757">
                <text:p>8.223757</text:p>
              </table:table-cell>
              <table:table-cell office:value-type="float" office:value="19.8207217">
                <text:p>19.820721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1.845572">
                <text:p>11.845572</text:p>
              </table:table-cell>
              <table:table-cell office:value-type="float" office:value="6.4284048">
                <text:p>6.428404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1.5741855">
                <text:p>11.5741855</text:p>
              </table:table-cell>
              <table:table-cell office:value-type="float" office:value="22.2108468">
                <text:p>22.210846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2.167662">
                <text:p>12.167662</text:p>
              </table:table-cell>
              <table:table-cell office:value-type="float" office:value="7.9789317">
                <text:p>7.978931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1.7440477">
                <text:p>11.7440477</text:p>
              </table:table-cell>
              <table:table-cell office:value-type="float" office:value="8.1001928">
                <text:p>8.100192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3.1763286">
                <text:p>13.1763286</text:p>
              </table:table-cell>
              <table:table-cell office:value-type="float" office:value="7.1183213">
                <text:p>7.118321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3.2496068">
                <text:p>13.2496068</text:p>
              </table:table-cell>
              <table:table-cell office:value-type="float" office:value="8.2210856">
                <text:p>8.221085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1.1131645">
                <text:p>11.1131645</text:p>
              </table:table-cell>
              <table:table-cell office:value-type="float" office:value="7.8980974">
                <text:p>7.898097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9.5434897">
                <text:p>9.5434897</text:p>
              </table:table-cell>
              <table:table-cell office:value-type="float" office:value="18.4232491">
                <text:p>18.423249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.019486">
                <text:p>8.019486</text:p>
              </table:table-cell>
              <table:table-cell office:value-type="float" office:value="18.8175038">
                <text:p>18.817503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3.1048026">
                <text:p>13.1048026</text:p>
              </table:table-cell>
              <table:table-cell office:value-type="float" office:value="7.9379706">
                <text:p>7.937970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1.7049041">
                <text:p>11.7049041</text:p>
              </table:table-cell>
              <table:table-cell office:value-type="float" office:value="7.0213484">
                <text:p>7.021348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1.5403503">
                <text:p>11.5403503</text:p>
              </table:table-cell>
              <table:table-cell office:value-type="float" office:value="6.8257556">
                <text:p>6.825755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1.1560021">
                <text:p>11.1560021</text:p>
              </table:table-cell>
              <table:table-cell office:value-type="float" office:value="7.7404516">
                <text:p>7.740451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1.1661141">
                <text:p>11.1661141</text:p>
              </table:table-cell>
              <table:table-cell office:value-type="float" office:value="7.2861375">
                <text:p>7.286137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3.3816837">
                <text:p>13.3816837</text:p>
              </table:table-cell>
              <table:table-cell office:value-type="float" office:value="5.9980467">
                <text:p>5.998046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1.6690596">
                <text:p>11.6690596</text:p>
              </table:table-cell>
              <table:table-cell office:value-type="float" office:value="23.1164237">
                <text:p>23.116423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.9990392">
                <text:p>10.9990392</text:p>
              </table:table-cell>
              <table:table-cell office:value-type="float" office:value="6.7839323">
                <text:p>6.783932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2.4835989">
                <text:p>12.4835989</text:p>
              </table:table-cell>
              <table:table-cell office:value-type="float" office:value="8.6034205">
                <text:p>8.603420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2.0179896">
                <text:p>12.0179896</text:p>
              </table:table-cell>
              <table:table-cell office:value-type="float" office:value="22.8003407">
                <text:p>22.800340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.6415178">
                <text:p>11.6415178</text:p>
              </table:table-cell>
              <table:table-cell office:value-type="float" office:value="6.7053904">
                <text:p>6.705390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8.6628003">
                <text:p>8.6628003</text:p>
              </table:table-cell>
              <table:table-cell office:value-type="float" office:value="18.9497112">
                <text:p>18.949711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8.5341948">
                <text:p>8.5341948</text:p>
              </table:table-cell>
              <table:table-cell office:value-type="float" office:value="19.0137391">
                <text:p>19.013739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8.5953586">
                <text:p>8.5953586</text:p>
              </table:table-cell>
              <table:table-cell office:value-type="float" office:value="18.8542427">
                <text:p>18.854242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2.9305546">
                <text:p>12.9305546</text:p>
              </table:table-cell>
              <table:table-cell office:value-type="float" office:value="7.970414">
                <text:p>7.97041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2.6637177">
                <text:p>12.6637177</text:p>
              </table:table-cell>
              <table:table-cell office:value-type="float" office:value="7.4752621">
                <text:p>7.475262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0.4469742">
                <text:p>10.4469742</text:p>
              </table:table-cell>
              <table:table-cell office:value-type="float" office:value="8.2962488">
                <text:p>8.296248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2.2269244">
                <text:p>12.2269244</text:p>
              </table:table-cell>
              <table:table-cell office:value-type="float" office:value="24.2391634">
                <text:p>24.239163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2.8875524">
                <text:p>12.8875524</text:p>
              </table:table-cell>
              <table:table-cell office:value-type="float" office:value="7.3743112">
                <text:p>7.374311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2.3666528">
                <text:p>12.3666528</text:p>
              </table:table-cell>
              <table:table-cell office:value-type="float" office:value="7.7984173">
                <text:p>7.798417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2.7206561">
                <text:p>12.7206561</text:p>
              </table:table-cell>
              <table:table-cell office:value-type="float" office:value="6.8057873">
                <text:p>6.805787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0.939064">
                <text:p>10.939064</text:p>
              </table:table-cell>
              <table:table-cell office:value-type="float" office:value="6.945852">
                <text:p>6.94585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9.3164337">
                <text:p>9.3164337</text:p>
              </table:table-cell>
              <table:table-cell office:value-type="float" office:value="18.907185">
                <text:p>18.90718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2.8364341">
                <text:p>12.8364341</text:p>
              </table:table-cell>
              <table:table-cell office:value-type="float" office:value="7.0834579">
                <text:p>7.083457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3.3808195">
                <text:p>13.3808195</text:p>
              </table:table-cell>
              <table:table-cell office:value-type="float" office:value="6.5027948">
                <text:p>6.502794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2.9877983">
                <text:p>12.9877983</text:p>
              </table:table-cell>
              <table:table-cell office:value-type="float" office:value="7.4237189">
                <text:p>7.423718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8.4126131">
                <text:p>8.4126131</text:p>
              </table:table-cell>
              <table:table-cell office:value-type="float" office:value="18.7712081">
                <text:p>18.771208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3.2116784">
                <text:p>13.2116784</text:p>
              </table:table-cell>
              <table:table-cell office:value-type="float" office:value="6.7897818">
                <text:p>6.789781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2.2515375">
                <text:p>12.2515375</text:p>
              </table:table-cell>
              <table:table-cell office:value-type="float" office:value="6.5353688">
                <text:p>6.535368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.8661517">
                <text:p>11.8661517</text:p>
              </table:table-cell>
              <table:table-cell office:value-type="float" office:value="8.1388366">
                <text:p>8.138836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3.4550178">
                <text:p>13.4550178</text:p>
              </table:table-cell>
              <table:table-cell office:value-type="float" office:value="7.6716734">
                <text:p>7.671673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.2902534">
                <text:p>11.2902534</text:p>
              </table:table-cell>
              <table:table-cell office:value-type="float" office:value="24.0326212">
                <text:p>24.032621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.4515415">
                <text:p>11.4515415</text:p>
              </table:table-cell>
              <table:table-cell office:value-type="float" office:value="6.509523">
                <text:p>6.50952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3.7439737">
                <text:p>13.7439737</text:p>
              </table:table-cell>
              <table:table-cell office:value-type="float" office:value="7.5343612">
                <text:p>7.534361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.6899813">
                <text:p>11.6899813</text:p>
              </table:table-cell>
              <table:table-cell office:value-type="float" office:value="24.1477635">
                <text:p>24.147763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2.2700327">
                <text:p>12.2700327</text:p>
              </table:table-cell>
              <table:table-cell office:value-type="float" office:value="7.0671286">
                <text:p>7.067128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2.1796794">
                <text:p>12.1796794</text:p>
              </table:table-cell>
              <table:table-cell office:value-type="float" office:value="6.5758272">
                <text:p>6.575827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2.721992">
                <text:p>12.721992</text:p>
              </table:table-cell>
              <table:table-cell office:value-type="float" office:value="8.0075425">
                <text:p>8.007542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9.2216269">
                <text:p>9.2216269</text:p>
              </table:table-cell>
              <table:table-cell office:value-type="float" office:value="19.5511028">
                <text:p>19.551102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8.5135514">
                <text:p>8.5135514</text:p>
              </table:table-cell>
              <table:table-cell office:value-type="float" office:value="19.6878769">
                <text:p>19.687876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2.8285475">
                <text:p>12.8285475</text:p>
              </table:table-cell>
              <table:table-cell office:value-type="float" office:value="7.102146">
                <text:p>7.10214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.8326905">
                <text:p>11.8326905</text:p>
              </table:table-cell>
              <table:table-cell office:value-type="float" office:value="7.3620418">
                <text:p>7.362041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3.0740569">
                <text:p>13.0740569</text:p>
              </table:table-cell>
              <table:table-cell office:value-type="float" office:value="23.2321974">
                <text:p>23.232197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3.2059528">
                <text:p>13.2059528</text:p>
              </table:table-cell>
              <table:table-cell office:value-type="float" office:value="23.5947283">
                <text:p>23.594728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.4592798">
                <text:p>11.4592798</text:p>
              </table:table-cell>
              <table:table-cell office:value-type="float" office:value="23.0527074">
                <text:p>23.052707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.462286">
                <text:p>8.462286</text:p>
              </table:table-cell>
              <table:table-cell office:value-type="float" office:value="19.0641335">
                <text:p>19.064133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2.410958">
                <text:p>12.410958</text:p>
              </table:table-cell>
              <table:table-cell office:value-type="float" office:value="7.2004625">
                <text:p>7.200462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2.2086422">
                <text:p>12.2086422</text:p>
              </table:table-cell>
              <table:table-cell office:value-type="float" office:value="7.6349854">
                <text:p>7.634985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.6814417">
                <text:p>11.6814417</text:p>
              </table:table-cell>
              <table:table-cell office:value-type="float" office:value="7.8752185">
                <text:p>7.875218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.2430563">
                <text:p>11.2430563</text:p>
              </table:table-cell>
              <table:table-cell office:value-type="float" office:value="7.3397478">
                <text:p>7.339747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2.0693329">
                <text:p>12.0693329</text:p>
              </table:table-cell>
              <table:table-cell office:value-type="float" office:value="8.5936958">
                <text:p>8.593695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2.9917333">
                <text:p>12.9917333</text:p>
              </table:table-cell>
              <table:table-cell office:value-type="float" office:value="7.7018388">
                <text:p>7.701838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.7753136">
                <text:p>11.7753136</text:p>
              </table:table-cell>
              <table:table-cell office:value-type="float" office:value="23.3055614">
                <text:p>23.305561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.7901401">
                <text:p>11.7901401</text:p>
              </table:table-cell>
              <table:table-cell office:value-type="float" office:value="7.4735958">
                <text:p>7.473595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.0369336">
                <text:p>11.0369336</text:p>
              </table:table-cell>
              <table:table-cell office:value-type="float" office:value="7.2034277">
                <text:p>7.203427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.238012">
                <text:p>11.238012</text:p>
              </table:table-cell>
              <table:table-cell office:value-type="float" office:value="23.6551129">
                <text:p>23.655112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2.753805">
                <text:p>12.753805</text:p>
              </table:table-cell>
              <table:table-cell office:value-type="float" office:value="6.9264088">
                <text:p>6.926408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2.1525784">
                <text:p>12.1525784</text:p>
              </table:table-cell>
              <table:table-cell office:value-type="float" office:value="6.8798827">
                <text:p>6.879882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4.2320737">
                <text:p>14.2320737</text:p>
              </table:table-cell>
              <table:table-cell office:value-type="float" office:value="7.3715064">
                <text:p>7.371506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1.7725456">
                <text:p>11.7725456</text:p>
              </table:table-cell>
              <table:table-cell office:value-type="float" office:value="23.9390713">
                <text:p>23.939071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3.558497">
                <text:p>13.558497</text:p>
              </table:table-cell>
              <table:table-cell office:value-type="float" office:value="5.9939197">
                <text:p>5.993919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9.1889947">
                <text:p>9.1889947</text:p>
              </table:table-cell>
              <table:table-cell office:value-type="float" office:value="18.5009359">
                <text:p>18.500935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1.8823088">
                <text:p>11.8823088</text:p>
              </table:table-cell>
              <table:table-cell office:value-type="float" office:value="6.4551471">
                <text:p>6.455147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3.4298647">
                <text:p>13.4298647</text:p>
              </table:table-cell>
              <table:table-cell office:value-type="float" office:value="7.3247723">
                <text:p>7.324772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.7192045">
                <text:p>12.7192045</text:p>
              </table:table-cell>
              <table:table-cell office:value-type="float" office:value="7.7407985">
                <text:p>7.74079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Linux_X86_64 LibreOffice_project/5ee70f9e60a556cf41458d71cbfa54885591385a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